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styles.xml" manifest:media-type="text/xml"/>
  <manifest:file-entry manifest:full-path="Object 27/Pictures/100000000000000800000008780741DCFA39C431.png" manifest:media-type="image/png"/>
  <manifest:file-entry manifest:full-path="Object 27/Pictures/100000000000000800000008DD56054D5617275E.png" manifest:media-type="image/png"/>
  <manifest:file-entry manifest:full-path="Object 27/Pictures/1000000000000008000000081D740C3B6432AA10.png" manifest:media-type="image/png"/>
  <manifest:file-entry manifest:full-path="Object 27/Pictures/100000000000000800000008252FB98320ABC082.png" manifest:media-type="image/png"/>
  <manifest:file-entry manifest:full-path="Object 27/Pictures/10000000000000080000000815FF01BEBAE78E3B.png" manifest:media-type="image/png"/>
  <manifest:file-entry manifest:full-path="Object 27/Pictures/100000000000000800000008C02E332934F3A86E.png" manifest:media-type="image/png"/>
  <manifest:file-entry manifest:full-path="Object 27/Pictures/100000000000000800000008DFD22AA4186A192F.png" manifest:media-type="image/png"/>
  <manifest:file-entry manifest:full-path="Object 27/Pictures/100000000000000800000008E35858214210B2FA.png" manifest:media-type="image/png"/>
  <manifest:file-entry manifest:full-path="Object 27/Pictures/100000000000000800000008263DB7318DA90B83.png" manifest:media-type="image/png"/>
  <manifest:file-entry manifest:full-path="Object 27/Pictures/10000000000000080000000855D00442764E3F0D.png" manifest:media-type="image/png"/>
  <manifest:file-entry manifest:full-path="Object 27/Pictures/100000000000000800000008E15DCF37DF2F67AD.png" manifest:media-type="image/png"/>
  <manifest:file-entry manifest:full-path="Object 27/Pictures/100000000000000800000008518BC12EE970B38C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9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211.1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03.44pt"/>
    </style:style>
    <style:style style:name="co7" style:family="table-column">
      <style:table-column-properties fo:break-before="auto" style:column-width="99.41pt"/>
    </style:style>
    <style:style style:name="co8" style:family="table-column">
      <style:table-column-properties fo:break-before="auto" style:column-width="109.56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85.21pt"/>
    </style:style>
    <style:style style:name="co11" style:family="table-column">
      <style:table-column-properties fo:break-before="auto" style:column-width="140pt"/>
    </style:style>
    <style:style style:name="co12" style:family="table-column">
      <style:table-column-properties fo:break-before="auto" style:column-width="120.5pt"/>
    </style:style>
    <style:style style:name="co13" style:family="table-column">
      <style:table-column-properties fo:break-before="auto" style:column-width="124.16pt"/>
    </style:style>
    <style:style style:name="co14" style:family="table-column">
      <style:table-column-properties fo:break-before="auto" style:column-width="125.35pt"/>
    </style:style>
    <style:style style:name="co15" style:family="table-column">
      <style:table-column-properties fo:break-before="auto" style:column-width="189.8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86.4pt"/>
    </style:style>
    <style:style style:name="co18" style:family="table-column">
      <style:table-column-properties fo:break-before="auto" style:column-width="249.11pt"/>
    </style:style>
    <style:style style:name="co19" style:family="table-column">
      <style:table-column-properties fo:break-before="auto" style:column-width="110.21pt"/>
    </style:style>
    <style:style style:name="co20" style:family="table-column">
      <style:table-column-properties fo:break-before="auto" style:column-width="113.44pt"/>
    </style:style>
    <style:style style:name="co21" style:family="table-column">
      <style:table-column-properties fo:break-before="auto" style:column-width="101.71pt"/>
    </style:style>
    <style:style style:name="co22" style:family="table-column">
      <style:table-column-properties fo:break-before="auto" style:column-width="101.06pt"/>
    </style:style>
    <style:style style:name="co23" style:family="table-column">
      <style:table-column-properties fo:break-before="auto" style:column-width="47.06pt"/>
    </style:style>
    <style:style style:name="co24" style:family="table-column">
      <style:table-column-properties fo:break-before="auto" style:column-width="112.96pt"/>
    </style:style>
    <style:style style:name="co25" style:family="table-column">
      <style:table-column-properties fo:break-before="auto" style:column-width="111.06pt"/>
    </style:style>
    <style:style style:name="co26" style:family="table-column">
      <style:table-column-properties fo:break-before="auto" style:column-width="114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85pt" fo:break-before="auto" style:use-optimal-row-height="true"/>
    </style:style>
    <style:style style:name="ro4" style:family="table-row">
      <style:table-row-properties style:row-height="29.25pt" fo:break-before="auto" style:use-optimal-row-height="true"/>
    </style:style>
    <style:style style:name="ro5" style:family="table-row">
      <style:table-row-properties style:row-height="42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72bf44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47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61" style:family="table-cell" style:parent-style-name="Default" style:data-style-name="N14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9" style:family="table-cell" style:parent-style-name="Default" style:data-style-name="N147">
      <style:table-cell-properties fo:background-color="#f04e4d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3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64" style:family="table-cell" style:parent-style-name="Default" style:data-style-name="N147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5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66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8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0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31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76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7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62" style:family="table-cell" style:parent-style-name="Default" style:data-style-name="N147">
      <style:table-cell-properties fo:background-color="#ff6666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0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4" style:family="table-cell" style:parent-style-name="Default" style:data-style-name="N15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49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0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1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82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3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 style:data-style-name="N150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8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8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88" style:family="table-cell" style:parent-style-name="Default" style:data-style-name="N15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8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 style:data-style-name="N150"/>
    <style:style style:name="gr1" style:family="graphic">
      <style:graphic-properties draw:marker-start="Arrowhead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179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_nominal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2" table:default-cell-style-name="ce45"/>
        <table:table-column table:style-name="co15" table:default-cell-style-name="ce45"/>
        <table:table-column table:style-name="co16" table:number-columns-repeated="1007" table:default-cell-style-name="ce45"/>
        <table:table-row table:style-name="ro1">
          <table:table-cell table:style-name="ce44" office:value-type="string" calcext:value-type="string">
            <text:p>Vdd</text:p>
          </table:table-cell>
          <table:table-cell table:style-name="ce44" office:value-type="string" calcext:value-type="string">
            <text:p>0.85</text:p>
          </table:table-cell>
          <table:table-cell table:number-columns-repeated="12"/>
          <table:table-cell table:style-name="ce116"/>
          <table:table-cell table:number-columns-repeated="1009"/>
        </table:table-row>
        <table:table-row table:style-name="ro2">
          <table:table-cell table:style-name="ce44" office:value-type="string" calcext:value-type="string">
            <text:p>Transiente</text:p>
          </table:table-cell>
          <table:table-cell table:style-name="ce47" office:value-type="float" office:value="0.000000018" calcext:value-type="float">
            <text:p>1.80E-08</text:p>
          </table:table-cell>
          <table:table-cell table:style-name="ce51" office:value-type="string" calcext:value-type="string">
            <text:p>N = 3</text:p>
          </table:table-cell>
          <table:table-cell table:style-name="ce51"/>
          <table:table-cell table:style-name="ce46"/>
          <table:table-cell table:number-columns-repeated="1019"/>
        </table:table-row>
        <table:table-row table:style-name="ro1">
          <table:table-cell table:style-name="ce44" office:value-type="string" calcext:value-type="string">
            <text:p>Periodo</text:p>
          </table:table-cell>
          <table:table-cell table:style-name="ce47" office:value-type="float" office:value="0.000000004" calcext:value-type="float">
            <text:p>4.00E-09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2"/>
          <table:table-cell table:style-name="ce56" office:value-type="string" calcext:value-type="string">
            <text:p>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1B</text:p>
          </table:table-cell>
          <table:table-cell table:style-name="ce61" office:value-type="float" office:value="0.0000000000034957" calcext:value-type="float">
            <text:p>03.50E-12</text:p>
          </table:table-cell>
          <table:table-cell table:style-name="ce19" office:value-type="float" office:value="0.0000000000091707" calcext:value-type="float">
            <text:p>09.17E-12</text:p>
          </table:table-cell>
          <table:table-cell table:style-name="ce61" office:value-type="float" office:value="0.0000000000043427" calcext:value-type="float">
            <text:p>04.34E-12</text:p>
          </table:table-cell>
          <table:table-cell table:style-name="ce61" office:value-type="float" office:value="0.0000000000049401" calcext:value-type="float">
            <text:p>04.94E-12</text:p>
          </table:table-cell>
          <table:table-cell table:style-name="ce61" office:value-type="float" office:value="0.0000000000031247" calcext:value-type="float">
            <text:p>03.12E-12</text:p>
          </table:table-cell>
          <table:table-cell table:style-name="ce19" office:value-type="float" office:value="0.0000000000070533" calcext:value-type="float">
            <text:p>07.05E-12</text:p>
          </table:table-cell>
          <table:table-cell table:style-name="ce61" office:value-type="float" office:value="0.00000000000513" calcext:value-type="float">
            <text:p>05.13E-12</text:p>
          </table:table-cell>
          <table:table-cell table:style-name="ce61" office:value-type="float" office:value="0.0000000000026017" calcext:value-type="float">
            <text:p>02.60E-12</text:p>
          </table:table-cell>
          <table:table-cell table:style-name="ce61" office:value-type="float" office:value="0.0000000000069704" calcext:value-type="float">
            <text:p>06.97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0</text:p>
          </table:table-cell>
          <table:table-cell table:style-name="ce61" office:value-type="float" office:value="0.0000000000032873" calcext:value-type="float">
            <text:p>03.29E-12</text:p>
          </table:table-cell>
          <table:table-cell table:style-name="ce61" office:value-type="float" office:value="0.0000000000051937" calcext:value-type="float">
            <text:p>05.19E-12</text:p>
          </table:table-cell>
          <table:table-cell table:style-name="ce61" office:value-type="float" office:value="0.0000000000028307" calcext:value-type="float">
            <text:p>02.83E-12</text:p>
          </table:table-cell>
          <table:table-cell table:style-name="ce61" office:value-type="float" office:value="0.0000000000030694" calcext:value-type="float">
            <text:p>03.07E-12</text:p>
          </table:table-cell>
          <table:table-cell table:style-name="ce61" office:value-type="float" office:value="0.00000000000002232003" calcext:value-type="float">
            <text:p>22.32E-15</text:p>
          </table:table-cell>
          <table:table-cell table:style-name="ce61" office:value-type="float" office:value="0.0000000000043716" calcext:value-type="float">
            <text:p>04.37E-12</text:p>
          </table:table-cell>
          <table:table-cell table:style-name="ce61" office:value-type="float" office:value="0.0000000000033786" calcext:value-type="float">
            <text:p>03.38E-12</text:p>
          </table:table-cell>
          <table:table-cell table:style-name="ce61" office:value-type="float" office:value="0.0000000000001520588" calcext:value-type="float">
            <text:p>152.06E-15</text:p>
          </table:table-cell>
          <table:table-cell table:style-name="ce61" office:value-type="float" office:value="0.0000000000046626" calcext:value-type="float">
            <text:p>04.6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0B</text:p>
          </table:table-cell>
          <table:table-cell table:style-name="ce61" office:value-type="float" office:value="0.0000000000063652" calcext:value-type="float">
            <text:p>06.37E-12</text:p>
          </table:table-cell>
          <table:table-cell table:style-name="ce61" office:value-type="float" office:value="0.0000000000065897" calcext:value-type="float">
            <text:p>06.59E-12</text:p>
          </table:table-cell>
          <table:table-cell table:style-name="ce61" office:value-type="float" office:value="0.0000000000047764" calcext:value-type="float">
            <text:p>04.78E-12</text:p>
          </table:table-cell>
          <table:table-cell table:style-name="ce61" office:value-type="float" office:value="0.0000000000045041" calcext:value-type="float">
            <text:p>04.50E-12</text:p>
          </table:table-cell>
          <table:table-cell table:style-name="ce19" office:value-type="float" office:value="0.0000000000044573" calcext:value-type="float">
            <text:p>04.46E-12</text:p>
          </table:table-cell>
          <table:table-cell table:style-name="ce61" office:value-type="float" office:value="0.00000000000567" calcext:value-type="float">
            <text:p>05.67E-12</text:p>
          </table:table-cell>
          <table:table-cell table:style-name="ce61" office:value-type="float" office:value="0.0000000000050491" calcext:value-type="float">
            <text:p>05.05E-12</text:p>
          </table:table-cell>
          <table:table-cell table:style-name="ce19" office:value-type="float" office:value="0.0000000000049055" calcext:value-type="float">
            <text:p>04.91E-12</text:p>
          </table:table-cell>
          <table:table-cell table:style-name="ce61" office:value-type="float" office:value="0.0000000000049721" calcext:value-type="float">
            <text:p>04.97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1</text:p>
          </table:table-cell>
          <table:table-cell table:style-name="ce61" office:value-type="float" office:value="0.00000000000443" calcext:value-type="float">
            <text:p>04.43E-12</text:p>
          </table:table-cell>
          <table:table-cell table:style-name="ce61" office:value-type="float" office:value="0.0000000000086489" calcext:value-type="float">
            <text:p>08.65E-12</text:p>
          </table:table-cell>
          <table:table-cell table:style-name="ce61" office:value-type="float" office:value="0.0000000000028438" calcext:value-type="float">
            <text:p>02.84E-12</text:p>
          </table:table-cell>
          <table:table-cell table:style-name="ce61" office:value-type="float" office:value="0.0000000000039683" calcext:value-type="float">
            <text:p>03.97E-12</text:p>
          </table:table-cell>
          <table:table-cell table:style-name="ce61" office:value-type="float" office:value="0.0000000000036791" calcext:value-type="float">
            <text:p>03.68E-12</text:p>
          </table:table-cell>
          <table:table-cell table:style-name="ce61" office:value-type="float" office:value="0.0000000000039006" calcext:value-type="float">
            <text:p>03.90E-12</text:p>
          </table:table-cell>
          <table:table-cell table:style-name="ce61" office:value-type="float" office:value="0.0000000000045404" calcext:value-type="float">
            <text:p>04.54E-12</text:p>
          </table:table-cell>
          <table:table-cell table:style-name="ce61" office:value-type="float" office:value="0.0000000000037046" calcext:value-type="float">
            <text:p>03.70E-12</text:p>
          </table:table-cell>
          <table:table-cell table:style-name="ce61" office:value-type="float" office:value="0.0000000000033185" calcext:value-type="float">
            <text:p>03.32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1</text:p>
          </table:table-cell>
          <table:table-cell table:style-name="ce61" office:value-type="float" office:value="0.00000000000532256" calcext:value-type="float">
            <text:p>05.32E-12</text:p>
          </table:table-cell>
          <table:table-cell table:style-name="ce61" office:value-type="float" office:value="0.00000000000904" calcext:value-type="float">
            <text:p>09.04E-12</text:p>
          </table:table-cell>
          <table:table-cell table:style-name="ce61" office:value-type="float" office:value="0.0000000000048075" calcext:value-type="float">
            <text:p>04.81E-12</text:p>
          </table:table-cell>
          <table:table-cell table:style-name="ce61" office:value-type="float" office:value="0.0000000000042256" calcext:value-type="float">
            <text:p>04.23E-12</text:p>
          </table:table-cell>
          <table:table-cell table:style-name="ce61" office:value-type="float" office:value="0.0000000000039308" calcext:value-type="float">
            <text:p>03.93E-12</text:p>
          </table:table-cell>
          <table:table-cell table:style-name="ce61" office:value-type="float" office:value="0.0000000000041778" calcext:value-type="float">
            <text:p>04.18E-12</text:p>
          </table:table-cell>
          <table:table-cell table:style-name="ce61" office:value-type="float" office:value="0.0000000000063473" calcext:value-type="float">
            <text:p>06.35E-12</text:p>
          </table:table-cell>
          <table:table-cell table:style-name="ce61" office:value-type="float" office:value="0.0000000000040288" calcext:value-type="float">
            <text:p>04.03E-12</text:p>
          </table:table-cell>
          <table:table-cell table:style-name="ce61" office:value-type="float" office:value="0.0000000000035704" calcext:value-type="float">
            <text:p>03.57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0B</text:p>
          </table:table-cell>
          <table:table-cell table:style-name="ce61" office:value-type="float" office:value="0.0000000000059402" calcext:value-type="float">
            <text:p>05.94E-12</text:p>
          </table:table-cell>
          <table:table-cell table:style-name="ce61" office:value-type="float" office:value="0.000000000007596" calcext:value-type="float">
            <text:p>07.60E-12</text:p>
          </table:table-cell>
          <table:table-cell table:style-name="ce19" office:value-type="float" office:value="0.0000000000063949" calcext:value-type="float">
            <text:p>06.39E-12</text:p>
          </table:table-cell>
          <table:table-cell table:style-name="ce61" office:value-type="float" office:value="0.0000000000059238" calcext:value-type="float">
            <text:p>05.92E-12</text:p>
          </table:table-cell>
          <table:table-cell table:style-name="ce61" office:value-type="float" office:value="0.0000000000042385" calcext:value-type="float">
            <text:p>04.24E-12</text:p>
          </table:table-cell>
          <table:table-cell table:style-name="ce61" office:value-type="float" office:value="0.0000000000057342" calcext:value-type="float">
            <text:p>05.73E-12</text:p>
          </table:table-cell>
          <table:table-cell table:style-name="ce62" office:value-type="float" office:value="0.0000000000067534" calcext:value-type="float">
            <text:p>06.75E-12</text:p>
          </table:table-cell>
          <table:table-cell table:style-name="ce61" office:value-type="float" office:value="0.0000000000020909" calcext:value-type="float">
            <text:p>02.09E-12</text:p>
          </table:table-cell>
          <table:table-cell table:style-name="ce62" office:value-type="float" office:value="0.0000000000077359" calcext:value-type="float">
            <text:p>07.74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0</text:p>
          </table:table-cell>
          <table:table-cell table:style-name="ce19" office:value-type="float" office:value="0.0000000000075183" calcext:value-type="float">
            <text:p>07.52E-12</text:p>
          </table:table-cell>
          <table:table-cell table:style-name="ce61" office:value-type="float" office:value="0.0000000000073587" calcext:value-type="float">
            <text:p>07.36E-12</text:p>
          </table:table-cell>
          <table:table-cell table:style-name="ce61" office:value-type="float" office:value="0.0000000000048885" calcext:value-type="float">
            <text:p>04.89E-12</text:p>
          </table:table-cell>
          <table:table-cell table:style-name="ce62" office:value-type="float" office:value="0.0000000000068026" calcext:value-type="float">
            <text:p>06.80E-12</text:p>
          </table:table-cell>
          <table:table-cell table:style-name="ce61" office:value-type="float" office:value="0.0000000000010999" calcext:value-type="float">
            <text:p>01.10E-12</text:p>
          </table:table-cell>
          <table:table-cell table:style-name="ce61" office:value-type="float" office:value="0.000000000006596" calcext:value-type="float">
            <text:p>06.60E-12</text:p>
          </table:table-cell>
          <table:table-cell table:style-name="ce61" office:value-type="float" office:value="0.0000000000065938" calcext:value-type="float">
            <text:p>06.59E-12</text:p>
          </table:table-cell>
          <table:table-cell table:style-name="ce61" office:value-type="float" office:value="0.0000000000007507753" calcext:value-type="float">
            <text:p>750.78E-15</text:p>
          </table:table-cell>
          <table:table-cell table:style-name="ce61" office:value-type="float" office:value="0.0000000000064271" calcext:value-type="float">
            <text:p>06.43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1B</text:p>
          </table:table-cell>
          <table:table-cell table:style-name="ce61" office:value-type="float" office:value="0.0000000000032253" calcext:value-type="float">
            <text:p>03.23E-12</text:p>
          </table:table-cell>
          <table:table-cell table:style-name="ce61" office:value-type="float" office:value="0.0000000000084905" calcext:value-type="float">
            <text:p>08.49E-12</text:p>
          </table:table-cell>
          <table:table-cell table:style-name="ce61" office:value-type="float" office:value="0.0000000000024283" calcext:value-type="float">
            <text:p>02.43E-12</text:p>
          </table:table-cell>
          <table:table-cell table:style-name="ce61" office:value-type="float" office:value="0.0000000000022967" calcext:value-type="float">
            <text:p>02.30E-12</text:p>
          </table:table-cell>
          <table:table-cell table:style-name="ce61" office:value-type="float" office:value="0.0000000000029922" calcext:value-type="float">
            <text:p>02.99E-12</text:p>
          </table:table-cell>
          <table:table-cell table:style-name="ce61" office:value-type="float" office:value="0.0000000000069468" calcext:value-type="float">
            <text:p>06.95E-12</text:p>
          </table:table-cell>
          <table:table-cell table:style-name="ce61" office:value-type="float" office:value="0.0000000000065122" calcext:value-type="float">
            <text:p>06.51E-12</text:p>
          </table:table-cell>
          <table:table-cell table:style-name="ce61" office:value-type="float" office:value="0.0000000000046035" calcext:value-type="float">
            <text:p>04.60E-12</text:p>
          </table:table-cell>
          <table:table-cell table:style-name="ce61" office:value-type="float" office:value="0.0000000000046917" calcext:value-type="float">
            <text:p>04.69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3"/>
          <table:table-cell table:style-name="ce76"/>
          <table:table-cell table:style-name="ce77"/>
          <table:table-cell table:style-name="ce92"/>
          <table:table-cell table:style-name="ce63"/>
          <table:table-cell table:style-name="ce76" table:number-columns-repeated="3"/>
          <table:table-cell table:style-name="ce109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text:p>CMOS:</text:p>
          </table:table-cell>
          <table:table-cell table:style-name="ce54" office:value-type="string" calcext:value-type="string">
            <text:p>Energia vdd1</text:p>
          </table:table-cell>
          <table:table-cell table:style-name="ce64" office:value-type="float" office:value="-4.3463E-015" calcext:value-type="float">
            <text:p>-04.35E-15</text:p>
          </table:table-cell>
          <table:table-cell table:style-name="ce64" office:value-type="float" office:value="-3.249E-015" calcext:value-type="float">
            <text:p>-03.25E-15</text:p>
          </table:table-cell>
          <table:table-cell table:style-name="ce64" office:value-type="float" office:value="-3.0819E-015" calcext:value-type="float">
            <text:p>-03.08E-15</text:p>
          </table:table-cell>
          <table:table-cell table:style-name="ce64" office:value-type="float" office:value="-3.0284E-015" calcext:value-type="float">
            <text:p>-03.03E-15</text:p>
          </table:table-cell>
          <table:table-cell table:style-name="ce64" office:value-type="float" office:value="-6.3982E-015" calcext:value-type="float">
            <text:p>-06.40E-15</text:p>
          </table:table-cell>
          <table:table-cell table:style-name="ce64" office:value-type="float" office:value="-5.4247E-015" calcext:value-type="float">
            <text:p>-05.42E-15</text:p>
          </table:table-cell>
          <table:table-cell table:style-name="ce64" office:value-type="float" office:value="-5.418E-015" calcext:value-type="float">
            <text:p>-05.42E-15</text:p>
          </table:table-cell>
          <table:table-cell table:style-name="ce64" office:value-type="float" office:value="-4.3596E-015" calcext:value-type="float">
            <text:p>-04.36E-15</text:p>
          </table:table-cell>
          <table:table-cell table:style-name="ce64" office:value-type="float" office:value="-4.7487E-015" calcext:value-type="float">
            <text:p>-04.7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nergia vdd2</text:p>
          </table:table-cell>
          <table:table-cell table:style-name="ce64" office:value-type="float" office:value="-1.9436E-015" calcext:value-type="float">
            <text:p>-01.94E-15</text:p>
          </table:table-cell>
          <table:table-cell table:style-name="ce64" office:value-type="float" office:value="-3.7734E-015" calcext:value-type="float">
            <text:p>-03.77E-15</text:p>
          </table:table-cell>
          <table:table-cell table:style-name="ce64" office:value-type="float" office:value="-4.3821E-015" calcext:value-type="float">
            <text:p>-04.38E-15</text:p>
          </table:table-cell>
          <table:table-cell table:style-name="ce64" office:value-type="float" office:value="-3.6403E-015" calcext:value-type="float">
            <text:p>-03.64E-15</text:p>
          </table:table-cell>
          <table:table-cell table:style-name="ce68" office:value-type="float" office:value="-4.37E-023" calcext:value-type="float">
            <text:p>-4.37E-23</text:p>
          </table:table-cell>
          <table:table-cell table:style-name="ce64" office:value-type="float" office:value="-1.5168E-015" calcext:value-type="float">
            <text:p>-01.52E-15</text:p>
          </table:table-cell>
          <table:table-cell table:style-name="ce64" office:value-type="float" office:value="-1.4748E-015" calcext:value-type="float">
            <text:p>-01.47E-15</text:p>
          </table:table-cell>
          <table:table-cell table:style-name="ce67" office:value-type="float" office:value="-6.071235E-016" calcext:value-type="float">
            <text:p>-06.07E-16</text:p>
          </table:table-cell>
          <table:table-cell table:style-name="ce64" office:value-type="float" office:value="-1.5237E-015" calcext:value-type="float">
            <text:p>-01.52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nergia vdd3</text:p>
          </table:table-cell>
          <table:table-cell table:style-name="ce64" office:value-type="float" office:value="-5.809993E-016" calcext:value-type="float">
            <text:p>-581.00E-18</text:p>
          </table:table-cell>
          <table:table-cell table:style-name="ce64" office:value-type="float" office:value="-3.608659E-016" calcext:value-type="float">
            <text:p>-360.87E-18</text:p>
          </table:table-cell>
          <table:table-cell table:style-name="ce64" office:value-type="float" office:value="-5.313026E-016" calcext:value-type="float">
            <text:p>-531.30E-18</text:p>
          </table:table-cell>
          <table:table-cell table:style-name="ce64" office:value-type="float" office:value="-5.469668E-016" calcext:value-type="float">
            <text:p>-546.97E-18</text:p>
          </table:table-cell>
          <table:table-cell table:style-name="ce64" office:value-type="float" office:value="-5.298982E-016" calcext:value-type="float">
            <text:p>-529.90E-18</text:p>
          </table:table-cell>
          <table:table-cell table:style-name="ce64" office:value-type="float" office:value="-4.291432E-016" calcext:value-type="float">
            <text:p>-429.14E-18</text:p>
          </table:table-cell>
          <table:table-cell table:style-name="ce64" office:value-type="float" office:value="-4.26215E-016" calcext:value-type="float">
            <text:p>-426.22E-18</text:p>
          </table:table-cell>
          <table:table-cell table:style-name="ce64" office:value-type="float" office:value="-5.48806E-016" calcext:value-type="float">
            <text:p>-548.81E-18</text:p>
          </table:table-cell>
          <table:table-cell table:style-name="ce64" office:value-type="float" office:value="-4.123299E-016" calcext:value-type="float">
            <text:p>-412.33E-1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5"/>
          <table:table-cell table:style-name="ce76" table:number-columns-repeated="2"/>
          <table:table-cell table:style-name="ce65" table:number-columns-repeated="2"/>
          <table:table-cell table:style-name="ce76" table:number-columns-repeated="3"/>
          <table:table-cell table:style-name="ce65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office:annotation draw:style-name="gr1" draw:text-style-name="P2" svg:width="82.18pt" svg:height="117.67pt" svg:x="142.24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54" office:value-type="string" calcext:value-type="string">
            <text:p>Energia</text:p>
          </table:table-cell>
          <table:table-cell table:style-name="ce66" table:formula="of:=SUM([.D14:.D15])" office:value-type="float" office:value="-6.2899E-015" calcext:value-type="float">
            <text:p>-6.29E-15</text:p>
          </table:table-cell>
          <table:table-cell table:style-name="ce66" table:formula="of:=SUM([.E14:.E15])" office:value-type="float" office:value="-7.0224E-015" calcext:value-type="float">
            <text:p>-7.02E-15</text:p>
          </table:table-cell>
          <table:table-cell table:style-name="ce66" table:formula="of:=SUM([.F14:.F15])" office:value-type="float" office:value="-7.464E-015" calcext:value-type="float">
            <text:p>-7.46E-15</text:p>
          </table:table-cell>
          <table:table-cell table:style-name="ce66" table:formula="of:=SUM([.G14:.G15])" office:value-type="float" office:value="-6.6687E-015" calcext:value-type="float">
            <text:p>-6.67E-15</text:p>
          </table:table-cell>
          <table:table-cell table:style-name="ce66" table:formula="of:=SUM([.H14:.H15])" office:value-type="float" office:value="-6.3982000437E-015" calcext:value-type="float">
            <text:p>-6.40E-15</text:p>
          </table:table-cell>
          <table:table-cell table:style-name="ce66" table:formula="of:=SUM([.I14:.I15])" office:value-type="float" office:value="-6.9415E-015" calcext:value-type="float">
            <text:p>-6.94E-15</text:p>
          </table:table-cell>
          <table:table-cell table:style-name="ce66" table:formula="of:=SUM([.J14:.J15])" office:value-type="float" office:value="-6.8928E-015" calcext:value-type="float">
            <text:p>-6.89E-15</text:p>
          </table:table-cell>
          <table:table-cell table:style-name="ce66" table:formula="of:=SUM([.K14:.K15])" office:value-type="float" office:value="-4.9667235E-015" calcext:value-type="float">
            <text:p>-4.97E-15</text:p>
          </table:table-cell>
          <table:table-cell table:style-name="ce66" table:formula="of:=SUM([.L14:.L15])" office:value-type="float" office:value="-6.2724E-015" calcext:value-type="float">
            <text:p>-6.27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5"/>
          <table:table-cell table:style-name="ce76" table:number-columns-repeated="2"/>
          <table:table-cell table:style-name="ce65"/>
          <table:table-cell table:style-name="ce93"/>
          <table:table-cell table:style-name="ce77" table:number-columns-repeated="3"/>
          <table:table-cell table:style-name="ce93"/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Atraso crítico</text:p>
          </table:table-cell>
          <table:table-cell table:style-name="ce67" table:formula="of:=LARGE([.D5:.D12];1)" office:value-type="float" office:value="0.0000000000075183" calcext:value-type="float">
            <text:p>07.52E-12</text:p>
          </table:table-cell>
          <table:table-cell table:style-name="ce67" table:formula="of:=LARGE([.E5:.E12];1)" office:value-type="float" office:value="0.0000000000091707" calcext:value-type="float">
            <text:p>09.17E-12</text:p>
          </table:table-cell>
          <table:table-cell table:style-name="ce67" table:formula="of:=LARGE([.F5:.F12];1)" office:value-type="float" office:value="0.0000000000063949" calcext:value-type="float">
            <text:p>06.39E-12</text:p>
          </table:table-cell>
          <table:table-cell table:style-name="ce67" table:formula="of:=LARGE([.G5:.G12];1)" office:value-type="float" office:value="0.0000000000068026" calcext:value-type="float">
            <text:p>06.80E-12</text:p>
          </table:table-cell>
          <table:table-cell table:style-name="ce67" table:formula="of:=LARGE([.H5:.H12];1)" office:value-type="float" office:value="0.0000000000044573" calcext:value-type="float">
            <text:p>04.46E-12</text:p>
          </table:table-cell>
          <table:table-cell table:style-name="ce67" table:formula="of:=LARGE([.I5:.I12];1)" office:value-type="float" office:value="0.0000000000070533" calcext:value-type="float">
            <text:p>07.05E-12</text:p>
          </table:table-cell>
          <table:table-cell table:style-name="ce67" table:formula="of:=LARGE([.J5:.J12];1)" office:value-type="float" office:value="0.0000000000067534" calcext:value-type="float">
            <text:p>06.75E-12</text:p>
          </table:table-cell>
          <table:table-cell table:style-name="ce67" table:formula="of:=LARGE([.K5:.K12];1)" office:value-type="float" office:value="0.0000000000049055" calcext:value-type="float">
            <text:p>04.91E-12</text:p>
          </table:table-cell>
          <table:table-cell table:style-name="ce67" table:formula="of:=LARGE([.L5:.L12];1)" office:value-type="float" office:value="0.0000000000077359" calcext:value-type="float">
            <text:p>07.74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DP</text:p>
          </table:table-cell>
          <table:table-cell table:style-name="ce68" table:formula="of:=[.D18]*[.D20]" office:value-type="float" office:value="-4.728935517E-026" calcext:value-type="float">
            <text:p>-4.73E-26</text:p>
          </table:table-cell>
          <table:table-cell table:style-name="ce68" table:formula="of:=[.E18]*[.E20]" office:value-type="float" office:value="-6.440032368E-026" calcext:value-type="float">
            <text:p>-6.44E-26</text:p>
          </table:table-cell>
          <table:table-cell table:style-name="ce68" table:formula="of:=[.F18]*[.F20]" office:value-type="float" office:value="-4.77315336E-026" calcext:value-type="float">
            <text:p>-4.77E-26</text:p>
          </table:table-cell>
          <table:table-cell table:style-name="ce68" table:formula="of:=[.G18]*[.G20]" office:value-type="float" office:value="-4.536449862E-026" calcext:value-type="float">
            <text:p>-4.54E-26</text:p>
          </table:table-cell>
          <table:table-cell table:style-name="ce68" table:formula="of:=[.H18]*[.H20]" office:value-type="float" office:value="-2.8518697054784E-026" calcext:value-type="float">
            <text:p>-2.85E-26</text:p>
          </table:table-cell>
          <table:table-cell table:style-name="ce68" table:formula="of:=[.I18]*[.I20]" office:value-type="float" office:value="-4.896048195E-026" calcext:value-type="float">
            <text:p>-4.90E-26</text:p>
          </table:table-cell>
          <table:table-cell table:style-name="ce68" table:formula="of:=[.J18]*[.J20]" office:value-type="float" office:value="-4.654983552E-026" calcext:value-type="float">
            <text:p>-4.65E-26</text:p>
          </table:table-cell>
          <table:table-cell table:style-name="ce68" table:formula="of:=[.K18]*[.K20]" office:value-type="float" office:value="-2.436426212925E-026" calcext:value-type="float">
            <text:p>-2.44E-26</text:p>
          </table:table-cell>
          <table:table-cell table:style-name="ce68" table:formula="of:=[.L18]*[.L20]" office:value-type="float" office:value="-4.852265916E-026" calcext:value-type="float">
            <text:p>-4.85E-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6" table:number-columns-repeated="2"/>
          <table:table-cell table:style-name="ce55" office:value-type="string" calcext:value-type="string">
            <text:p>Energia</text:p>
          </table:table-cell>
          <table:table-cell table:style-name="ce68" table:formula="of:=[.D18]" office:value-type="float" office:value="-6.2899E-015" calcext:value-type="float">
            <text:p>-6.29E-15</text:p>
          </table:table-cell>
          <table:table-cell table:style-name="ce68" table:formula="of:=[.E18]" office:value-type="float" office:value="-7.0224E-015" calcext:value-type="float">
            <text:p>-7.02E-15</text:p>
          </table:table-cell>
          <table:table-cell table:style-name="ce68" table:formula="of:=[.F18]" office:value-type="float" office:value="-7.464E-015" calcext:value-type="float">
            <text:p>-7.46E-15</text:p>
          </table:table-cell>
          <table:table-cell table:style-name="ce68" table:formula="of:=[.G18]" office:value-type="float" office:value="-6.6687E-015" calcext:value-type="float">
            <text:p>-6.67E-15</text:p>
          </table:table-cell>
          <table:table-cell table:style-name="ce68" table:formula="of:=[.H18]" office:value-type="float" office:value="-6.3982000437E-015" calcext:value-type="float">
            <text:p>-6.40E-15</text:p>
          </table:table-cell>
          <table:table-cell table:style-name="ce68" table:formula="of:=[.I18]" office:value-type="float" office:value="-6.9415E-015" calcext:value-type="float">
            <text:p>-6.94E-15</text:p>
          </table:table-cell>
          <table:table-cell table:style-name="ce68" table:formula="of:=[.J18]" office:value-type="float" office:value="-6.8928E-015" calcext:value-type="float">
            <text:p>-6.89E-15</text:p>
          </table:table-cell>
          <table:table-cell table:style-name="ce68" table:formula="of:=[.K18]" office:value-type="float" office:value="-4.9667235E-015" calcext:value-type="float">
            <text:p>-4.97E-15</text:p>
          </table:table-cell>
          <table:table-cell table:style-name="ce68" table:formula="of:=[.L18]" office:value-type="float" office:value="-6.2724E-015" calcext:value-type="float">
            <text:p>-6.27E-15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/>
          <table:table-cell table:style-name="ce49" office:value-type="string" calcext:value-type="string">
            <text:p>watts</text:p>
          </table:table-cell>
          <table:table-cell table:style-name="ce55" office:value-type="string" calcext:value-type="string">
            <text:p>Potência</text:p>
          </table:table-cell>
          <table:table-cell table:style-name="ce68" table:formula="of:=PRODUCT([.B1];ABS([.D23])/[.B2])" office:value-type="float" office:value="0.000000349438888888889" calcext:value-type="float">
            <text:p>3.49E-07</text:p>
          </table:table-cell>
          <table:table-cell table:style-name="ce68" table:formula="of:=PRODUCT([.B1];ABS([.E23])/[.B2])" office:value-type="float" office:value="0.000000390133333333333" calcext:value-type="float">
            <text:p>3.90E-07</text:p>
          </table:table-cell>
          <table:table-cell table:style-name="ce68" table:formula="of:=PRODUCT([.B1];ABS([.F23])/[.B2])" office:value-type="float" office:value="0.000000414666666666667" calcext:value-type="float">
            <text:p>4.15E-07</text:p>
          </table:table-cell>
          <table:table-cell table:style-name="ce68" table:formula="of:=PRODUCT([.B1];ABS([.G23])/[.B2])" office:value-type="float" office:value="0.000000370483333333333" calcext:value-type="float">
            <text:p>3.70E-07</text:p>
          </table:table-cell>
          <table:table-cell table:style-name="ce68" table:formula="of:=PRODUCT([.B1];ABS([.H23])/[.B2])" office:value-type="float" office:value="0.000000355455557983333" calcext:value-type="float">
            <text:p>3.55E-07</text:p>
          </table:table-cell>
          <table:table-cell table:style-name="ce68" table:formula="of:=PRODUCT([.B1];ABS([.I23])/[.B2])" office:value-type="float" office:value="0.000000385638888888889" calcext:value-type="float">
            <text:p>3.86E-07</text:p>
          </table:table-cell>
          <table:table-cell table:style-name="ce68" table:formula="of:=PRODUCT([.B1];ABS([.J23])/[.B2])" office:value-type="float" office:value="0.000000382933333333333" calcext:value-type="float">
            <text:p>3.83E-07</text:p>
          </table:table-cell>
          <table:table-cell table:style-name="ce68" table:formula="of:=PRODUCT([.B1];ABS([.K23])/[.B2])" office:value-type="float" office:value="0.000000275929083333333" calcext:value-type="float">
            <text:p>2.76E-07</text:p>
          </table:table-cell>
          <table:table-cell table:style-name="ce68" table:formula="of:=PRODUCT([.B1];ABS([.L23])/[.B2])" office:value-type="float" office:value="0.000000348466666666667" calcext:value-type="float">
            <text:p>3.48E-07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/>
          <table:table-cell table:style-name="ce46" office:value-type="string" calcext:value-type="string">
            <text:p>Joule</text:p>
          </table:table-cell>
          <table:table-cell table:style-name="ce51" office:value-type="string" calcext:value-type="string">
            <text:p>PDP</text:p>
          </table:table-cell>
          <table:table-cell table:style-name="ce69" table:formula="of:=[.D24]*[.D20]" office:value-type="float" office:value="2.62718639833333E-018" calcext:value-type="float">
            <text:p>2.63E-18</text:p>
          </table:table-cell>
          <table:table-cell table:style-name="ce69" table:formula="of:=[.E24]*[.E20]" office:value-type="float" office:value="3.57779576E-018" calcext:value-type="float">
            <text:p>3.58E-18</text:p>
          </table:table-cell>
          <table:table-cell table:style-name="ce69" table:formula="of:=[.F24]*[.F20]" office:value-type="float" office:value="2.65175186666667E-018" calcext:value-type="float">
            <text:p>2.65E-18</text:p>
          </table:table-cell>
          <table:table-cell table:style-name="ce69" table:formula="of:=[.G24]*[.G20]" office:value-type="float" office:value="2.52024992333333E-018" calcext:value-type="float">
            <text:p>2.52E-18</text:p>
          </table:table-cell>
          <table:table-cell table:style-name="ce69" table:formula="of:=[.H24]*[.H20]" office:value-type="float" office:value="1.58437205859911E-018" calcext:value-type="float">
            <text:p>1.58E-18</text:p>
          </table:table-cell>
          <table:table-cell table:style-name="ce69" table:formula="of:=[.I24]*[.I20]" office:value-type="float" office:value="2.720026775E-018" calcext:value-type="float">
            <text:p>2.72E-18</text:p>
          </table:table-cell>
          <table:table-cell table:style-name="ce69" table:formula="of:=[.J24]*[.J20]" office:value-type="float" office:value="2.58610197333333E-018" calcext:value-type="float">
            <text:p>2.59E-18</text:p>
          </table:table-cell>
          <table:table-cell table:style-name="ce69" table:formula="of:=[.K24]*[.K20]" office:value-type="float" office:value="1.35357011829167E-018" calcext:value-type="float">
            <text:p>1.35E-18</text:p>
          </table:table-cell>
          <table:table-cell table:style-name="ce69" table:formula="of:=[.L24]*[.L20]" office:value-type="float" office:value="2.69570328666667E-018" calcext:value-type="float">
            <text:p>2.70E-18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 table:number-columns-repeated="2"/>
          <table:table-cell/>
          <table:table-cell table:style-name="ce70"/>
          <table:table-cell table:number-columns-repeated="9"/>
          <table:table-cell table:style-name="ce46"/>
          <table:table-cell table:number-columns-repeated="1010"/>
        </table:table-row>
        <table:table-row table:style-name="ro1">
          <table:table-cell table:style-name="ce46" table:number-columns-repeated="2"/>
          <table:table-cell table:style-name="ce56" office:value-type="string" calcext:value-type="string">
            <text:p>Não normalizada</text:p>
          </table:table-cell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office:value-type="string" calcext:value-type="string">
            <text:p>V3</text:p>
          </table:table-cell>
          <table:table-cell table:style-name="ce71" office:value-type="string" calcext:value-type="string">
            <text:p>V4</text:p>
          </table:table-cell>
          <table:table-cell table:style-name="ce108" office:value-type="string" calcext:value-type="string">
            <text:p>V5</text:p>
          </table:table-cell>
          <table:table-cell table:style-name="ce108" office:value-type="string" calcext:value-type="string">
            <text:p>V6</text:p>
          </table:table-cell>
          <table:table-cell table:style-name="ce108" office:value-type="string" calcext:value-type="string">
            <text:p>V7</text:p>
          </table:table-cell>
          <table:table-cell table:style-name="ce108" office:value-type="string" calcext:value-type="string">
            <text:p>V8</text:p>
          </table:table-cell>
          <table:table-cell table:style-name="ce108" office:value-type="string" calcext:value-type="string">
            <text:p>V9</text:p>
          </table:table-cell>
          <table:table-cell table:style-name="ce111" office:value-type="string" calcext:value-type="string">
            <text:p>maior</text:p>
          </table:table-cell>
          <table:table-cell table:style-name="ce111" office:value-type="string" calcext:value-type="string">
            <text:p>menor</text:p>
          </table:table-cell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mediana</text:p>
          </table:table-cell>
          <table:table-cell table:style-name="ce122" office:value-type="string" calcext:value-type="string">
            <text:p>razaomaiormenor</text:p>
          </table:table-cell>
          <table:table-cell table:style-name="ce122" office:value-type="string" calcext:value-type="string">
            <text:p><text:span text:style-name="T3">razao</text:span>maiormedia</text:p>
          </table:table-cell>
          <table:table-cell table:style-name="ce122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46"/>
          <table:table-cell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2" draw:text-style-name="P2" svg:width="82.18pt" svg:height="128.86pt" svg:x="353.34pt" svg:y="362.47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Energia consumida pela minha XOR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 nominal</text:p>
          </table:table-cell>
          <table:table-cell table:style-name="ce72" table:formula="of:=[.D23]/1E-015" office:value-type="float" office:value="-6.2899" calcext:value-type="float">
            <text:p>-6.29</text:p>
          </table:table-cell>
          <table:table-cell table:style-name="ce72" table:formula="of:=[.E23]/1E-015" office:value-type="float" office:value="-7.0224" calcext:value-type="float">
            <text:p>-7.02</text:p>
          </table:table-cell>
          <table:table-cell table:style-name="ce72" table:formula="of:=[.F23]/1E-015" office:value-type="float" office:value="-7.464" calcext:value-type="float">
            <text:p>-7.46</text:p>
          </table:table-cell>
          <table:table-cell table:style-name="ce72" table:formula="of:=[.G23]/1E-015" office:value-type="float" office:value="-6.6687" calcext:value-type="float">
            <text:p>-6.67</text:p>
          </table:table-cell>
          <table:table-cell table:style-name="ce72" table:formula="of:=[.H23]/1E-015" office:value-type="float" office:value="-6.3982000437" calcext:value-type="float">
            <text:p>-6.40</text:p>
          </table:table-cell>
          <table:table-cell table:style-name="ce72" table:formula="of:=[.I23]/1E-015" office:value-type="float" office:value="-6.9415" calcext:value-type="float">
            <text:p>-6.94</text:p>
          </table:table-cell>
          <table:table-cell table:style-name="ce72" table:formula="of:=[.J23]/1E-015" office:value-type="float" office:value="-6.8928" calcext:value-type="float">
            <text:p>-6.89</text:p>
          </table:table-cell>
          <table:table-cell table:style-name="ce72" table:formula="of:=[.K23]/1E-015" office:value-type="float" office:value="-4.9667235" calcext:value-type="float">
            <text:p>-4.97</text:p>
          </table:table-cell>
          <table:table-cell table:style-name="ce72" table:formula="of:=[.L23]/1E-015" office:value-type="float" office:value="-6.2724" calcext:value-type="float">
            <text:p>-6.27</text:p>
          </table:table-cell>
          <table:table-cell table:style-name="ce112" table:formula="of:=SMALL([.D28:.L28];1)" office:value-type="float" office:value="-7.464" calcext:value-type="float">
            <text:p>-7.46</text:p>
          </table:table-cell>
          <table:table-cell table:style-name="ce112" table:formula="of:=LARGE([.D28:.L28];1)" office:value-type="float" office:value="-4.9667235" calcext:value-type="float">
            <text:p>-4.97</text:p>
          </table:table-cell>
          <table:table-cell table:style-name="ce112" table:formula="of:=AVERAGE([.E28:.M28])" office:value-type="float" office:value="-6.67674706041111" calcext:value-type="float">
            <text:p>-6.68</text:p>
          </table:table-cell>
          <table:table-cell table:style-name="ce112" table:formula="of:=MEDIAN([.F28:.N28])" office:value-type="float" office:value="-6.6687" calcext:value-type="float">
            <text:p>-6.67</text:p>
          </table:table-cell>
          <table:table-cell table:style-name="ce112" table:formula="of:=([.N28]/[.M28])" office:value-type="float" office:value="0.665423834405145" calcext:value-type="float">
            <text:p>0.67</text:p>
          </table:table-cell>
          <table:table-cell table:style-name="ce112" table:formula="of:=[.N28]/[.O28]" office:value-type="float" office:value="0.743883728866941" calcext:value-type="float">
            <text:p>0.74</text:p>
          </table:table-cell>
          <table:table-cell table:style-name="ce112" table:formula="of:=[.M28]/[.O28]" office:value-type="float" office:value="1.11790965457667" calcext:value-type="float">
            <text:p>1.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office:annotation draw:style-name="gr2" draw:text-style-name="P2" svg:width="82.18pt" svg:height="128.86pt" svg:x="353.34pt" svg:y="377.46pt" draw:caption-point-x="-17.29pt" draw:caption-point-y="42.8pt">
              <dc:date>2018-12-04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Atraso que define o caminho crítico</text:span></text:p>
              <text:p text:style-name="P1"><text:span text:style-name="T1"/></text:p>
              <text:p text:style-name="P1"><text:span text:style-name="T1">Dividi todos os valores por 1E-12 a fim de simplificar os dados</text:span></text:p>
            </office:annotation>
            <text:p>Critical delay</text:p>
          </table:table-cell>
          <table:table-cell table:style-name="ce73" table:formula="of:=[.D20]/0.000000000001" office:value-type="float" office:value="7.5183" calcext:value-type="float">
            <text:p>7.52</text:p>
          </table:table-cell>
          <table:table-cell table:style-name="ce73" table:formula="of:=[.E20]/0.000000000001" office:value-type="float" office:value="9.1707" calcext:value-type="float">
            <text:p>9.17</text:p>
          </table:table-cell>
          <table:table-cell table:style-name="ce73" table:formula="of:=[.F20]/0.000000000001" office:value-type="float" office:value="6.3949" calcext:value-type="float">
            <text:p>6.39</text:p>
          </table:table-cell>
          <table:table-cell table:style-name="ce73" table:formula="of:=[.G20]/0.000000000001" office:value-type="float" office:value="6.8026" calcext:value-type="float">
            <text:p>6.80</text:p>
          </table:table-cell>
          <table:table-cell table:style-name="ce73" table:formula="of:=[.H20]/0.000000000001" office:value-type="float" office:value="4.4573" calcext:value-type="float">
            <text:p>4.46</text:p>
          </table:table-cell>
          <table:table-cell table:style-name="ce73" table:formula="of:=[.I20]/0.000000000001" office:value-type="float" office:value="7.0533" calcext:value-type="float">
            <text:p>7.05</text:p>
          </table:table-cell>
          <table:table-cell table:style-name="ce73" table:formula="of:=[.J20]/0.000000000001" office:value-type="float" office:value="6.7534" calcext:value-type="float">
            <text:p>6.75</text:p>
          </table:table-cell>
          <table:table-cell table:style-name="ce73" table:formula="of:=[.K20]/0.000000000001" office:value-type="float" office:value="4.9055" calcext:value-type="float">
            <text:p>4.91</text:p>
          </table:table-cell>
          <table:table-cell table:style-name="ce73" table:formula="of:=[.L20]/0.000000000001" office:value-type="float" office:value="7.7359" calcext:value-type="float">
            <text:p>7.74</text:p>
          </table:table-cell>
          <table:table-cell table:style-name="ce112" table:formula="of:=LARGE([.D29:.L29];1)" office:value-type="float" office:value="9.1707" calcext:value-type="float">
            <text:p>9.17</text:p>
          </table:table-cell>
          <table:table-cell table:style-name="ce112" table:formula="of:=SMALL([.D29:.L29];1)" office:value-type="float" office:value="4.4573" calcext:value-type="float">
            <text:p>4.46</text:p>
          </table:table-cell>
          <table:table-cell table:style-name="ce112" table:formula="of:=AVERAGE([.D29:.M29])" office:value-type="float" office:value="6.99626" calcext:value-type="float">
            <text:p>7.00</text:p>
          </table:table-cell>
          <table:table-cell table:style-name="ce112" table:formula="of:=MEDIAN([.F29:.N29])" office:value-type="float" office:value="6.7534" calcext:value-type="float">
            <text:p>6.75</text:p>
          </table:table-cell>
          <table:table-cell table:style-name="ce112" table:formula="of:=([.N29]/[.M29])" office:value-type="float" office:value="0.486037052787682" calcext:value-type="float">
            <text:p>0.49</text:p>
          </table:table-cell>
          <table:table-cell table:style-name="ce112" table:formula="of:=[.M29]/[.O29]" office:value-type="float" office:value="1.31080034189696" calcext:value-type="float">
            <text:p>1.31</text:p>
          </table:table-cell>
          <table:table-cell table:style-name="ce112" table:formula="of:=[.N29]/[.O29]" office:value-type="float" office:value="0.637097534968683" calcext:value-type="float">
            <text:p>0.6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56" office:value-type="string" calcext:value-type="string">
            <office:annotation draw:style-name="gr3" draw:text-style-name="P2" svg:width="82.18pt" svg:height="151.26pt" svg:x="353.34pt" svg:y="392.46pt" draw:caption-point-x="-17.29pt" draw:caption-point-y="42.8pt">
              <dc:date>2018-11-26T00:00:00</dc:date>
              <text:p text:style-name="P1"><text:span text:style-name="T1">Nano = e-6</text:span></text:p>
              <text:p text:style-name="P1"><text:span text:style-name="T1"/></text:p>
              <text:p text:style-name="P1"><text:span text:style-name="T1">P = V*i_med</text:span></text:p>
              <text:p text:style-name="P1"><text:span text:style-name="T1"/></text:p>
              <text:p text:style-name="P1"><text:span text:style-name="T1">I_med = integral da corrente/ tempo</text:span></text:p>
              <text:p text:style-name="P1"><text:span text:style-name="T1"/></text:p>
              <text:p text:style-name="P1"><text:span text:style-name="T1">Dividi todos os valores por 1E-6 a fim de simplificar os dados</text:span></text:p>
            </office:annotation>
            <text:p>Potência nominal</text:p>
          </table:table-cell>
          <table:table-cell table:style-name="ce31" table:formula="of:=[.D24]/0.000001" office:value-type="float" office:value="0.349438888888889" calcext:value-type="float">
            <text:p>0.35</text:p>
          </table:table-cell>
          <table:table-cell table:style-name="ce31" table:formula="of:=[.E24]/0.000001" office:value-type="float" office:value="0.390133333333333" calcext:value-type="float">
            <text:p>0.39</text:p>
          </table:table-cell>
          <table:table-cell table:style-name="ce31" table:formula="of:=[.F24]/0.000001" office:value-type="float" office:value="0.414666666666667" calcext:value-type="float">
            <text:p>0.41</text:p>
          </table:table-cell>
          <table:table-cell table:style-name="ce31" table:formula="of:=[.G24]/0.000001" office:value-type="float" office:value="0.370483333333333" calcext:value-type="float">
            <text:p>0.37</text:p>
          </table:table-cell>
          <table:table-cell table:style-name="ce31" table:formula="of:=[.H24]/0.000001" office:value-type="float" office:value="0.355455557983333" calcext:value-type="float">
            <text:p>0.36</text:p>
          </table:table-cell>
          <table:table-cell table:style-name="ce31" table:formula="of:=[.I24]/0.000001" office:value-type="float" office:value="0.385638888888889" calcext:value-type="float">
            <text:p>0.39</text:p>
          </table:table-cell>
          <table:table-cell table:style-name="ce31" table:formula="of:=[.J24]/0.000001" office:value-type="float" office:value="0.382933333333333" calcext:value-type="float">
            <text:p>0.38</text:p>
          </table:table-cell>
          <table:table-cell table:style-name="ce31" table:formula="of:=[.K24]/0.000001" office:value-type="float" office:value="0.275929083333333" calcext:value-type="float">
            <text:p>0.28</text:p>
          </table:table-cell>
          <table:table-cell table:style-name="ce31" table:formula="of:=[.L24]/0.000001" office:value-type="float" office:value="0.348466666666667" calcext:value-type="float">
            <text:p>0.35</text:p>
          </table:table-cell>
          <table:table-cell table:style-name="ce114" table:formula="of:=LARGE([.D30:.L30];1)" office:value-type="float" office:value="0.414666666666667" calcext:value-type="float">
            <text:p>0.415</text:p>
          </table:table-cell>
          <table:table-cell table:style-name="ce114" table:formula="of:=SMALL([.D30:.L30];1)" office:value-type="float" office:value="0.275929083333333" calcext:value-type="float">
            <text:p>0.276</text:p>
          </table:table-cell>
          <table:table-cell table:style-name="ce112" table:formula="of:=AVERAGE([.E30:.M30])" office:value-type="float" office:value="0.370930392245062" calcext:value-type="float">
            <text:p>0.37</text:p>
          </table:table-cell>
          <table:table-cell table:style-name="ce112" table:formula="of:=MEDIAN([.F30:.N30])" office:value-type="float" office:value="0.370483333333333" calcext:value-type="float">
            <text:p>0.37</text:p>
          </table:table-cell>
          <table:table-cell table:style-name="ce112" table:formula="of:=([.N30]/[.M30])" office:value-type="float" office:value="0.665423834405145" calcext:value-type="float">
            <text:p>0.67</text:p>
          </table:table-cell>
          <table:table-cell table:style-name="ce112" table:formula="of:=[.M30]/[.O30]" office:value-type="float" office:value="1.11790965457667" calcext:value-type="float">
            <text:p>1.12</text:p>
          </table:table-cell>
          <table:table-cell table:style-name="ce112" table:formula="of:=[.N30]/[.O30]" office:value-type="float" office:value="0.74388372886694" calcext:value-type="float">
            <text:p>0.7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J(-15)</text:p>
          </table:table-cell>
          <table:table-cell table:style-name="ce57" office:value-type="string" calcext:value-type="string">
            <office:annotation draw:style-name="gr4" draw:text-style-name="P2" svg:width="82.18pt" svg:height="106.47pt" svg:x="353.34pt" svg:y="407.48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PDP = P*vdd</text:span></text:p>
              <text:p text:style-name="P1"><text:span text:style-name="T1"/></text:p>
              <text:p text:style-name="P1"><text:span text:style-name="T1">Dividi todos os valroes por 1e-15 a fim de simplificar os dados</text:span></text:p>
            </office:annotation>
            <text:p>PDP nominal</text:p>
          </table:table-cell>
          <table:table-cell table:style-name="ce31" table:formula="of:=[.D25]/1E-018" office:value-type="float" office:value="2.62718639833333" calcext:value-type="float">
            <text:p>2.63</text:p>
          </table:table-cell>
          <table:table-cell table:style-name="ce31" table:formula="of:=[.E25]/1E-018" office:value-type="float" office:value="3.57779576" calcext:value-type="float">
            <text:p>3.58</text:p>
          </table:table-cell>
          <table:table-cell table:style-name="ce31" table:formula="of:=[.F25]/1E-018" office:value-type="float" office:value="2.65175186666667" calcext:value-type="float">
            <text:p>2.65</text:p>
          </table:table-cell>
          <table:table-cell table:style-name="ce31" table:formula="of:=[.G25]/1E-018" office:value-type="float" office:value="2.52024992333333" calcext:value-type="float">
            <text:p>2.52</text:p>
          </table:table-cell>
          <table:table-cell table:style-name="ce31" table:formula="of:=[.H25]/1E-018" office:value-type="float" office:value="1.58437205859911" calcext:value-type="float">
            <text:p>1.58</text:p>
          </table:table-cell>
          <table:table-cell table:style-name="ce31" table:formula="of:=[.I25]/1E-018" office:value-type="float" office:value="2.720026775" calcext:value-type="float">
            <text:p>2.72</text:p>
          </table:table-cell>
          <table:table-cell table:style-name="ce31" table:formula="of:=[.J25]/1E-018" office:value-type="float" office:value="2.58610197333333" calcext:value-type="float">
            <text:p>2.59</text:p>
          </table:table-cell>
          <table:table-cell table:style-name="ce31" table:formula="of:=[.K25]/1E-018" office:value-type="float" office:value="1.35357011829167" calcext:value-type="float">
            <text:p>1.35</text:p>
          </table:table-cell>
          <table:table-cell table:style-name="ce31" table:formula="of:=[.L25]/1E-018" office:value-type="float" office:value="2.69570328666667" calcext:value-type="float">
            <text:p>2.70</text:p>
          </table:table-cell>
          <table:table-cell table:style-name="ce114" table:formula="of:=LARGE([.D31:.L31];1)" office:value-type="float" office:value="3.57779576" calcext:value-type="float">
            <text:p>3.578</text:p>
          </table:table-cell>
          <table:table-cell table:style-name="ce114" table:formula="of:=SMALL([.D31:.L31];1)" office:value-type="float" office:value="1.35357011829167" calcext:value-type="float">
            <text:p>1.354</text:p>
          </table:table-cell>
          <table:table-cell table:style-name="ce112" table:formula="of:=AVERAGE([.E31:.M31])" office:value-type="float" office:value="2.58526305798786" calcext:value-type="float">
            <text:p>2.59</text:p>
          </table:table-cell>
          <table:table-cell table:style-name="ce112" table:formula="of:=MEDIAN([.F31:.N31])" office:value-type="float" office:value="2.58610197333333" calcext:value-type="float">
            <text:p>2.59</text:p>
          </table:table-cell>
          <table:table-cell table:style-name="ce112" table:formula="of:=([.N31]/[.M31])" office:value-type="float" office:value="0.378325150201327" calcext:value-type="float">
            <text:p>0.38</text:p>
          </table:table-cell>
          <table:table-cell table:style-name="ce112" table:formula="of:=[.M31]/[.O31]" office:value-type="float" office:value="1.38391942318807" calcext:value-type="float">
            <text:p>1.38</text:p>
          </table:table-cell>
          <table:table-cell table:style-name="ce112" table:formula="of:=[.N31]/[.O31]" office:value-type="float" office:value="0.523571523644161" calcext:value-type="float">
            <text:p>0.5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1" draw:text-style-name="P2" svg:width="82.18pt" svg:height="117.67pt" svg:x="353.34pt" svg:y="422.48pt" draw:caption-point-x="-17.29pt" draw:caption-point-y="42.8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atraso crítico*vdd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 nominal</text:p>
          </table:table-cell>
          <table:table-cell table:style-name="ce73" table:formula="of:=[.D21]/1E-024" office:value-type="float" office:value="-0.04728935517" calcext:value-type="float">
            <text:p>-0.05</text:p>
          </table:table-cell>
          <table:table-cell table:style-name="ce73" table:formula="of:=[.E21]/1E-024" office:value-type="float" office:value="-0.06440032368" calcext:value-type="float">
            <text:p>-0.06</text:p>
          </table:table-cell>
          <table:table-cell table:style-name="ce73" table:formula="of:=[.F21]/1E-024" office:value-type="float" office:value="-0.0477315336" calcext:value-type="float">
            <text:p>-0.05</text:p>
          </table:table-cell>
          <table:table-cell table:style-name="ce73" table:formula="of:=[.G21]/1E-024" office:value-type="float" office:value="-0.04536449862" calcext:value-type="float">
            <text:p>-0.05</text:p>
          </table:table-cell>
          <table:table-cell table:style-name="ce73" table:formula="of:=[.H21]/1E-024" office:value-type="float" office:value="-0.028518697054784" calcext:value-type="float">
            <text:p>-0.03</text:p>
          </table:table-cell>
          <table:table-cell table:style-name="ce73" table:formula="of:=[.I21]/1E-024" office:value-type="float" office:value="-0.04896048195" calcext:value-type="float">
            <text:p>-0.05</text:p>
          </table:table-cell>
          <table:table-cell table:style-name="ce73" table:formula="of:=[.J21]/1E-024" office:value-type="float" office:value="-0.04654983552" calcext:value-type="float">
            <text:p>-0.05</text:p>
          </table:table-cell>
          <table:table-cell table:style-name="ce73" table:formula="of:=[.K21]/1E-024" office:value-type="float" office:value="-0.02436426212925" calcext:value-type="float">
            <text:p>-0.02</text:p>
          </table:table-cell>
          <table:table-cell table:style-name="ce73" table:formula="of:=[.L21]/1E-024" office:value-type="float" office:value="-0.04852265916" calcext:value-type="float">
            <text:p>-0.05</text:p>
          </table:table-cell>
          <table:table-cell table:style-name="ce112" table:formula="of:=LARGE([.D32:.L32];1)" office:value-type="float" office:value="-0.02436426212925" calcext:value-type="float">
            <text:p>-0.02</text:p>
          </table:table-cell>
          <table:table-cell table:style-name="ce112" table:formula="of:=SMALL([.D32:.L32];1)" office:value-type="float" office:value="-0.06440032368" calcext:value-type="float">
            <text:p>-0.06</text:p>
          </table:table-cell>
          <table:table-cell table:style-name="ce112" table:formula="of:=AVERAGE([.E32:.M32])" office:value-type="float" office:value="-0.0420862837603649" calcext:value-type="float">
            <text:p>-0.04</text:p>
          </table:table-cell>
          <table:table-cell table:style-name="ce112" table:formula="of:=MEDIAN([.F32:.N32])" office:value-type="float" office:value="-0.04654983552" calcext:value-type="float">
            <text:p>-0.05</text:p>
          </table:table-cell>
          <table:table-cell table:style-name="ce112" table:formula="of:=([.N32]/[.M32])" office:value-type="float" office:value="2.64322897768718" calcext:value-type="float">
            <text:p>2.64</text:p>
          </table:table-cell>
          <table:table-cell table:style-name="ce112" table:formula="of:=[.M32]/[.O32]" office:value-type="float" office:value="0.578912176422553" calcext:value-type="float">
            <text:p>0.58</text:p>
          </table:table-cell>
          <table:table-cell table:style-name="ce112" table:formula="of:=[.N32]/[.O32]" office:value-type="float" office:value="1.53019744025605" calcext:value-type="float">
            <text:p>1.5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Média atrasos nominal</text:p>
          </table:table-cell>
          <table:table-cell table:style-name="ce72" table:formula="of:=(SUM([.D5:.D12])/8)/0.000000000001" office:value-type="float" office:value="4.94807" calcext:value-type="float">
            <text:p>4.95</text:p>
          </table:table-cell>
          <table:table-cell table:style-name="ce72" table:formula="of:=(SUM([.E5:.E12])/8)/0.000000000001" office:value-type="float" office:value="7.761025" calcext:value-type="float">
            <text:p>7.76</text:p>
          </table:table-cell>
          <table:table-cell table:style-name="ce72" table:formula="of:=(SUM([.F5:.F12])/8)/0.000000000001" office:value-type="float" office:value="4.1641" calcext:value-type="float">
            <text:p>4.16</text:p>
          </table:table-cell>
          <table:table-cell table:style-name="ce72" table:formula="of:=(SUM([.G5:.G12])/8)/0.000000000001" office:value-type="float" office:value="4.466325" calcext:value-type="float">
            <text:p>4.47</text:p>
          </table:table-cell>
          <table:table-cell table:style-name="ce72" table:formula="of:=(SUM([.H5:.H12])/8)/0.000000000001" office:value-type="float" office:value="2.94310250375" calcext:value-type="float">
            <text:p>2.94</text:p>
          </table:table-cell>
          <table:table-cell table:style-name="ce72" table:formula="of:=(SUM([.I5:.I12])/8)/0.000000000001" office:value-type="float" office:value="5.5562875" calcext:value-type="float">
            <text:p>5.56</text:p>
          </table:table-cell>
          <table:table-cell table:style-name="ce72" table:formula="of:=(SUM([.J5:.J12])/8)/0.000000000001" office:value-type="float" office:value="5.5381" calcext:value-type="float">
            <text:p>5.54</text:p>
          </table:table-cell>
          <table:table-cell table:style-name="ce72" table:formula="of:=(SUM([.K5:.K12])/8)/0.000000000001" office:value-type="float" office:value="2.8547292625" calcext:value-type="float">
            <text:p>2.85</text:p>
          </table:table-cell>
          <table:table-cell table:style-name="ce72" table:formula="of:=(SUM([.L5:.L12])/8)/0.000000000001" office:value-type="float" office:value="5.2935875" calcext:value-type="float">
            <text:p>5.29</text:p>
          </table:table-cell>
          <table:table-cell table:style-name="ce112" table:formula="of:=LARGE([.D33:.L33];1)" office:value-type="float" office:value="7.761025" calcext:value-type="float">
            <text:p>7.76</text:p>
          </table:table-cell>
          <table:table-cell table:style-name="ce112" table:formula="of:=SMALL([.D33:.L33];1)" office:value-type="float" office:value="2.8547292625" calcext:value-type="float">
            <text:p>2.85</text:p>
          </table:table-cell>
          <table:table-cell table:style-name="ce112" table:formula="of:=AVERAGE([.E33:.M33])" office:value-type="float" office:value="5.14869797402778" calcext:value-type="float">
            <text:p>5.15</text:p>
          </table:table-cell>
          <table:table-cell table:style-name="ce112" table:formula="of:=MEDIAN([.F33:.N33])" office:value-type="float" office:value="4.466325" calcext:value-type="float">
            <text:p>4.47</text:p>
          </table:table-cell>
          <table:table-cell table:style-name="ce112" table:formula="of:=([.N33]/[.M33])" office:value-type="float" office:value="0.367828896634143" calcext:value-type="float">
            <text:p>0.37</text:p>
          </table:table-cell>
          <table:table-cell table:style-name="ce112" table:formula="of:=[.M33]/[.O33]" office:value-type="float" office:value="1.50737624136236" calcext:value-type="float">
            <text:p>1.51</text:p>
          </table:table-cell>
          <table:table-cell table:style-name="ce112" table:formula="of:=[.N33]/[.O33]" office:value-type="float" office:value="0.554456539672839" calcext:value-type="float">
            <text:p>0.55</text:p>
          </table:table-cell>
          <table:table-cell table:number-columns-repeated="1005"/>
        </table:table-row>
        <table:table-row table:style-name="ro1">
          <table:table-cell/>
          <table:table-cell table:style-name="ce50" table:number-columns-repeated="10"/>
          <table:table-cell table:number-columns-repeated="1013"/>
        </table:table-row>
        <table:table-row table:style-name="ro1">
          <table:table-cell/>
          <table:table-cell table:style-name="ce46"/>
          <table:table-cell table:style-name="ce56" office:value-type="string" calcext:value-type="string">
            <text:p>Normalizada em relação a 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5" draw:text-style-name="P2" svg:width="82.18pt" svg:height="61.68pt" svg:x="353.34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72" table:formula="of:=[.E28]/[.D28]" office:value-type="float" office:value="1.11645654143945" calcext:value-type="float">
            <text:p>1.12</text:p>
          </table:table-cell>
          <table:table-cell table:style-name="ce72" table:formula="of:=[.F28]/[.D28]" office:value-type="float" office:value="1.18666433488609" calcext:value-type="float">
            <text:p>1.19</text:p>
          </table:table-cell>
          <table:table-cell table:style-name="ce72" table:formula="of:=[.G28]/[.D28]" office:value-type="float" office:value="1.06022353296555" calcext:value-type="float">
            <text:p>1.06</text:p>
          </table:table-cell>
          <table:table-cell table:style-name="ce72" table:formula="of:=[.H28]/[.D28]" office:value-type="float" office:value="1.01721808672634" calcext:value-type="float">
            <text:p>1.02</text:p>
          </table:table-cell>
          <table:table-cell table:style-name="ce72" table:formula="of:=[.I28]/[.D28]" office:value-type="float" office:value="1.10359465174327" calcext:value-type="float">
            <text:p>1.10</text:p>
          </table:table-cell>
          <table:table-cell table:style-name="ce72" table:formula="of:=[.J28]/[.D28]" office:value-type="float" office:value="1.09585208031924" calcext:value-type="float">
            <text:p>1.10</text:p>
          </table:table-cell>
          <table:table-cell table:style-name="ce72" table:formula="of:=[.K28]/[.D28]" office:value-type="float" office:value="0.789634731871731" calcext:value-type="float">
            <text:p>0.79</text:p>
          </table:table-cell>
          <table:table-cell table:style-name="ce72" table:formula="of:=[.L28]/[.D28]" office:value-type="float" office:value="0.997217761808614" calcext:value-type="float">
            <text:p>1.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Atraso crítico nominal</text:p>
          </table:table-cell>
          <table:table-cell table:style-name="ce72" table:formula="of:=[.E29]/[.D29]" office:value-type="float" office:value="1.2197837277044" calcext:value-type="float">
            <text:p>1.22</text:p>
          </table:table-cell>
          <table:table-cell table:style-name="ce72" table:formula="of:=[.F29]/[.D29]" office:value-type="float" office:value="0.850577923200724" calcext:value-type="float">
            <text:p>0.85</text:p>
          </table:table-cell>
          <table:table-cell table:style-name="ce72" table:formula="of:=[.G29]/[.D29]" office:value-type="float" office:value="0.904805607650666" calcext:value-type="float">
            <text:p>0.90</text:p>
          </table:table-cell>
          <table:table-cell table:style-name="ce72" table:formula="of:=[.H29]/[.D29]" office:value-type="float" office:value="0.59286008805182" calcext:value-type="float">
            <text:p>0.59</text:p>
          </table:table-cell>
          <table:table-cell table:style-name="ce72" table:formula="of:=[.I29]/[.D29]" office:value-type="float" office:value="0.938150911775268" calcext:value-type="float">
            <text:p>0.94</text:p>
          </table:table-cell>
          <table:table-cell table:style-name="ce72" table:formula="of:=[.J29]/[.D29]" office:value-type="float" office:value="0.898261575090113" calcext:value-type="float">
            <text:p>0.90</text:p>
          </table:table-cell>
          <table:table-cell table:style-name="ce72" table:formula="of:=[.K29]/[.D29]" office:value-type="float" office:value="0.652474628572949" calcext:value-type="float">
            <text:p>0.65</text:p>
          </table:table-cell>
          <table:table-cell table:style-name="ce72" table:formula="of:=[.L29]/[.D29]" office:value-type="float" office:value="1.02894271311334" calcext:value-type="float">
            <text:p>1.0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56" office:value-type="string" calcext:value-type="string">
            <text:p>Nominal power</text:p>
          </table:table-cell>
          <table:table-cell table:style-name="ce72" table:formula="of:=[.E30]/[.D30]" office:value-type="float" office:value="1.11645654143945" calcext:value-type="float">
            <text:p>1.12</text:p>
          </table:table-cell>
          <table:table-cell table:style-name="ce72" table:formula="of:=[.F30]/[.D30]" office:value-type="float" office:value="1.18666433488609" calcext:value-type="float">
            <text:p>1.19</text:p>
          </table:table-cell>
          <table:table-cell table:style-name="ce72" table:formula="of:=[.G30]/[.D30]" office:value-type="float" office:value="1.06022353296555" calcext:value-type="float">
            <text:p>1.06</text:p>
          </table:table-cell>
          <table:table-cell table:style-name="ce72" table:formula="of:=[.H30]/[.D30]" office:value-type="float" office:value="1.01721808672634" calcext:value-type="float">
            <text:p>1.02</text:p>
          </table:table-cell>
          <table:table-cell table:style-name="ce72" table:formula="of:=[.I30]/[.D30]" office:value-type="float" office:value="1.10359465174327" calcext:value-type="float">
            <text:p>1.10</text:p>
          </table:table-cell>
          <table:table-cell table:style-name="ce72" table:formula="of:=[.J30]/[.D30]" office:value-type="float" office:value="1.09585208031924" calcext:value-type="float">
            <text:p>1.10</text:p>
          </table:table-cell>
          <table:table-cell table:style-name="ce72" table:formula="of:=[.K30]/[.D30]" office:value-type="float" office:value="0.789634731871731" calcext:value-type="float">
            <text:p>0.79</text:p>
          </table:table-cell>
          <table:table-cell table:style-name="ce72" table:formula="of:=[.L30]/[.D30]" office:value-type="float" office:value="0.997217761808614" calcext:value-type="float">
            <text:p>1.00</text:p>
          </table:table-cell>
          <table:table-cell table:style-name="Default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J(-15)</text:p>
          </table:table-cell>
          <table:table-cell table:style-name="ce57" office:value-type="string" calcext:value-type="string">
            <text:p><text:span text:style-name="T2"> Nominal </text:span>PDP</text:p>
          </table:table-cell>
          <table:table-cell table:style-name="ce72" table:formula="of:=[.E31]/[.D31]" office:value-type="float" office:value="1.36183552193698" calcext:value-type="float">
            <text:p>1.36</text:p>
          </table:table-cell>
          <table:table-cell table:style-name="ce72" table:formula="of:=[.F31]/[.D31]" office:value-type="float" office:value="1.00935048550378" calcext:value-type="float">
            <text:p>1.01</text:p>
          </table:table-cell>
          <table:table-cell table:style-name="ce72" table:formula="of:=[.G31]/[.D31]" office:value-type="float" office:value="0.959296197990428" calcext:value-type="float">
            <text:p>0.96</text:p>
          </table:table-cell>
          <table:table-cell table:style-name="ce72" table:formula="of:=[.H31]/[.D31]" office:value-type="float" office:value="0.603068004464482" calcext:value-type="float">
            <text:p>0.60</text:p>
          </table:table-cell>
          <table:table-cell table:style-name="ce72" table:formula="of:=[.I31]/[.D31]" office:value-type="float" office:value="1.03533832876326" calcext:value-type="float">
            <text:p>1.04</text:p>
          </table:table-cell>
          <table:table-cell table:style-name="ce72" table:formula="of:=[.J31]/[.D31]" office:value-type="float" office:value="0.98436181573334" calcext:value-type="float">
            <text:p>0.98</text:p>
          </table:table-cell>
          <table:table-cell table:style-name="ce72" table:formula="of:=[.K31]/[.D31]" office:value-type="float" office:value="0.515216628386309" calcext:value-type="float">
            <text:p>0.52</text:p>
          </table:table-cell>
          <table:table-cell table:style-name="ce72" table:formula="of:=[.L31]/[.D31]" office:value-type="float" office:value="1.02607994940017" calcext:value-type="float">
            <text:p>1.0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6" draw:text-style-name="P2" svg:width="82.18pt" svg:height="184.85pt" svg:x="353.34pt" svg:y="541.62pt" draw:caption-point-x="-17.29pt" draw:caption-point-y="44.5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72" table:formula="of:=[.E32]/[.D32]" office:value-type="float" office:value="1.36183552193698" calcext:value-type="float">
            <text:p>1.36</text:p>
          </table:table-cell>
          <table:table-cell table:style-name="ce72" table:formula="of:=[.F32]/[.D32]" office:value-type="float" office:value="1.00935048550378" calcext:value-type="float">
            <text:p>1.01</text:p>
          </table:table-cell>
          <table:table-cell table:style-name="ce72" table:formula="of:=[.G32]/[.D32]" office:value-type="float" office:value="0.959296197990428" calcext:value-type="float">
            <text:p>0.96</text:p>
          </table:table-cell>
          <table:table-cell table:style-name="ce72" table:formula="of:=[.H32]/[.D32]" office:value-type="float" office:value="0.603068004464481" calcext:value-type="float">
            <text:p>0.60</text:p>
          </table:table-cell>
          <table:table-cell table:style-name="ce72" table:formula="of:=[.I32]/[.D32]" office:value-type="float" office:value="1.03533832876326" calcext:value-type="float">
            <text:p>1.04</text:p>
          </table:table-cell>
          <table:table-cell table:style-name="ce72" table:formula="of:=[.J32]/[.D32]" office:value-type="float" office:value="0.98436181573334" calcext:value-type="float">
            <text:p>0.98</text:p>
          </table:table-cell>
          <table:table-cell table:style-name="ce72" table:formula="of:=[.K32]/[.D32]" office:value-type="float" office:value="0.515216628386308" calcext:value-type="float">
            <text:p>0.52</text:p>
          </table:table-cell>
          <table:table-cell table:style-name="ce72" table:formula="of:=[.L32]/[.D32]" office:value-type="float" office:value="1.02607994940016" calcext:value-type="float">
            <text:p>1.03</text:p>
          </table:table-cell>
          <table:table-cell table:style-name="Default"/>
          <table:table-cell table:style-name="ce5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Média atrasos nominal</text:p>
          </table:table-cell>
          <table:table-cell table:style-name="ce72" table:formula="of:=[.E33]/[.D33]" office:value-type="float" office:value="1.56849539315329" calcext:value-type="float">
            <text:p>1.57</text:p>
          </table:table-cell>
          <table:table-cell table:style-name="ce72" table:formula="of:=[.F33]/[.D33]" office:value-type="float" office:value="0.84156044680047" calcext:value-type="float">
            <text:p>0.84</text:p>
          </table:table-cell>
          <table:table-cell table:style-name="ce72" table:formula="of:=[.G33]/[.D33]" office:value-type="float" office:value="0.902639817140825" calcext:value-type="float">
            <text:p>0.90</text:p>
          </table:table-cell>
          <table:table-cell table:style-name="ce72" table:formula="of:=[.H33]/[.D33]" office:value-type="float" office:value="0.594798073541805" calcext:value-type="float">
            <text:p>0.59</text:p>
          </table:table-cell>
          <table:table-cell table:style-name="ce72" table:formula="of:=[.I33]/[.D33]" office:value-type="float" office:value="1.12292014866402" calcext:value-type="float">
            <text:p>1.12</text:p>
          </table:table-cell>
          <table:table-cell table:style-name="ce72" table:formula="of:=[.J33]/[.D33]" office:value-type="float" office:value="1.11924447309759" calcext:value-type="float">
            <text:p>1.12</text:p>
          </table:table-cell>
          <table:table-cell table:style-name="ce72" table:formula="of:=[.K33]/[.D33]" office:value-type="float" office:value="0.576937929839311" calcext:value-type="float">
            <text:p>0.58</text:p>
          </table:table-cell>
          <table:table-cell table:style-name="ce72" table:formula="of:=[.L33]/[.D33]" office:value-type="float" office:value="1.06982874130722" calcext:value-type="float">
            <text:p>1.07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energia consumida pelas topologias PTL, sob o meu vdd2, são consideravelmente menores do que as CMOS. Cerca de 2x menor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consumo menor que ela, e todas as outras topologias implementadas possuem no mínimo um </text:p>
            <text:p>Consumo de 30% a mais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, sob o vdd2 apenas, foi a V8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um maior consumo é a V6, com um consumo <text:s/>3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 nominal, sob o vdd2 apenas, foi a V6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Todas as implementações PTL tem no mínimo pouco mais que o dobro do consumo da V1. Pq? O que leva a esse aumento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o menor consumo foi a V1 e com o maior consumo foi a V2</text:p>
          </table:table-cell>
          <table:covered-table-cell table:number-columns-repeated="6" table:style-name="ce75"/>
          <table:table-cell/>
          <table:table-cell table:style-name="ce59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foi a V8 (levando em consideração vdd1 e vdd2) foi a V8 e a com o maior consumo foi a V6</text:p>
          </table:table-cell>
          <table:covered-table-cell table:number-columns-repeated="6" table:style-name="ce75"/>
          <table:table-cell/>
          <table:table-cell table:style-name="ce59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(levando em consideração apenas o vdd2) foi a V5 e a com o maior consumo foi a V8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EDP menor que ela, e todas as outras topologias tem no mínimo um EDP 50%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o maior EDP é a V7, com cerca de 2,5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 meu atraso crítico permanece praticamente igual em todas as topologias implementad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PTL tem um EDP 2,5x maior que a V1. Pq o EDP nas PTL são maiores? O que faz o EDP aumentar aqui nessa </text:p>
            <text:p>Abordagem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aior atraso ocorreu na topologia da xor V4, cerca de duas vezes maior que todas as outras topologi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CMOS mantém um padrão de EDP de 0,5x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eu menor atraso ocorreu na topologia xor V5. Porque? O que leva ela a ter o pior atraso uma vez que ela possui menos transitores?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Em media os meus atrasos na topologia PTL é menor, ou seja, no geral elas possuem um atraso menor do que as CMO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s abordagens TPL obtiveram sempre um atraso crítico menor com uma redução de cerca de 20% em média. O que levou a essa</text:p>
            <text:p>Redução? Foi a diminuição de transistores nos caminhos até a saída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todas, a topologia que apresentou a melhor média de atrasos foi a V8 e a pior foi a V4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s abordagens CMOS em média tiveram o mesmo atraso crítico que a V1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diferença entre o maior atraso e o menor atraso (entre todas implementações) é de pouco mais que o dobro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 média dos atrasos das diferentes topologias mantiveram o mesmo comportamento do atraso crítico, ou seja, as abordagens CMOS continuaram</text:p>
            <text:p>Com a mesma média dos atrasos de V1 e as abordagens PTL com uma redução de 20% nos atrasos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s meus atrasos críticos se dão sempre no borda de descida (tp_hl), exceto na topologia V4. Ou seja as minhas implementações tem maior </text:p>
            <text:p>dificuldade para passar do estado de sinal alto para o sinal baix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59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59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EDP é ligeiramente maior para as minhas implementações PTL (cerca de 0.0125e-24)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o maior EDP foi a V7 e a com o menor EDP foi a V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o maior EDP é da V4 e o menor EDP é d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o maior EDP é da V7 e o menor EDP é da V5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Quanto menor o EDP melhor é a topologia quado se está pensando na relação consumo e atras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e a menor EDP é de 0.01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a maior potencia dissipada foi a V6 e a com a menor foi 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a maior potência foi a V2 e a menor foi a V1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a maior energia dissipada foi a V6 e com a menor foi a V8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m média as topologias PTL tem uma potencia maior do que as CMOS, cerca do dobre de potência é dissipada. Pq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potência (V6) e a menor é de pouco mais que 3x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7" table:number-rows-spanned="1">
            <text:p>Uma redução do numero de transistores (motivo de circuitos PTL) faz com que eu tenha um consumo de energia maior, uma </text:p>
            <text:p>Redução nos atrasos (pouco significativa) e um aumento na potencia dissipada. Poque uma diminuição no número de transistores </text:p>
            <text:p>Não reflete numa diminuição de consumo e de potência?  </text:p>
          </table:table-cell>
          <table:covered-table-cell table:number-columns-repeated="6" table:style-name="ce75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_near" table:style-name="ta2">
        <office:forms form:automatic-focus="false" form:apply-design-mode="false"/>
        <table:table-column table:style-name="co17" table:default-cell-style-name="ce49"/>
        <table:table-column table:style-name="co2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1" table:number-columns-repeated="5" table:default-cell-style-name="ce49"/>
        <table:table-column table:style-name="co16" table:default-cell-style-name="ce49"/>
        <table:table-column table:style-name="co23" table:default-cell-style-name="ce49"/>
        <table:table-column table:style-name="co16" table:number-columns-repeated="2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16" table:number-columns-repeated="1005" table:default-cell-style-name="ce49"/>
        <table:table-row table:style-name="ro1">
          <table:table-cell table:style-name="ce135" office:value-type="string" calcext:value-type="string">
            <text:p>Vdd</text:p>
          </table:table-cell>
          <table:table-cell table:style-name="ce135" office:value-type="string" calcext:value-type="string">
            <text:p>0.3</text:p>
          </table:table-cell>
          <table:table-cell table:style-name="ce143"/>
          <table:table-cell table:number-columns-repeated="2"/>
          <table:table-cell table:style-name="ce143" table:number-columns-repeated="3"/>
          <table:table-cell table:number-columns-repeated="1016"/>
        </table:table-row>
        <table:table-row table:style-name="ro1">
          <table:table-cell table:style-name="ce135" office:value-type="string" calcext:value-type="string">
            <text:p>Transiente(ns)</text:p>
          </table:table-cell>
          <table:table-cell table:style-name="ce149" office:value-type="float" office:value="0.000000018" calcext:value-type="float">
            <text:p>1.80E-08</text:p>
          </table:table-cell>
          <table:table-cell table:style-name="ce175" office:value-type="string" calcext:value-type="string">
            <text:p>Wn=32n</text:p>
          </table:table-cell>
          <table:table-cell table:style-name="ce175" office:value-type="string" calcext:value-type="string">
            <text:p>Wp=64n</text:p>
          </table:table-cell>
          <table:table-cell table:style-name="ce143"/>
          <table:table-cell/>
          <table:table-cell table:style-name="ce135" office:value-type="string" calcext:value-type="string">
            <text:p>Transiente(ns)</text:p>
          </table:table-cell>
          <table:table-cell table:style-name="ce149" office:value-type="float" office:value="0.0000000225" calcext:value-type="float">
            <text:p>2.25E-08</text:p>
          </table:table-cell>
          <table:table-cell table:number-columns-repeated="1016"/>
        </table:table-row>
        <table:table-row table:style-name="ro1">
          <table:table-cell table:style-name="ce135" office:value-type="string" calcext:value-type="string">
            <text:p>Período(ns)</text:p>
          </table:table-cell>
          <table:table-cell table:style-name="ce149" office:value-type="float" office:value="0.00000004" calcext:value-type="float">
            <text:p>4.00E-08</text:p>
          </table:table-cell>
          <table:table-cell table:style-name="ce143"/>
          <table:table-cell office:value-type="string" calcext:value-type="string">
            <text:p>cal</text:p>
          </table:table-cell>
          <table:table-cell table:number-columns-repeated="2"/>
          <table:table-cell table:style-name="ce135" office:value-type="string" calcext:value-type="string">
            <text:p>Período(ns)</text:p>
          </table:table-cell>
          <table:table-cell table:style-name="ce149" office:value-type="float" office:value="0.00000005" calcext:value-type="float">
            <text:p>5.00E-08</text:p>
          </table:table-cell>
          <table:table-cell table:number-columns-repeated="1016"/>
        </table:table-row>
        <table:table-row table:style-name="ro1">
          <table:table-cell table:style-name="ce143" table:number-columns-repeated="2"/>
          <table:table-cell table:style-name="ce176"/>
          <table:table-cell table:style-name="ce178" office:value-type="string" calcext:value-type="string">
            <text:p>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1B</text:p>
          </table:table-cell>
          <table:table-cell table:style-name="ce179" office:value-type="float" office:value="0.00000000096" calcext:value-type="float">
            <text:p>9.60E-10</text:p>
          </table:table-cell>
          <table:table-cell table:style-name="ce179" office:value-type="float" office:value="0.00000000158" calcext:value-type="float">
            <text:p>1.58E-09</text:p>
          </table:table-cell>
          <table:table-cell table:style-name="ce179" office:value-type="float" office:value="0.00000000107" calcext:value-type="float">
            <text:p>1.07E-09</text:p>
          </table:table-cell>
          <table:table-cell table:style-name="ce69" office:value-type="float" office:value="0.00000000118" calcext:value-type="float">
            <text:p>1.18E-09</text:p>
          </table:table-cell>
          <table:table-cell table:style-name="ce179" office:value-type="float" office:value="0.000000000897" calcext:value-type="float">
            <text:p>8.97E-10</text:p>
          </table:table-cell>
          <table:table-cell table:style-name="ce179" office:value-type="float" office:value="0.0000000013" calcext:value-type="float">
            <text:p>1.30E-09</text:p>
          </table:table-cell>
          <table:table-cell table:style-name="ce179" office:value-type="float" office:value="0.00000000122" calcext:value-type="float">
            <text:p>1.22E-09</text:p>
          </table:table-cell>
          <table:table-cell table:style-name="ce179" office:value-type="float" office:value="0.000000000836" calcext:value-type="float">
            <text:p>8.36E-10</text:p>
          </table:table-cell>
          <table:table-cell table:style-name="ce179" office:value-type="float" office:value="0.00000000139" calcext:value-type="float">
            <text:p>1.39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A0</text:p>
          </table:table-cell>
          <table:table-cell table:style-name="ce180" office:value-type="float" office:value="0.0000000013" calcext:value-type="float">
            <text:p>1.30E-09</text:p>
          </table:table-cell>
          <table:table-cell table:style-name="ce179" office:value-type="float" office:value="0.00000000139" calcext:value-type="float">
            <text:p>1.39E-09</text:p>
          </table:table-cell>
          <table:table-cell table:style-name="ce180" office:value-type="float" office:value="0.00000000113" calcext:value-type="float">
            <text:p>1.13E-09</text:p>
          </table:table-cell>
          <table:table-cell table:style-name="ce180" office:value-type="float" office:value="0.00000000133" calcext:value-type="float">
            <text:p>1.33E-09</text:p>
          </table:table-cell>
          <table:table-cell table:style-name="ce179" office:value-type="float" office:value="0.00000000067" calcext:value-type="float">
            <text:p>6.70E-10</text:p>
          </table:table-cell>
          <table:table-cell table:style-name="ce180" office:value-type="float" office:value="0.00000000145" calcext:value-type="float">
            <text:p>1.45E-09</text:p>
          </table:table-cell>
          <table:table-cell table:style-name="ce179" office:value-type="float" office:value="0.00000000121" calcext:value-type="float">
            <text:p>1.21E-09</text:p>
          </table:table-cell>
          <table:table-cell table:style-name="ce179" office:value-type="float" office:value="0.000000000552" calcext:value-type="float">
            <text:p>5.52E-10</text:p>
          </table:table-cell>
          <table:table-cell table:style-name="ce179" office:value-type="float" office:value="0.00000000133" calcext:value-type="float">
            <text:p>1.33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0B</text:p>
          </table:table-cell>
          <table:table-cell table:style-name="ce179" office:value-type="float" office:value="0.000000000769" calcext:value-type="float">
            <text:p>7.69E-10</text:p>
          </table:table-cell>
          <table:table-cell table:style-name="ce179" office:value-type="float" office:value="0.00000000131" calcext:value-type="float">
            <text:p>1.31E-09</text:p>
          </table:table-cell>
          <table:table-cell table:style-name="ce179" office:value-type="float" office:value="0.000000000874" calcext:value-type="float">
            <text:p>8.74E-10</text:p>
          </table:table-cell>
          <table:table-cell table:style-name="ce69" office:value-type="float" office:value="0.000000000918" calcext:value-type="float">
            <text:p>9.18E-10</text:p>
          </table:table-cell>
          <table:table-cell table:style-name="ce179" office:value-type="float" office:value="0.000000000909" calcext:value-type="float">
            <text:p>9.09E-10</text:p>
          </table:table-cell>
          <table:table-cell table:style-name="ce179" office:value-type="float" office:value="0.00000000113" calcext:value-type="float">
            <text:p>1.13E-09</text:p>
          </table:table-cell>
          <table:table-cell table:style-name="ce179" office:value-type="float" office:value="0.00000000111" calcext:value-type="float">
            <text:p>1.11E-09</text:p>
          </table:table-cell>
          <table:table-cell table:style-name="ce179" office:value-type="float" office:value="0.000000000884" calcext:value-type="float">
            <text:p>8.84E-10</text:p>
          </table:table-cell>
          <table:table-cell table:style-name="ce179" office:value-type="float" office:value="0.000000001" calcext:value-type="float">
            <text:p>1.00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A1</text:p>
          </table:table-cell>
          <table:table-cell table:style-name="ce179" office:value-type="float" office:value="0.00000000107" calcext:value-type="float">
            <text:p>1.07E-09</text:p>
          </table:table-cell>
          <table:table-cell table:style-name="ce180" office:value-type="float" office:value="0.00000000173" calcext:value-type="float">
            <text:p>1.73E-09</text:p>
          </table:table-cell>
          <table:table-cell table:style-name="ce179" office:value-type="float" office:value="0.00000000053" calcext:value-type="float">
            <text:p>5.30E-10</text:p>
          </table:table-cell>
          <table:table-cell table:style-name="ce69" office:value-type="float" office:value="0.00000000101" calcext:value-type="float">
            <text:p>1.01E-09</text:p>
          </table:table-cell>
          <table:table-cell table:style-name="ce180" office:value-type="float" office:value="0.000000000971" calcext:value-type="float">
            <text:p>9.71E-10</text:p>
          </table:table-cell>
          <table:table-cell table:style-name="ce179" office:value-type="float" office:value="0.0000000012" calcext:value-type="float">
            <text:p>1.20E-09</text:p>
          </table:table-cell>
          <table:table-cell table:style-name="ce179" office:value-type="float" office:value="0.00000000134" calcext:value-type="float">
            <text:p>1.34E-09</text:p>
          </table:table-cell>
          <table:table-cell table:style-name="ce179" office:value-type="float" office:value="0.000000000732" calcext:value-type="float">
            <text:p>7.32E-10</text:p>
          </table:table-cell>
          <table:table-cell table:style-name="ce179" office:value-type="float" office:value="0.00000000117" calcext:value-type="float">
            <text:p>1.17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A1</text:p>
          </table:table-cell>
          <table:table-cell table:style-name="ce179" office:value-type="float" office:value="0.000000000723" calcext:value-type="float">
            <text:p>7.23E-10</text:p>
          </table:table-cell>
          <table:table-cell table:style-name="ce179" office:value-type="float" office:value="0.00000000146" calcext:value-type="float">
            <text:p>1.46E-09</text:p>
          </table:table-cell>
          <table:table-cell table:style-name="ce179" office:value-type="float" office:value="0.00000000106" calcext:value-type="float">
            <text:p>1.06E-09</text:p>
          </table:table-cell>
          <table:table-cell table:style-name="ce69" office:value-type="float" office:value="0.000000000922" calcext:value-type="float">
            <text:p>9.22E-10</text:p>
          </table:table-cell>
          <table:table-cell table:style-name="ce179" office:value-type="float" office:value="0.000000000809" calcext:value-type="float">
            <text:p>8.09E-10</text:p>
          </table:table-cell>
          <table:table-cell table:style-name="ce179" office:value-type="float" office:value="0.00000000113" calcext:value-type="float">
            <text:p>1.13E-09</text:p>
          </table:table-cell>
          <table:table-cell table:style-name="ce179" office:value-type="float" office:value="0.0000000012" calcext:value-type="float">
            <text:p>1.20E-09</text:p>
          </table:table-cell>
          <table:table-cell table:style-name="ce179" office:value-type="float" office:value="0.00000000068" calcext:value-type="float">
            <text:p>6.80E-10</text:p>
          </table:table-cell>
          <table:table-cell table:style-name="ce179" office:value-type="float" office:value="0.00000000108" calcext:value-type="float">
            <text:p>1.08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0B</text:p>
          </table:table-cell>
          <table:table-cell table:style-name="ce179" office:value-type="float" office:value="0.00000000122" calcext:value-type="float">
            <text:p>1.22E-09</text:p>
          </table:table-cell>
          <table:table-cell table:style-name="ce179" office:value-type="float" office:value="0.00000000125" calcext:value-type="float">
            <text:p>1.25E-09</text:p>
          </table:table-cell>
          <table:table-cell table:style-name="ce179" office:value-type="float" office:value="0.00000000102" calcext:value-type="float">
            <text:p>1.02E-09</text:p>
          </table:table-cell>
          <table:table-cell table:style-name="ce69" office:value-type="float" office:value="0.00000000123" calcext:value-type="float">
            <text:p>1.23E-09</text:p>
          </table:table-cell>
          <table:table-cell table:style-name="ce179" office:value-type="float" office:value="0.000000000918" calcext:value-type="float">
            <text:p>9.18E-10</text:p>
          </table:table-cell>
          <table:table-cell table:style-name="ce179" office:value-type="float" office:value="0.00000000125" calcext:value-type="float">
            <text:p>1.25E-09</text:p>
          </table:table-cell>
          <table:table-cell table:style-name="ce180" office:value-type="float" office:value="0.00000000146" calcext:value-type="float">
            <text:p>1.46E-09</text:p>
          </table:table-cell>
          <table:table-cell table:style-name="ce179" office:value-type="float" office:value="0.000000000742" calcext:value-type="float">
            <text:p>7.42E-10</text:p>
          </table:table-cell>
          <table:table-cell table:style-name="ce180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A0</text:p>
          </table:table-cell>
          <table:table-cell table:style-name="ce179" office:value-type="float" office:value="0.000000000993" calcext:value-type="float">
            <text:p>9.93E-10</text:p>
          </table:table-cell>
          <table:table-cell table:style-name="ce179" office:value-type="float" office:value="0.00000000151" calcext:value-type="float">
            <text:p>1.51E-09</text:p>
          </table:table-cell>
          <table:table-cell table:style-name="ce179" office:value-type="float" office:value="0.00000000094" calcext:value-type="float">
            <text:p>9.40E-10</text:p>
          </table:table-cell>
          <table:table-cell table:style-name="ce69" office:value-type="float" office:value="0.00000000112" calcext:value-type="float">
            <text:p>1.12E-09</text:p>
          </table:table-cell>
          <table:table-cell table:style-name="ce179" office:value-type="float" office:value="0.00000000055" calcext:value-type="float">
            <text:p>5.50E-10</text:p>
          </table:table-cell>
          <table:table-cell table:style-name="ce179" office:value-type="float" office:value="0.00000000143" calcext:value-type="float">
            <text:p>1.43E-09</text:p>
          </table:table-cell>
          <table:table-cell table:style-name="ce179" office:value-type="float" office:value="0.00000000138" calcext:value-type="float">
            <text:p>1.38E-09</text:p>
          </table:table-cell>
          <table:table-cell table:style-name="ce179" office:value-type="float" office:value="0.00000000052" calcext:value-type="float">
            <text:p>5.20E-10</text:p>
          </table:table-cell>
          <table:table-cell table:style-name="ce179" office:value-type="float" office:value="0.00000000129" calcext:value-type="float">
            <text:p>1.29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1B</text:p>
          </table:table-cell>
          <table:table-cell table:style-name="ce179" office:value-type="float" office:value="0.000000000722" calcext:value-type="float">
            <text:p>7.22E-10</text:p>
          </table:table-cell>
          <table:table-cell table:style-name="ce179" office:value-type="float" office:value="0.00000000158" calcext:value-type="float">
            <text:p>1.58E-09</text:p>
          </table:table-cell>
          <table:table-cell table:style-name="ce179" office:value-type="float" office:value="0.000000000493" calcext:value-type="float">
            <text:p>4.93E-10</text:p>
          </table:table-cell>
          <table:table-cell table:style-name="ce69" office:value-type="float" office:value="0.000000000613" calcext:value-type="float">
            <text:p>6.13E-10</text:p>
          </table:table-cell>
          <table:table-cell table:style-name="ce179" office:value-type="float" office:value="0.00000000079" calcext:value-type="float">
            <text:p>7.90E-10</text:p>
          </table:table-cell>
          <table:table-cell table:style-name="ce179" office:value-type="float" office:value="0.00000000137" calcext:value-type="float">
            <text:p>1.37E-09</text:p>
          </table:table-cell>
          <table:table-cell table:style-name="ce179" office:value-type="float" office:value="0.00000000127" calcext:value-type="float">
            <text:p>1.27E-09</text:p>
          </table:table-cell>
          <table:table-cell table:style-name="ce180" office:value-type="float" office:value="0.00000000124" calcext:value-type="float">
            <text:p>1.24E-09</text:p>
          </table:table-cell>
          <table:table-cell table:style-name="ce179" office:value-type="float" office:value="0.00000000131" calcext:value-type="float">
            <text:p>1.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6"/>
          <table:table-cell table:style-name="ce181"/>
          <table:table-cell table:style-name="ce185"/>
          <table:table-cell table:style-name="ce186"/>
          <table:table-cell table:style-name="ce187"/>
          <table:table-cell table:style-name="ce181"/>
          <table:table-cell table:style-name="ce185" table:number-columns-repeated="3"/>
          <table:table-cell table:style-name="ce189"/>
          <table:table-cell table:number-columns-repeated="1012"/>
        </table:table-row>
        <table:table-row table:style-name="ro1">
          <table:table-cell/>
          <table:table-cell table:style-name="ce153" office:value-type="string" calcext:value-type="string">
            <text:p>CMOS:</text:p>
          </table:table-cell>
          <table:table-cell table:style-name="ce177" office:value-type="string" calcext:value-type="string">
            <text:p>Energia vdd1</text:p>
          </table:table-cell>
          <table:table-cell table:style-name="ce182" office:value-type="float" office:value="-8.3E-016" calcext:value-type="float">
            <text:p>-8.30E-16</text:p>
          </table:table-cell>
          <table:table-cell table:style-name="ce182" office:value-type="float" office:value="-5.94E-016" calcext:value-type="float">
            <text:p>-5.94E-16</text:p>
          </table:table-cell>
          <table:table-cell table:style-name="ce182" office:value-type="float" office:value="-5.5E-016" calcext:value-type="float">
            <text:p>-5.50E-16</text:p>
          </table:table-cell>
          <table:table-cell table:style-name="ce182" office:value-type="float" office:value="-5.25E-016" calcext:value-type="float">
            <text:p>-5.25E-16</text:p>
          </table:table-cell>
          <table:table-cell table:style-name="ce182" office:value-type="float" office:value="-1.29E-015" calcext:value-type="float">
            <text:p>-1.29E-15</text:p>
          </table:table-cell>
          <table:table-cell table:number-columns-repeated="2" table:style-name="ce182" office:value-type="float" office:value="-1.17E-015" calcext:value-type="float">
            <text:p>-1.17E-15</text:p>
          </table:table-cell>
          <table:table-cell table:style-name="ce182" office:value-type="float" office:value="-1.08E-015" calcext:value-type="float">
            <text:p>-1.08E-15</text:p>
          </table:table-cell>
          <table:table-cell table:style-name="ce182" office:value-type="float" office:value="-1.16E-015" calcext:value-type="float">
            <text:p>-1.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7" office:value-type="string" calcext:value-type="string">
            <text:p>Energia vdd2</text:p>
          </table:table-cell>
          <table:table-cell table:style-name="ce183" office:value-type="float" office:value="-5.44E-016" calcext:value-type="float">
            <text:p>-5.44E-16</text:p>
          </table:table-cell>
          <table:table-cell table:style-name="ce183" office:value-type="float" office:value="-1.15E-015" calcext:value-type="float">
            <text:p>-1.15E-15</text:p>
          </table:table-cell>
          <table:table-cell table:style-name="ce183" office:value-type="float" office:value="-8.35E-016" calcext:value-type="float">
            <text:p>-8.35E-16</text:p>
          </table:table-cell>
          <table:table-cell table:style-name="ce183" office:value-type="float" office:value="-7.02E-016" calcext:value-type="float">
            <text:p>-7.02E-16</text:p>
          </table:table-cell>
          <table:table-cell table:style-name="ce182" office:value-type="float" office:value="8.53E-018" calcext:value-type="float">
            <text:p>8.53E-18</text:p>
          </table:table-cell>
          <table:table-cell table:style-name="ce182" office:value-type="float" office:value="-5.88E-016" calcext:value-type="float">
            <text:p>-5.88E-16</text:p>
          </table:table-cell>
          <table:table-cell table:style-name="ce182" office:value-type="float" office:value="-6E-016" calcext:value-type="float">
            <text:p>-6.00E-16</text:p>
          </table:table-cell>
          <table:table-cell table:style-name="ce182" office:value-type="float" office:value="-1.01E-016" calcext:value-type="float">
            <text:p>-1.01E-16</text:p>
          </table:table-cell>
          <table:table-cell table:style-name="ce182" office:value-type="float" office:value="-5.85E-016" calcext:value-type="float">
            <text:p>-5.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7" office:value-type="string" calcext:value-type="string">
            <text:p>Energia vdd3</text:p>
          </table:table-cell>
          <table:table-cell table:style-name="ce182" office:value-type="float" office:value="-6.65E-016" calcext:value-type="float">
            <text:p>-6.65E-16</text:p>
          </table:table-cell>
          <table:table-cell table:style-name="ce182" office:value-type="float" office:value="-5.53E-016" calcext:value-type="float">
            <text:p>-5.53E-16</text:p>
          </table:table-cell>
          <table:table-cell table:style-name="ce182" office:value-type="float" office:value="-6.85E-016" calcext:value-type="float">
            <text:p>-6.85E-16</text:p>
          </table:table-cell>
          <table:table-cell table:style-name="ce182" office:value-type="float" office:value="-6.35E-016" calcext:value-type="float">
            <text:p>-6.35E-16</text:p>
          </table:table-cell>
          <table:table-cell table:style-name="ce182" office:value-type="float" office:value="-6.73E-016" calcext:value-type="float">
            <text:p>-6.73E-16</text:p>
          </table:table-cell>
          <table:table-cell table:style-name="ce182" office:value-type="float" office:value="-5.86E-016" calcext:value-type="float">
            <text:p>-5.86E-16</text:p>
          </table:table-cell>
          <table:table-cell table:style-name="ce182" office:value-type="float" office:value="-5.93E-016" calcext:value-type="float">
            <text:p>-5.93E-16</text:p>
          </table:table-cell>
          <table:table-cell table:style-name="ce182" office:value-type="float" office:value="-6.48E-016" calcext:value-type="float">
            <text:p>-6.48E-16</text:p>
          </table:table-cell>
          <table:table-cell table:style-name="ce182" office:value-type="float" office:value="-5.91E-016" calcext:value-type="float">
            <text:p>-5.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6"/>
          <table:table-cell table:style-name="ce184"/>
          <table:table-cell table:style-name="ce185" table:number-columns-repeated="2"/>
          <table:table-cell table:style-name="ce184" table:number-columns-repeated="2"/>
          <table:table-cell table:style-name="ce185" table:number-columns-repeated="3"/>
          <table:table-cell table:style-name="ce184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office:annotation draw:style-name="gr1" draw:text-style-name="P2" svg:width="82.18pt" svg:height="117.67pt" svg:x="162.45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54" office:value-type="string" calcext:value-type="string">
            <text:p>Energia</text:p>
          </table:table-cell>
          <table:table-cell table:style-name="ce66" table:formula="of:=SUM([.D14:.D15])" office:value-type="float" office:value="-1.374E-015" calcext:value-type="float">
            <text:p>-1.37E-15</text:p>
          </table:table-cell>
          <table:table-cell table:style-name="ce66" table:formula="of:=SUM([.E14:.E15])" office:value-type="float" office:value="-1.744E-015" calcext:value-type="float">
            <text:p>-1.74E-15</text:p>
          </table:table-cell>
          <table:table-cell table:style-name="ce66" table:formula="of:=SUM([.F14:.F15])" office:value-type="float" office:value="-1.385E-015" calcext:value-type="float">
            <text:p>-1.39E-15</text:p>
          </table:table-cell>
          <table:table-cell table:style-name="ce66" table:formula="of:=SUM([.G14:.G15])" office:value-type="float" office:value="-1.227E-015" calcext:value-type="float">
            <text:p>-1.23E-15</text:p>
          </table:table-cell>
          <table:table-cell table:style-name="ce66" table:formula="of:=SUM([.H14:.H15])" office:value-type="float" office:value="-1.28147E-015" calcext:value-type="float">
            <text:p>-1.28E-15</text:p>
          </table:table-cell>
          <table:table-cell table:style-name="ce66" table:formula="of:=SUM([.I14:.I15])" office:value-type="float" office:value="-1.758E-015" calcext:value-type="float">
            <text:p>-1.76E-15</text:p>
          </table:table-cell>
          <table:table-cell table:style-name="ce66" table:formula="of:=SUM([.J14:.J15])" office:value-type="float" office:value="-1.77E-015" calcext:value-type="float">
            <text:p>-1.77E-15</text:p>
          </table:table-cell>
          <table:table-cell table:style-name="ce66" table:formula="of:=SUM([.K14:.K15])" office:value-type="float" office:value="-1.181E-015" calcext:value-type="float">
            <text:p>-1.18E-15</text:p>
          </table:table-cell>
          <table:table-cell table:style-name="ce66" table:formula="of:=SUM([.L14:.L15])" office:value-type="float" office:value="-1.745E-015" calcext:value-type="float">
            <text:p>-1.75E-15</text:p>
          </table:table-cell>
          <table:table-cell table:formula="of:=LARGE([.D18:.G18];1)" office:value-type="float" office:value="-1.227E-015" calcext:value-type="float">
            <text:p>-1.227E-15</text:p>
          </table:table-cell>
          <table:table-cell table:number-columns-repeated="1011"/>
        </table:table-row>
        <table:table-row table:style-name="ro1">
          <table:table-cell/>
          <table:table-cell table:style-name="ce45"/>
          <table:table-cell table:style-name="ce52"/>
          <table:table-cell table:style-name="ce65"/>
          <table:table-cell table:style-name="ce76" table:number-columns-repeated="2"/>
          <table:table-cell table:style-name="ce65"/>
          <table:table-cell table:style-name="ce93"/>
          <table:table-cell table:style-name="ce77" table:number-columns-repeated="3"/>
          <table:table-cell table:style-name="ce93"/>
          <table:table-cell table:number-columns-repeated="1012"/>
        </table:table-row>
        <table:table-row table:style-name="ro1">
          <table:table-cell/>
          <table:table-cell table:style-name="ce45"/>
          <table:table-cell table:style-name="ce54" office:value-type="string" calcext:value-type="string">
            <text:p>Atraso crítico</text:p>
          </table:table-cell>
          <table:table-cell table:style-name="ce68" table:formula="of:=LARGE([.D5:.D12];1)" office:value-type="float" office:value="0.0000000013" calcext:value-type="float">
            <text:p>1.30E-09</text:p>
          </table:table-cell>
          <table:table-cell table:style-name="ce68" table:formula="of:=LARGE([.E5:.E12];1)" office:value-type="float" office:value="0.00000000173" calcext:value-type="float">
            <text:p>1.73E-09</text:p>
          </table:table-cell>
          <table:table-cell table:style-name="ce68" table:formula="of:=LARGE([.F5:.F12];1)" office:value-type="float" office:value="0.00000000113" calcext:value-type="float">
            <text:p>1.13E-09</text:p>
          </table:table-cell>
          <table:table-cell table:style-name="ce68" table:formula="of:=LARGE([.G5:.G12];1)" office:value-type="float" office:value="0.00000000133" calcext:value-type="float">
            <text:p>1.33E-09</text:p>
          </table:table-cell>
          <table:table-cell table:style-name="ce68" table:formula="of:=LARGE([.H5:.H12];1)" office:value-type="float" office:value="0.000000000971" calcext:value-type="float">
            <text:p>9.71E-10</text:p>
          </table:table-cell>
          <table:table-cell table:style-name="ce68" table:formula="of:=LARGE([.I5:.I12];1)" office:value-type="float" office:value="0.00000000145" calcext:value-type="float">
            <text:p>1.45E-09</text:p>
          </table:table-cell>
          <table:table-cell table:style-name="ce68" table:formula="of:=LARGE([.J5:.J12];1)" office:value-type="float" office:value="0.00000000146" calcext:value-type="float">
            <text:p>1.46E-09</text:p>
          </table:table-cell>
          <table:table-cell table:style-name="ce68" table:formula="of:=LARGE([.K5:.K12];1)" office:value-type="float" office:value="0.00000000124" calcext:value-type="float">
            <text:p>1.24E-09</text:p>
          </table:table-cell>
          <table:table-cell table:style-name="ce68" table:formula="of:=LARGE([.L5:.L12];1)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45"/>
          <table:table-cell table:style-name="ce54" office:value-type="string" calcext:value-type="string">
            <text:p>EDP</text:p>
          </table:table-cell>
          <table:table-cell table:style-name="ce68" table:formula="of:=[.D18]*[.D20]" office:value-type="float" office:value="-1.7862E-024" calcext:value-type="float">
            <text:p>-1.79E-24</text:p>
          </table:table-cell>
          <table:table-cell table:style-name="ce68" table:formula="of:=[.E18]*[.E20]" office:value-type="float" office:value="-3.01712E-024" calcext:value-type="float">
            <text:p>-3.02E-24</text:p>
          </table:table-cell>
          <table:table-cell table:style-name="ce68" table:formula="of:=[.F18]*[.F20]" office:value-type="float" office:value="-1.56505E-024" calcext:value-type="float">
            <text:p>-1.57E-24</text:p>
          </table:table-cell>
          <table:table-cell table:style-name="ce68" table:formula="of:=[.G18]*[.G20]" office:value-type="float" office:value="-1.63191E-024" calcext:value-type="float">
            <text:p>-1.63E-24</text:p>
          </table:table-cell>
          <table:table-cell table:style-name="ce68" table:formula="of:=[.H18]*[.H20]" office:value-type="float" office:value="-1.24430737E-024" calcext:value-type="float">
            <text:p>-1.24E-24</text:p>
          </table:table-cell>
          <table:table-cell table:style-name="ce68" table:formula="of:=[.I18]*[.I20]" office:value-type="float" office:value="-2.5491E-024" calcext:value-type="float">
            <text:p>-2.55E-24</text:p>
          </table:table-cell>
          <table:table-cell table:style-name="ce68" table:formula="of:=[.J18]*[.J20]" office:value-type="float" office:value="-2.5842E-024" calcext:value-type="float">
            <text:p>-2.58E-24</text:p>
          </table:table-cell>
          <table:table-cell table:style-name="ce68" table:formula="of:=[.K18]*[.K20]" office:value-type="float" office:value="-1.46444E-024" calcext:value-type="float">
            <text:p>-1.46E-24</text:p>
          </table:table-cell>
          <table:table-cell table:style-name="ce68" table:formula="of:=[.L18]*[.L20]" office:value-type="float" office:value="-2.63495E-024" calcext:value-type="float">
            <text:p>-2.63E-24</text:p>
          </table:table-cell>
          <table:table-cell table:number-columns-repeated="1012"/>
        </table:table-row>
        <table:table-row table:style-name="ro1">
          <table:table-cell/>
          <table:table-cell table:style-name="ce45" table:number-columns-repeated="2"/>
          <table:table-cell table:style-name="Default"/>
          <table:table-cell table:style-name="ce70"/>
          <table:table-cell table:style-name="ce45" table:number-columns-repeated="7"/>
          <table:table-cell table:number-columns-repeated="1012"/>
        </table:table-row>
        <table:table-row table:style-name="ro1">
          <table:table-cell/>
          <table:table-cell table:style-name="ce46"/>
          <table:table-cell table:style-name="ce55" office:value-type="string" calcext:value-type="string">
            <text:p>Energia</text:p>
          </table:table-cell>
          <table:table-cell table:style-name="ce68" table:formula="of:=[.D18]" office:value-type="float" office:value="-1.374E-015" calcext:value-type="float">
            <text:p>-1.37E-15</text:p>
          </table:table-cell>
          <table:table-cell table:style-name="ce68" table:formula="of:=[.E18]" office:value-type="float" office:value="-1.744E-015" calcext:value-type="float">
            <text:p>-1.74E-15</text:p>
          </table:table-cell>
          <table:table-cell table:style-name="ce68" table:formula="of:=[.F18]" office:value-type="float" office:value="-1.385E-015" calcext:value-type="float">
            <text:p>-1.39E-15</text:p>
          </table:table-cell>
          <table:table-cell table:style-name="ce68" table:formula="of:=[.G18]" office:value-type="float" office:value="-1.227E-015" calcext:value-type="float">
            <text:p>-1.23E-15</text:p>
          </table:table-cell>
          <table:table-cell table:style-name="ce68" table:formula="of:=[.H18]" office:value-type="float" office:value="-1.28147E-015" calcext:value-type="float">
            <text:p>-1.28E-15</text:p>
          </table:table-cell>
          <table:table-cell table:style-name="ce68" table:formula="of:=[.I18]" office:value-type="float" office:value="-1.758E-015" calcext:value-type="float">
            <text:p>-1.76E-15</text:p>
          </table:table-cell>
          <table:table-cell table:style-name="ce68" table:formula="of:=[.J18]" office:value-type="float" office:value="-1.77E-015" calcext:value-type="float">
            <text:p>-1.77E-15</text:p>
          </table:table-cell>
          <table:table-cell table:style-name="ce68" table:formula="of:=[.K18]" office:value-type="float" office:value="-1.181E-015" calcext:value-type="float">
            <text:p>-1.18E-15</text:p>
          </table:table-cell>
          <table:table-cell table:style-name="ce68" table:formula="of:=[.L18]" office:value-type="float" office:value="-1.745E-015" calcext:value-type="float">
            <text:p>-1.75E-15</text:p>
          </table:table-cell>
          <table:table-cell table:number-columns-repeated="1012"/>
        </table:table-row>
        <table:table-row table:style-name="ro1">
          <table:table-cell table:style-name="ce146"/>
          <table:table-cell office:value-type="string" calcext:value-type="string">
            <text:p>watts</text:p>
          </table:table-cell>
          <table:table-cell table:style-name="ce55" office:value-type="string" calcext:value-type="string">
            <text:p>Potência</text:p>
          </table:table-cell>
          <table:table-cell table:style-name="ce68" table:formula="of:=PRODUCT([.B1];ABS([.D23])/[.B2])" office:value-type="float" office:value="0.0000000763333333333333" calcext:value-type="float">
            <text:p>7.63E-08</text:p>
          </table:table-cell>
          <table:table-cell table:style-name="ce68" table:formula="of:=PRODUCT([.B1];ABS([.E23])/[.B2])" office:value-type="float" office:value="0.0000000968888888888889" calcext:value-type="float">
            <text:p>9.69E-08</text:p>
          </table:table-cell>
          <table:table-cell table:style-name="ce68" table:formula="of:=PRODUCT([.B1];ABS([.F23])/[.B2])" office:value-type="float" office:value="0.0000000769444444444444" calcext:value-type="float">
            <text:p>7.69E-08</text:p>
          </table:table-cell>
          <table:table-cell table:style-name="ce68" table:formula="of:=PRODUCT([.B1];ABS([.G23])/[.H2])" office:value-type="float" office:value="0.0000000545333333333333" calcext:value-type="float">
            <office:annotation draw:style-name="gr7" draw:text-style-name="P2" svg:width="82.18pt" svg:height="39.29pt" svg:x="837.95pt" svg:y="302.46pt" draw:caption-point-x="-17.29pt" draw:caption-point-y="42.8pt">
              <dc:date>2018-11-26T00:00:00</dc:date>
              <text:p text:style-name="P1"><text:span text:style-name="T1">Transiente de 22.5ns</text:span></text:p>
              <text:p text:style-name="P1"><text:span text:style-name="T1"/></text:p>
            </office:annotation>
            <text:p>5.45E-08</text:p>
          </table:table-cell>
          <table:table-cell table:style-name="ce68" table:formula="of:=PRODUCT([.B1];ABS([.H23])/[.B2])" office:value-type="float" office:value="0.0000000711927777777778" calcext:value-type="float">
            <text:p>7.12E-08</text:p>
          </table:table-cell>
          <table:table-cell table:style-name="ce68" table:formula="of:=PRODUCT([.B1];ABS([.I23])/[.B2])" office:value-type="float" office:value="0.0000000976666666666667" calcext:value-type="float">
            <text:p>9.77E-08</text:p>
          </table:table-cell>
          <table:table-cell table:style-name="ce68" table:formula="of:=PRODUCT([.B1];ABS([.J23])/[.B2])" office:value-type="float" office:value="0.0000000983333333333333" calcext:value-type="float">
            <text:p>9.83E-08</text:p>
          </table:table-cell>
          <table:table-cell table:style-name="ce68" table:formula="of:=PRODUCT([.B1];ABS([.K23])/[.B2])" office:value-type="float" office:value="0.0000000656111111111111" calcext:value-type="float">
            <text:p>6.56E-08</text:p>
          </table:table-cell>
          <table:table-cell table:style-name="ce68" table:formula="of:=PRODUCT([.B1];ABS([.L23])/[.B2])" office:value-type="float" office:value="0.0000000969444444444444" calcext:value-type="float">
            <text:p>9.69E-08</text:p>
          </table:table-cell>
          <table:table-cell table:number-columns-repeated="1012"/>
        </table:table-row>
        <table:table-row table:style-name="ro1">
          <table:table-cell table:style-name="ce146"/>
          <table:table-cell table:style-name="ce46" office:value-type="string" calcext:value-type="string">
            <text:p>Joule</text:p>
          </table:table-cell>
          <table:table-cell table:style-name="ce51" office:value-type="string" calcext:value-type="string">
            <text:p>PDP</text:p>
          </table:table-cell>
          <table:table-cell table:style-name="ce69" table:formula="of:=[.D24]*[.D20]" office:value-type="float" office:value="9.92333333333333E-017" calcext:value-type="float">
            <text:p>9.92E-17</text:p>
          </table:table-cell>
          <table:table-cell table:style-name="ce69" table:formula="of:=[.E24]*[.E20]" office:value-type="float" office:value="1.67617777777778E-016" calcext:value-type="float">
            <text:p>1.68E-16</text:p>
          </table:table-cell>
          <table:table-cell table:style-name="ce69" table:formula="of:=[.F24]*[.F20]" office:value-type="float" office:value="8.69472222222222E-017" calcext:value-type="float">
            <text:p>8.69E-17</text:p>
          </table:table-cell>
          <table:table-cell table:style-name="ce69" table:formula="of:=[.G24]*[.G20]" office:value-type="float" office:value="7.25293333333333E-017" calcext:value-type="float">
            <text:p>7.25E-17</text:p>
          </table:table-cell>
          <table:table-cell table:style-name="ce69" table:formula="of:=[.H24]*[.H20]" office:value-type="float" office:value="6.91281872222222E-017" calcext:value-type="float">
            <text:p>6.91E-17</text:p>
          </table:table-cell>
          <table:table-cell table:style-name="ce69" table:formula="of:=[.I24]*[.I20]" office:value-type="float" office:value="1.41616666666667E-016" calcext:value-type="float">
            <text:p>1.42E-16</text:p>
          </table:table-cell>
          <table:table-cell table:style-name="ce69" table:formula="of:=[.J24]*[.J20]" office:value-type="float" office:value="1.43566666666667E-016" calcext:value-type="float">
            <text:p>1.44E-16</text:p>
          </table:table-cell>
          <table:table-cell table:style-name="ce69" table:formula="of:=[.K24]*[.K20]" office:value-type="float" office:value="8.13577777777778E-017" calcext:value-type="float">
            <text:p>8.14E-17</text:p>
          </table:table-cell>
          <table:table-cell table:style-name="ce69" table:formula="of:=[.L24]*[.L20]" office:value-type="float" office:value="1.46386111111111E-016" calcext:value-type="float">
            <text:p>1.46E-16</text:p>
          </table:table-cell>
          <table:table-cell table:number-columns-repeated="1012"/>
        </table:table-row>
        <table:table-row table:style-name="ro1">
          <table:table-cell table:style-name="ce146"/>
          <table:table-cell table:style-name="ce46"/>
          <table:table-cell table:style-name="ce45"/>
          <table:table-cell table:style-name="ce70"/>
          <table:table-cell table:style-name="ce45" table:number-columns-repeated="8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46"/>
          <table:table-cell table:style-name="ce46"/>
          <table:table-cell table:style-name="ce56" office:value-type="string" calcext:value-type="string">
            <text:p>Não normalizada</text:p>
          </table:table-cell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office:value-type="string" calcext:value-type="string">
            <text:p>V3</text:p>
          </table:table-cell>
          <table:table-cell table:style-name="ce71" office:value-type="string" calcext:value-type="string">
            <text:p>V4</text:p>
          </table:table-cell>
          <table:table-cell table:style-name="ce108" office:value-type="string" calcext:value-type="string">
            <text:p>V5</text:p>
          </table:table-cell>
          <table:table-cell table:style-name="ce108" office:value-type="string" calcext:value-type="string">
            <text:p>V6</text:p>
          </table:table-cell>
          <table:table-cell table:style-name="ce108" office:value-type="string" calcext:value-type="string">
            <text:p>V7</text:p>
          </table:table-cell>
          <table:table-cell table:style-name="ce108" office:value-type="string" calcext:value-type="string">
            <text:p>V8</text:p>
          </table:table-cell>
          <table:table-cell table:style-name="ce108" office:value-type="string" calcext:value-type="string">
            <text:p>V9</text:p>
          </table:table-cell>
          <table:table-cell table:style-name="ce111" office:value-type="string" calcext:value-type="string">
            <text:p>maior</text:p>
          </table:table-cell>
          <table:table-cell table:style-name="ce111" office:value-type="string" calcext:value-type="string">
            <text:p>menor</text:p>
          </table:table-cell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mediana</text:p>
          </table:table-cell>
          <table:table-cell table:style-name="ce122" office:value-type="string" calcext:value-type="string">
            <text:p>razaomaiormenor</text:p>
          </table:table-cell>
          <table:table-cell table:style-name="ce122" office:value-type="string" calcext:value-type="string">
            <text:p><text:span text:style-name="T3">razao</text:span>maiormedia</text:p>
          </table:table-cell>
          <table:table-cell table:style-name="ce122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fJ(-15)</text:p>
          </table:table-cell>
          <table:table-cell table:style-name="ce56" office:value-type="string" calcext:value-type="string">
            <text:p>Energia near-threshold</text:p>
          </table:table-cell>
          <table:table-cell table:style-name="ce72" table:formula="of:=[.D23]/1E-015" office:value-type="float" office:value="-1.374" calcext:value-type="float">
            <text:p>-1.37</text:p>
          </table:table-cell>
          <table:table-cell table:style-name="ce72" table:formula="of:=[.E23]/1E-015" office:value-type="float" office:value="-1.744" calcext:value-type="float">
            <text:p>-1.74</text:p>
          </table:table-cell>
          <table:table-cell table:style-name="ce72" table:formula="of:=[.F23]/1E-015" office:value-type="float" office:value="-1.385" calcext:value-type="float">
            <text:p>-1.39</text:p>
          </table:table-cell>
          <table:table-cell table:style-name="ce72" table:formula="of:=[.G23]/1E-015" office:value-type="float" office:value="-1.227" calcext:value-type="float">
            <text:p>-1.23</text:p>
          </table:table-cell>
          <table:table-cell table:style-name="ce72" table:formula="of:=[.H23]/1E-015" office:value-type="float" office:value="-1.28147" calcext:value-type="float">
            <text:p>-1.28</text:p>
          </table:table-cell>
          <table:table-cell table:style-name="ce72" table:formula="of:=[.I23]/1E-015" office:value-type="float" office:value="-1.758" calcext:value-type="float">
            <text:p>-1.76</text:p>
          </table:table-cell>
          <table:table-cell table:style-name="ce72" table:formula="of:=[.J23]/1E-015" office:value-type="float" office:value="-1.77" calcext:value-type="float">
            <text:p>-1.77</text:p>
          </table:table-cell>
          <table:table-cell table:style-name="ce72" table:formula="of:=[.K23]/1E-015" office:value-type="float" office:value="-1.181" calcext:value-type="float">
            <text:p>-1.18</text:p>
          </table:table-cell>
          <table:table-cell table:style-name="ce72" table:formula="of:=[.L23]/1E-015" office:value-type="float" office:value="-1.745" calcext:value-type="float">
            <text:p>-1.75</text:p>
          </table:table-cell>
          <table:table-cell table:style-name="ce112" table:formula="of:=SMALL([.D28:.L28];1)" office:value-type="float" office:value="-1.77" calcext:value-type="float">
            <text:p>-1.77</text:p>
          </table:table-cell>
          <table:table-cell table:style-name="ce112" table:formula="of:=LARGE([.D28:.L28];1)" office:value-type="float" office:value="-1.181" calcext:value-type="float">
            <text:p>-1.18</text:p>
          </table:table-cell>
          <table:table-cell table:style-name="ce112" table:formula="of:=AVERAGE([.E28:.M28])" office:value-type="float" office:value="-1.54016333333333" calcext:value-type="float">
            <text:p>-1.54</text:p>
          </table:table-cell>
          <table:table-cell table:style-name="ce112" table:formula="of:=MEDIAN([.F28:.N28])" office:value-type="float" office:value="-1.385" calcext:value-type="float">
            <text:p>-1.39</text:p>
          </table:table-cell>
          <table:table-cell table:style-name="ce112" table:formula="of:=([.N28]/[.M28])" office:value-type="float" office:value="0.667231638418079" calcext:value-type="float">
            <text:p>0.67</text:p>
          </table:table-cell>
          <table:table-cell table:style-name="ce112" table:formula="of:=[.N28]/[.O28]" office:value-type="float" office:value="0.766801789420603" calcext:value-type="float">
            <text:p>0.77</text:p>
          </table:table-cell>
          <table:table-cell table:style-name="ce112" table:formula="of:=[.M28]/[.O28]" office:value-type="float" office:value="1.14922876145171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Critical delay</text:p>
          </table:table-cell>
          <table:table-cell table:style-name="ce73" table:formula="of:=[.D20]/0.000000001" office:value-type="float" office:value="1.3" calcext:value-type="float">
            <text:p>1.30</text:p>
          </table:table-cell>
          <table:table-cell table:style-name="ce73" table:formula="of:=[.E20]/0.000000001" office:value-type="float" office:value="1.73" calcext:value-type="float">
            <text:p>1.73</text:p>
          </table:table-cell>
          <table:table-cell table:style-name="ce73" table:formula="of:=[.F20]/0.000000001" office:value-type="float" office:value="1.13" calcext:value-type="float">
            <text:p>1.13</text:p>
          </table:table-cell>
          <table:table-cell table:style-name="ce73" table:formula="of:=[.G20]/0.000000001" office:value-type="float" office:value="1.33" calcext:value-type="float">
            <text:p>1.33</text:p>
          </table:table-cell>
          <table:table-cell table:style-name="ce73" table:formula="of:=[.H20]/0.000000001" office:value-type="float" office:value="0.971" calcext:value-type="float">
            <text:p>0.97</text:p>
          </table:table-cell>
          <table:table-cell table:style-name="ce73" table:formula="of:=[.I20]/0.000000001" office:value-type="float" office:value="1.45" calcext:value-type="float">
            <text:p>1.45</text:p>
          </table:table-cell>
          <table:table-cell table:style-name="ce73" table:formula="of:=[.J20]/0.000000001" office:value-type="float" office:value="1.46" calcext:value-type="float">
            <text:p>1.46</text:p>
          </table:table-cell>
          <table:table-cell table:style-name="ce73" table:formula="of:=[.K20]/0.000000001" office:value-type="float" office:value="1.24" calcext:value-type="float">
            <text:p>1.24</text:p>
          </table:table-cell>
          <table:table-cell table:style-name="ce73" table:formula="of:=[.L20]/0.000000001" office:value-type="float" office:value="1.51" calcext:value-type="float">
            <text:p>1.51</text:p>
          </table:table-cell>
          <table:table-cell table:style-name="ce112" table:formula="of:=LARGE([.D29:.L29];1)" office:value-type="float" office:value="1.73" calcext:value-type="float">
            <text:p>1.73</text:p>
          </table:table-cell>
          <table:table-cell table:style-name="ce112" table:formula="of:=SMALL([.D29:.L29];1)" office:value-type="float" office:value="0.971" calcext:value-type="float">
            <text:p>0.97</text:p>
          </table:table-cell>
          <table:table-cell table:style-name="ce112" table:formula="of:=AVERAGE([.D29:.M29])" office:value-type="float" office:value="1.3851" calcext:value-type="float">
            <text:p>1.39</text:p>
          </table:table-cell>
          <table:table-cell table:style-name="ce112" table:formula="of:=MEDIAN([.F29:.N29])" office:value-type="float" office:value="1.33" calcext:value-type="float">
            <text:p>1.33</text:p>
          </table:table-cell>
          <table:table-cell table:style-name="ce112" table:formula="of:=([.N29]/[.M29])" office:value-type="float" office:value="0.561271676300578" calcext:value-type="float">
            <text:p>0.56</text:p>
          </table:table-cell>
          <table:table-cell table:style-name="ce112" table:formula="of:=[.M29]/[.O29]" office:value-type="float" office:value="1.24900729189228" calcext:value-type="float">
            <text:p>1.25</text:p>
          </table:table-cell>
          <table:table-cell table:style-name="ce112" table:formula="of:=[.N29]/[.O29]" office:value-type="float" office:value="0.701032416432027" calcext:value-type="float">
            <text:p>0.70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uW(-6)</text:p>
          </table:table-cell>
          <table:table-cell table:style-name="ce56" office:value-type="string" calcext:value-type="string">
            <text:p>Near-threshold power</text:p>
          </table:table-cell>
          <table:table-cell table:style-name="ce74" table:formula="of:=[.D24]/0.000001" office:value-type="float" office:value="0.0763333333333333" calcext:value-type="float">
            <text:p>0.076</text:p>
          </table:table-cell>
          <table:table-cell table:style-name="ce74" table:formula="of:=[.E24]/0.000001" office:value-type="float" office:value="0.0968888888888889" calcext:value-type="float">
            <text:p>0.097</text:p>
          </table:table-cell>
          <table:table-cell table:style-name="ce74" table:formula="of:=[.F24]/0.000001" office:value-type="float" office:value="0.0769444444444444" calcext:value-type="float">
            <text:p>0.077</text:p>
          </table:table-cell>
          <table:table-cell table:style-name="ce74" table:formula="of:=[.G24]/0.000001" office:value-type="float" office:value="0.0545333333333333" calcext:value-type="float">
            <text:p>0.055</text:p>
          </table:table-cell>
          <table:table-cell table:style-name="ce74" table:formula="of:=[.H24]/0.000001" office:value-type="float" office:value="0.0711927777777778" calcext:value-type="float">
            <text:p>0.071</text:p>
          </table:table-cell>
          <table:table-cell table:style-name="ce188" table:formula="of:=[.I24]/0.000001" office:value-type="float" office:value="0.0976666666666667" calcext:value-type="float">
            <text:p>0.0977</text:p>
          </table:table-cell>
          <table:table-cell table:style-name="ce188" table:formula="of:=[.J24]/0.000001" office:value-type="float" office:value="0.0983333333333333" calcext:value-type="float">
            <text:p>0.0983</text:p>
          </table:table-cell>
          <table:table-cell table:style-name="ce74" table:formula="of:=[.K24]/0.000001" office:value-type="float" office:value="0.0656111111111111" calcext:value-type="float">
            <text:p>0.066</text:p>
          </table:table-cell>
          <table:table-cell table:style-name="ce74" table:formula="of:=[.L24]/0.000001" office:value-type="float" office:value="0.0969444444444444" calcext:value-type="float">
            <text:p>0.097</text:p>
          </table:table-cell>
          <table:table-cell table:style-name="ce114" table:formula="of:=LARGE([.D30:.L30];1)" office:value-type="float" office:value="0.0983333333333333" calcext:value-type="float">
            <text:p>0.098</text:p>
          </table:table-cell>
          <table:table-cell table:style-name="ce114" table:formula="of:=SMALL([.D30:.L30];1)" office:value-type="float" office:value="0.0545333333333333" calcext:value-type="float">
            <text:p>0.055</text:p>
          </table:table-cell>
          <table:table-cell table:style-name="ce112" table:formula="of:=AVERAGE([.E30:.M30])" office:value-type="float" office:value="0.0840498148148148" calcext:value-type="float">
            <text:p>0.08</text:p>
          </table:table-cell>
          <table:table-cell table:style-name="ce112" table:formula="of:=MEDIAN([.F30:.N30])" office:value-type="float" office:value="0.0769444444444444" calcext:value-type="float">
            <text:p>0.08</text:p>
          </table:table-cell>
          <table:table-cell table:style-name="ce112" table:formula="of:=([.N30]/[.M30])" office:value-type="float" office:value="0.554576271186441" calcext:value-type="float">
            <text:p>0.55</text:p>
          </table:table-cell>
          <table:table-cell table:style-name="ce112" table:formula="of:=[.M30]/[.O30]" office:value-type="float" office:value="1.16994110635448" calcext:value-type="float">
            <text:p>1.17</text:p>
          </table:table-cell>
          <table:table-cell table:style-name="ce112" table:formula="of:=[.N30]/[.O30]" office:value-type="float" office:value="0.648821576269804" calcext:value-type="float">
            <text:p>0.65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fJ(-15)</text:p>
          </table:table-cell>
          <table:table-cell table:style-name="ce57" office:value-type="string" calcext:value-type="string">
            <text:p>PDP near-threshold</text:p>
          </table:table-cell>
          <table:table-cell table:style-name="ce74" table:formula="of:=[.D25]/1E-015" office:value-type="float" office:value="0.0992333333333333" calcext:value-type="float">
            <text:p>0.099</text:p>
          </table:table-cell>
          <table:table-cell table:style-name="ce74" table:formula="of:=[.E25]/1E-015" office:value-type="float" office:value="0.167617777777778" calcext:value-type="float">
            <text:p>0.168</text:p>
          </table:table-cell>
          <table:table-cell table:style-name="ce74" table:formula="of:=[.F25]/1E-015" office:value-type="float" office:value="0.0869472222222222" calcext:value-type="float">
            <text:p>0.087</text:p>
          </table:table-cell>
          <table:table-cell table:style-name="ce74" table:formula="of:=[.G25]/1E-015" office:value-type="float" office:value="0.0725293333333333" calcext:value-type="float">
            <text:p>0.073</text:p>
          </table:table-cell>
          <table:table-cell table:style-name="ce74" table:formula="of:=[.H25]/1E-015" office:value-type="float" office:value="0.0691281872222222" calcext:value-type="float">
            <text:p>0.069</text:p>
          </table:table-cell>
          <table:table-cell table:style-name="ce74" table:formula="of:=[.I25]/1E-015" office:value-type="float" office:value="0.141616666666667" calcext:value-type="float">
            <text:p>0.142</text:p>
          </table:table-cell>
          <table:table-cell table:style-name="ce74" table:formula="of:=[.J25]/1E-015" office:value-type="float" office:value="0.143566666666667" calcext:value-type="float">
            <text:p>0.144</text:p>
          </table:table-cell>
          <table:table-cell table:style-name="ce74" table:formula="of:=[.K25]/1E-015" office:value-type="float" office:value="0.0813577777777778" calcext:value-type="float">
            <text:p>0.081</text:p>
          </table:table-cell>
          <table:table-cell table:style-name="ce74" table:formula="of:=[.L25]/1E-015" office:value-type="float" office:value="0.146386111111111" calcext:value-type="float">
            <text:p>0.146</text:p>
          </table:table-cell>
          <table:table-cell table:style-name="ce114" table:formula="of:=LARGE([.D31:.L31];1)" office:value-type="float" office:value="0.167617777777778" calcext:value-type="float">
            <text:p>0.168</text:p>
          </table:table-cell>
          <table:table-cell table:style-name="ce114" table:formula="of:=SMALL([.D31:.L31];1)" office:value-type="float" office:value="0.0691281872222222" calcext:value-type="float">
            <text:p>0.069</text:p>
          </table:table-cell>
          <table:table-cell table:style-name="ce112" table:formula="of:=AVERAGE([.E31:.M31])" office:value-type="float" office:value="0.119640835617284" calcext:value-type="float">
            <text:p>0.12</text:p>
          </table:table-cell>
          <table:table-cell table:style-name="ce112" table:formula="of:=MEDIAN([.F31:.N31])" office:value-type="float" office:value="0.0869472222222222" calcext:value-type="float">
            <text:p>0.09</text:p>
          </table:table-cell>
          <table:table-cell table:style-name="ce112" table:formula="of:=([.N31]/[.M31])" office:value-type="float" office:value="0.412415604947765" calcext:value-type="float">
            <text:p>0.41</text:p>
          </table:table-cell>
          <table:table-cell table:style-name="ce112" table:formula="of:=[.M31]/[.O31]" office:value-type="float" office:value="1.40100808317627" calcext:value-type="float">
            <text:p>1.40</text:p>
          </table:table-cell>
          <table:table-cell table:style-name="ce112" table:formula="of:=[.N31]/[.O31]" office:value-type="float" office:value="0.577797596159848" calcext:value-type="float">
            <text:p>0.58</text:p>
          </table:table-cell>
          <table:table-cell table:number-columns-repeated="1005"/>
        </table:table-row>
        <table:table-row table:style-name="ro1">
          <table:table-cell/>
          <table:table-cell table:style-name="ce45" office:value-type="string" calcext:value-type="string">
            <text:p>y(-24)</text:p>
          </table:table-cell>
          <table:table-cell table:style-name="ce57" office:value-type="string" calcext:value-type="string">
            <text:p>EDP near-threshold</text:p>
          </table:table-cell>
          <table:table-cell table:style-name="ce73" table:formula="of:=[.D21]/1E-024" office:value-type="float" office:value="-1.7862" calcext:value-type="float">
            <text:p>-1.79</text:p>
          </table:table-cell>
          <table:table-cell table:style-name="ce73" table:formula="of:=[.E21]/1E-024" office:value-type="float" office:value="-3.01712" calcext:value-type="float">
            <text:p>-3.02</text:p>
          </table:table-cell>
          <table:table-cell table:style-name="ce73" table:formula="of:=[.F21]/1E-024" office:value-type="float" office:value="-1.56505" calcext:value-type="float">
            <text:p>-1.57</text:p>
          </table:table-cell>
          <table:table-cell table:style-name="ce73" table:formula="of:=[.G21]/1E-024" office:value-type="float" office:value="-1.63191" calcext:value-type="float">
            <text:p>-1.63</text:p>
          </table:table-cell>
          <table:table-cell table:style-name="ce73" table:formula="of:=[.H21]/1E-024" office:value-type="float" office:value="-1.24430737" calcext:value-type="float">
            <text:p>-1.24</text:p>
          </table:table-cell>
          <table:table-cell table:style-name="ce73" table:formula="of:=[.I21]/1E-024" office:value-type="float" office:value="-2.5491" calcext:value-type="float">
            <text:p>-2.55</text:p>
          </table:table-cell>
          <table:table-cell table:style-name="ce73" table:formula="of:=[.J21]/1E-024" office:value-type="float" office:value="-2.5842" calcext:value-type="float">
            <text:p>-2.58</text:p>
          </table:table-cell>
          <table:table-cell table:style-name="ce73" table:formula="of:=[.K21]/1E-024" office:value-type="float" office:value="-1.46444" calcext:value-type="float">
            <text:p>-1.46</text:p>
          </table:table-cell>
          <table:table-cell table:style-name="ce73" table:formula="of:=[.L21]/1E-024" office:value-type="float" office:value="-2.63495" calcext:value-type="float">
            <text:p>-2.63</text:p>
          </table:table-cell>
          <table:table-cell table:style-name="ce112" table:formula="of:=LARGE([.D32:.L32];1)" office:value-type="float" office:value="-1.24430737" calcext:value-type="float">
            <text:p>-1.24</text:p>
          </table:table-cell>
          <table:table-cell table:style-name="ce112" table:formula="of:=SMALL([.D32:.L32];1)" office:value-type="float" office:value="-3.01712" calcext:value-type="float">
            <text:p>-3.02</text:p>
          </table:table-cell>
          <table:table-cell table:style-name="ce112" table:formula="of:=AVERAGE([.E32:.M32])" office:value-type="float" office:value="-1.99282052666667" calcext:value-type="float">
            <text:p>-1.99</text:p>
          </table:table-cell>
          <table:table-cell table:style-name="ce112" table:formula="of:=MEDIAN([.F32:.N32])" office:value-type="float" office:value="-1.63191" calcext:value-type="float">
            <text:p>-1.63</text:p>
          </table:table-cell>
          <table:table-cell table:style-name="ce112" table:formula="of:=([.N32]/[.M32])" office:value-type="float" office:value="2.42473851135351" calcext:value-type="float">
            <text:p>2.42</text:p>
          </table:table-cell>
          <table:table-cell table:style-name="ce112" table:formula="of:=[.M32]/[.O32]" office:value-type="float" office:value="0.6243950989813" calcext:value-type="float">
            <text:p>0.62</text:p>
          </table:table-cell>
          <table:table-cell table:style-name="ce112" table:formula="of:=[.N32]/[.O32]" office:value-type="float" office:value="1.51399484280034" calcext:value-type="float">
            <text:p>1.51</text:p>
          </table:table-cell>
          <table:table-cell table:number-columns-repeated="1005"/>
        </table:table-row>
        <table:table-row table:style-name="ro1">
          <table:table-cell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Média atrasos near-threshold</text:p>
          </table:table-cell>
          <table:table-cell table:style-name="ce72" table:formula="of:=(SUM([.D5:.D12])/8)/0.000000001" office:value-type="float" office:value="0.969625" calcext:value-type="float">
            <text:p>0.97</text:p>
          </table:table-cell>
          <table:table-cell table:style-name="ce72" table:formula="of:=(SUM([.E5:.E12])/8)/0.000000001" office:value-type="float" office:value="1.47625" calcext:value-type="float">
            <text:p>1.48</text:p>
          </table:table-cell>
          <table:table-cell table:style-name="ce72" table:formula="of:=(SUM([.F5:.F12])/8)/0.000000001" office:value-type="float" office:value="0.889625" calcext:value-type="float">
            <text:p>0.89</text:p>
          </table:table-cell>
          <table:table-cell table:style-name="ce72" table:formula="of:=(SUM([.G5:.G12])/8)/0.000000001" office:value-type="float" office:value="1.040375" calcext:value-type="float">
            <text:p>1.04</text:p>
          </table:table-cell>
          <table:table-cell table:style-name="ce72" table:formula="of:=(SUM([.H5:.H12])/8)/0.000000001" office:value-type="float" office:value="0.81425" calcext:value-type="float">
            <text:p>0.81</text:p>
          </table:table-cell>
          <table:table-cell table:style-name="ce72" table:formula="of:=(SUM([.I5:.I12])/8)/0.000000001" office:value-type="float" office:value="1.2825" calcext:value-type="float">
            <text:p>1.28</text:p>
          </table:table-cell>
          <table:table-cell table:style-name="ce72" table:formula="of:=(SUM([.J5:.J12])/8)/0.000000001" office:value-type="float" office:value="1.27375" calcext:value-type="float">
            <text:p>1.27</text:p>
          </table:table-cell>
          <table:table-cell table:style-name="ce72" table:formula="of:=(SUM([.K5:.K12])/8)/0.000000001" office:value-type="float" office:value="0.77325" calcext:value-type="float">
            <text:p>0.77</text:p>
          </table:table-cell>
          <table:table-cell table:style-name="ce72" table:formula="of:=(SUM([.L5:.L12])/8)/0.000000001" office:value-type="float" office:value="1.26" calcext:value-type="float">
            <text:p>1.26</text:p>
          </table:table-cell>
          <table:table-cell table:style-name="ce112" table:formula="of:=LARGE([.D33:.L33];1)" office:value-type="float" office:value="1.47625" calcext:value-type="float">
            <text:p>1.48</text:p>
          </table:table-cell>
          <table:table-cell table:style-name="ce112" table:formula="of:=SMALL([.D33:.L33];1)" office:value-type="float" office:value="0.77325" calcext:value-type="float">
            <text:p>0.77</text:p>
          </table:table-cell>
          <table:table-cell table:style-name="ce112" table:formula="of:=AVERAGE([.E33:.M33])" office:value-type="float" office:value="1.14291666666667" calcext:value-type="float">
            <text:p>1.14</text:p>
          </table:table-cell>
          <table:table-cell table:style-name="ce112" table:formula="of:=MEDIAN([.F33:.N33])" office:value-type="float" office:value="1.040375" calcext:value-type="float">
            <text:p>1.04</text:p>
          </table:table-cell>
          <table:table-cell table:style-name="ce112" table:formula="of:=([.N33]/[.M33])" office:value-type="float" office:value="0.523793395427604" calcext:value-type="float">
            <text:p>0.52</text:p>
          </table:table-cell>
          <table:table-cell table:style-name="ce112" table:formula="of:=[.M33]/[.O33]" office:value-type="float" office:value="1.2916514764856" calcext:value-type="float">
            <text:p>1.29</text:p>
          </table:table-cell>
          <table:table-cell table:style-name="ce112" table:formula="of:=[.N33]/[.O33]" office:value-type="float" office:value="0.67655851257747" calcext:value-type="float">
            <text:p>0.6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5"/>
          <table:table-cell table:number-columns-repeated="1012"/>
        </table:table-row>
        <table:table-row table:style-name="ro1">
          <table:table-cell/>
          <table:table-cell table:style-name="ce46"/>
          <table:table-cell table:style-name="ce56" office:value-type="string" calcext:value-type="string">
            <text:p>Normalizada em relação a 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5" draw:text-style-name="P2" svg:width="82.18pt" svg:height="61.68pt" svg:x="411.53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ear-threshold</text:p>
          </table:table-cell>
          <table:table-cell table:style-name="ce72" table:formula="of:=[.E28]/[.D28]" office:value-type="float" office:value="1.26928675400291" calcext:value-type="float">
            <text:p>1.27</text:p>
          </table:table-cell>
          <table:table-cell table:style-name="ce72" table:formula="of:=[.F28]/[.D28]" office:value-type="float" office:value="1.0080058224163" calcext:value-type="float">
            <text:p>1.01</text:p>
          </table:table-cell>
          <table:table-cell table:style-name="ce72" table:formula="of:=[.G28]/[.D28]" office:value-type="float" office:value="0.893013100436681" calcext:value-type="float">
            <text:p>0.89</text:p>
          </table:table-cell>
          <table:table-cell table:style-name="ce72" table:formula="of:=[.H28]/[.D28]" office:value-type="float" office:value="0.932656477438137" calcext:value-type="float">
            <text:p>0.93</text:p>
          </table:table-cell>
          <table:table-cell table:style-name="ce72" table:formula="of:=[.I28]/[.D28]" office:value-type="float" office:value="1.27947598253275" calcext:value-type="float">
            <text:p>1.28</text:p>
          </table:table-cell>
          <table:table-cell table:style-name="ce72" table:formula="of:=[.J28]/[.D28]" office:value-type="float" office:value="1.2882096069869" calcext:value-type="float">
            <text:p>1.29</text:p>
          </table:table-cell>
          <table:table-cell table:style-name="ce72" table:formula="of:=[.K28]/[.D28]" office:value-type="float" office:value="0.859534206695779" calcext:value-type="float">
            <text:p>0.86</text:p>
          </table:table-cell>
          <table:table-cell table:style-name="ce72" table:formula="of:=[.L28]/[.D28]" office:value-type="float" office:value="1.27001455604076" calcext:value-type="float">
            <text:p>1.27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Near-threshold critical delay</text:p>
          </table:table-cell>
          <table:table-cell table:style-name="ce72" table:formula="of:=[.E29]/[.D29]" office:value-type="float" office:value="1.33076923076923" calcext:value-type="float">
            <text:p>1.33</text:p>
          </table:table-cell>
          <table:table-cell table:style-name="ce72" table:formula="of:=[.F29]/[.D29]" office:value-type="float" office:value="0.869230769230769" calcext:value-type="float">
            <text:p>0.87</text:p>
          </table:table-cell>
          <table:table-cell table:style-name="ce72" table:formula="of:=[.G29]/[.D29]" office:value-type="float" office:value="1.02307692307692" calcext:value-type="float">
            <text:p>1.02</text:p>
          </table:table-cell>
          <table:table-cell table:style-name="ce72" table:formula="of:=[.H29]/[.D29]" office:value-type="float" office:value="0.746923076923077" calcext:value-type="float">
            <text:p>0.75</text:p>
          </table:table-cell>
          <table:table-cell table:style-name="ce72" table:formula="of:=[.I29]/[.D29]" office:value-type="float" office:value="1.11538461538462" calcext:value-type="float">
            <text:p>1.12</text:p>
          </table:table-cell>
          <table:table-cell table:style-name="ce72" table:formula="of:=[.J29]/[.D29]" office:value-type="float" office:value="1.12307692307692" calcext:value-type="float">
            <text:p>1.12</text:p>
          </table:table-cell>
          <table:table-cell table:style-name="ce72" table:formula="of:=[.K29]/[.D29]" office:value-type="float" office:value="0.953846153846154" calcext:value-type="float">
            <text:p>0.95</text:p>
          </table:table-cell>
          <table:table-cell table:style-name="ce72" table:formula="of:=[.L29]/[.D29]" office:value-type="float" office:value="1.16153846153846" calcext:value-type="float">
            <text:p>1.16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uW(-6)</text:p>
          </table:table-cell>
          <table:table-cell table:style-name="ce56" office:value-type="string" calcext:value-type="string">
            <text:p>Near-threshold power</text:p>
          </table:table-cell>
          <table:table-cell table:style-name="ce72" table:formula="of:=[.E30]/[.D30]" office:value-type="float" office:value="1.26928675400291" calcext:value-type="float">
            <text:p>1.27</text:p>
          </table:table-cell>
          <table:table-cell table:style-name="ce72" table:formula="of:=[.F30]/[.D30]" office:value-type="float" office:value="1.0080058224163" calcext:value-type="float">
            <text:p>1.01</text:p>
          </table:table-cell>
          <table:table-cell table:style-name="ce72" table:formula="of:=[.G30]/[.D30]" office:value-type="float" office:value="0.714410480349345" calcext:value-type="float">
            <text:p>0.71</text:p>
          </table:table-cell>
          <table:table-cell table:style-name="ce72" table:formula="of:=[.H30]/[.D30]" office:value-type="float" office:value="0.932656477438137" calcext:value-type="float">
            <text:p>0.93</text:p>
          </table:table-cell>
          <table:table-cell table:style-name="ce72" table:formula="of:=[.I30]/[.D30]" office:value-type="float" office:value="1.27947598253275" calcext:value-type="float">
            <text:p>1.28</text:p>
          </table:table-cell>
          <table:table-cell table:style-name="ce72" table:formula="of:=[.J30]/[.D30]" office:value-type="float" office:value="1.2882096069869" calcext:value-type="float">
            <text:p>1.29</text:p>
          </table:table-cell>
          <table:table-cell table:style-name="ce72" table:formula="of:=[.K30]/[.D30]" office:value-type="float" office:value="0.859534206695778" calcext:value-type="float">
            <text:p>0.86</text:p>
          </table:table-cell>
          <table:table-cell table:style-name="ce72" table:formula="of:=[.L30]/[.D30]" office:value-type="float" office:value="1.27001455604076" calcext:value-type="float">
            <text:p>1.27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fJ(-15)</text:p>
          </table:table-cell>
          <table:table-cell table:style-name="ce57" office:value-type="string" calcext:value-type="string">
            <text:p>Near-threshold PDP</text:p>
          </table:table-cell>
          <table:table-cell table:style-name="ce72" table:formula="of:=[.E31]/[.D31]" office:value-type="float" office:value="1.68912775725003" calcext:value-type="float">
            <text:p>1.69</text:p>
          </table:table-cell>
          <table:table-cell table:style-name="ce72" table:formula="of:=[.F31]/[.D31]" office:value-type="float" office:value="0.876189676408016" calcext:value-type="float">
            <text:p>0.88</text:p>
          </table:table-cell>
          <table:table-cell table:style-name="ce72" table:formula="of:=[.G31]/[.D31]" office:value-type="float" office:value="0.730896876049714" calcext:value-type="float">
            <text:p>0.73</text:p>
          </table:table-cell>
          <table:table-cell table:style-name="ce72" table:formula="of:=[.H31]/[.D31]" office:value-type="float" office:value="0.696622645840331" calcext:value-type="float">
            <text:p>0.70</text:p>
          </table:table-cell>
          <table:table-cell table:style-name="ce72" table:formula="of:=[.I31]/[.D31]" office:value-type="float" office:value="1.42710782667115" calcext:value-type="float">
            <text:p>1.43</text:p>
          </table:table-cell>
          <table:table-cell table:style-name="ce72" table:formula="of:=[.J31]/[.D31]" office:value-type="float" office:value="1.44675848169298" calcext:value-type="float">
            <text:p>1.45</text:p>
          </table:table-cell>
          <table:table-cell table:style-name="ce72" table:formula="of:=[.K31]/[.D31]" office:value-type="float" office:value="0.819863397155974" calcext:value-type="float">
            <text:p>0.82</text:p>
          </table:table-cell>
          <table:table-cell table:style-name="ce72" table:formula="of:=[.L31]/[.D31]" office:value-type="float" office:value="1.47517075355503" calcext:value-type="float">
            <text:p>1.48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6" draw:text-style-name="P2" svg:width="82.18pt" svg:height="184.85pt" svg:x="411.53pt" svg:y="542.47pt" draw:caption-point-x="-17.29pt" draw:caption-point-y="42.8pt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ear-threshold</text:p>
          </table:table-cell>
          <table:table-cell table:style-name="ce72" table:formula="of:=[.E32]/[.D32]" office:value-type="float" office:value="1.68912775725003" calcext:value-type="float">
            <text:p>1.69</text:p>
          </table:table-cell>
          <table:table-cell table:style-name="ce72" table:formula="of:=[.F32]/[.D32]" office:value-type="float" office:value="0.876189676408017" calcext:value-type="float">
            <text:p>0.88</text:p>
          </table:table-cell>
          <table:table-cell table:style-name="ce72" table:formula="of:=[.G32]/[.D32]" office:value-type="float" office:value="0.913621095062143" calcext:value-type="float">
            <text:p>0.91</text:p>
          </table:table-cell>
          <table:table-cell table:style-name="ce72" table:formula="of:=[.H32]/[.D32]" office:value-type="float" office:value="0.696622645840331" calcext:value-type="float">
            <text:p>0.70</text:p>
          </table:table-cell>
          <table:table-cell table:style-name="ce72" table:formula="of:=[.I32]/[.D32]" office:value-type="float" office:value="1.42710782667115" calcext:value-type="float">
            <text:p>1.43</text:p>
          </table:table-cell>
          <table:table-cell table:style-name="ce72" table:formula="of:=[.J32]/[.D32]" office:value-type="float" office:value="1.44675848169298" calcext:value-type="float">
            <text:p>1.45</text:p>
          </table:table-cell>
          <table:table-cell table:style-name="ce72" table:formula="of:=[.K32]/[.D32]" office:value-type="float" office:value="0.819863397155973" calcext:value-type="float">
            <text:p>0.82</text:p>
          </table:table-cell>
          <table:table-cell table:style-name="ce72" table:formula="of:=[.L32]/[.D32]" office:value-type="float" office:value="1.47517075355503" calcext:value-type="float">
            <text:p>1.48</text:p>
          </table:table-cell>
          <table:table-cell table:style-name="ce143"/>
          <table:table-cell table:number-columns-repeated="14"/>
          <table:table-cell table:style-name="ce59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43"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Média atrasos near-threshold</text:p>
          </table:table-cell>
          <table:table-cell table:style-name="ce72" table:formula="of:=[.E33]/[.D33]" office:value-type="float" office:value="1.52249581023592" calcext:value-type="float">
            <text:p>1.52</text:p>
          </table:table-cell>
          <table:table-cell table:style-name="ce72" table:formula="of:=[.F33]/[.D33]" office:value-type="float" office:value="0.917493876498646" calcext:value-type="float">
            <text:p>0.92</text:p>
          </table:table-cell>
          <table:table-cell table:style-name="ce72" table:formula="of:=[.G33]/[.D33]" office:value-type="float" office:value="1.07296635297151" calcext:value-type="float">
            <text:p>1.07</text:p>
          </table:table-cell>
          <table:table-cell table:style-name="ce72" table:formula="of:=[.H33]/[.D33]" office:value-type="float" office:value="0.839757638262215" calcext:value-type="float">
            <text:p>0.84</text:p>
          </table:table-cell>
          <table:table-cell table:style-name="ce72" table:formula="of:=[.I33]/[.D33]" office:value-type="float" office:value="1.32267629238108" calcext:value-type="float">
            <text:p>1.32</text:p>
          </table:table-cell>
          <table:table-cell table:style-name="ce72" table:formula="of:=[.J33]/[.D33]" office:value-type="float" office:value="1.31365218512311" calcext:value-type="float">
            <text:p>1.31</text:p>
          </table:table-cell>
          <table:table-cell table:style-name="ce72" table:formula="of:=[.K33]/[.D33]" office:value-type="float" office:value="0.797473249967771" calcext:value-type="float">
            <text:p>0.80</text:p>
          </table:table-cell>
          <table:table-cell table:style-name="ce72" table:formula="of:=[.L33]/[.D33]" office:value-type="float" office:value="1.29947144514632" calcext:value-type="float">
            <text:p>1.3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143" table:number-columns-repeated="12"/>
          <table:table-cell table:number-columns-repeated="14"/>
          <table:table-cell table:style-name="ce59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43" table:number-columns-repeated="12"/>
          <table:table-cell table:number-columns-repeated="1012"/>
        </table:table-row>
        <table:table-row table:style-name="ro1" table:number-rows-repeated="5">
          <table:table-cell table:style-name="ce143" table:number-columns-repeated="2"/>
          <table:table-cell table:style-name="Default" table:number-columns-repeated="7"/>
          <table:table-cell table:style-name="ce143" table:number-columns-repeated="3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43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ia" table:style-name="ta2"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8:data_nominal.C28 data_nominal.D28:data_nominal.L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8" draw:text-style-name="P3" svg:width="453.51pt" svg:height="255.09pt" svg:x="452.35pt" svg:y="0pt">
            <draw:object draw:notify-on-update-of-ranges="data_nominal.D27:data_nominal.L27 data_nominal.C28:data_nominal.C28 data_nominal.D28:data_nominal.L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8" draw:text-style-name="P3" svg:width="453.51pt" svg:height="255.09pt" svg:x="0pt" svg:y="333.01pt">
            <draw:object draw:notify-on-update-of-ranges="data_near.D27:data_near.L27 data_near.C28:data_near.C28 data_near.D28:data_near.L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8" draw:text-style-name="P3" svg:width="453.51pt" svg:height="255.09pt" svg:x="448.04pt" svg:y="332.56pt">
            <draw:object draw:notify-on-update-of-ranges="data_near.D27:data_near.L27 data_near.C28:data_near.C28 data_near.D28:data_near.L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ominal.D35:data_nominal.K35 data_nominal.C36:data_nominal.C36 data_nominal.D36:data_nominal.K36 data_near.C36:data_near.C36 data_near.D36:data_near.K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8" draw:text-style-name="P3" svg:width="453.51pt" svg:height="252.79pt" svg:x="451.22pt" svg:y="666.77pt">
            <draw:object draw:notify-on-update-of-ranges="data_nominal.D35:data_nominal.K35 data_nominal.C36:data_nominal.C36 data_nominal.D36:data_nominal.K36 data_near.C36:data_near.C36 data_near.D36:data_near.K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8" draw:text-style-name="P3" svg:width="453.51pt" svg:height="253.33pt" svg:x="899.69pt" svg:y="666.77pt">
            <draw:object draw:notify-on-update-of-ranges="data_nominal.D35:data_nominal.K35 data_nominal.C36:data_nominal.C36 data_nominal.D36:data_nominal.K36 data_near.C36:data_near.C36 data_near.D36:data_near.K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/>
          <table:table-cell office:value-type="string" calcext:value-type="string">
            <text:p> </text:p>
          </table:table-cell>
          <table:table-cell table:number-columns-repeated="5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atraso" table:style-name="ta2">
        <office:forms form:automatic-focus="false" form:apply-design-mode="false"/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9:data_nominal.C29 data_nominal.D29:data_nominal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8" draw:text-style-name="P3" svg:width="453.51pt" svg:height="255.09pt" svg:x="0.03pt" svg:y="665.63pt">
            <draw:object draw:notify-on-update-of-ranges="data_nominal.D35:data_nominal.K35 data_nominal.C37:data_nominal.C37 data_nominal.D37:data_nominal.K37 data_near.C37:data_near.C37 data_near.D37:data_near.K3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8" draw:text-style-name="P3" svg:width="453.51pt" svg:height="255.09pt" svg:x="452.64pt" svg:y="0pt">
            <draw:object draw:notify-on-update-of-ranges="data_nominal.D27:data_nominal.L27 data_nominal.C29:data_nominal.C29 data_nominal.D29:data_nominal.L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8" draw:text-style-name="P3" svg:width="453.51pt" svg:height="255.09pt" svg:x="0.03pt" svg:y="332.84pt">
            <draw:object draw:notify-on-update-of-ranges="data_nominal.D27:data_nominal.L27 data_near.C37:data_near.C37 data_near.D29:data_near.L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8" draw:text-style-name="P3" svg:width="453.51pt" svg:height="255.09pt" svg:x="452.66pt" svg:y="332.84pt">
            <draw:object draw:notify-on-update-of-ranges="data_near.D27:data_near.L27 data_near.C29:data_near.C29 data_near.D29:data_near.L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ominal.D35:data_nominal.K35 data_nominal.C37:data_nominal.C37 data_nominal.D37:data_nominal.K37 data_near.C37:data_near.C37 data_near.D37:data_near.K3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ominal.D35:data_nominal.K35 data_nominal.C37:data_nominal.C37 data_nominal.D37:data_nominal.K37 data_near.C37:data_near.C37 data_near.D37:data_near.K3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12">
          <table:table-cell table:number-columns-repeated="21"/>
        </table:table-row>
        <table:table-row table:style-name="ro6">
          <table:table-cell table:number-columns-repeated="15"/>
          <table:table-cell office:value-type="string" calcext:value-type="string">
            <text:p>diferença</text:p>
          </table:table-cell>
          <table:table-cell table:number-columns-repeated="5"/>
        </table:table-row>
        <table:table-row table:style-name="ro6">
          <table:table-cell table:number-columns-repeated="15"/>
          <table:table-cell table:style-name="ce99" office:value-type="string" calcext:value-type="string">
            <text:p><text:s/></text:p>
          </table:table-cell>
          <table:table-cell table:number-columns-repeated="5"/>
        </table:table-row>
        <table:table-row table:style-name="ro6">
          <table:table-cell table:number-columns-repeated="15"/>
          <table:table-cell table:formula="of:=([$data_nominal.G20]*2)/0.000000001" office:value-type="float" office:value="0.0136052" calcext:value-type="float">
            <text:p>0.0136052</text:p>
          </table:table-cell>
          <table:table-cell table:number-columns-repeated="5"/>
        </table:table-row>
        <table:table-row table:style-name="ro6" table:number-rows-repeated="5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otência" table:style-name="ta2"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0:data_nominal.C30 data_nominal.D30:data_nominal.L3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0:data_nominal.C30 data_nominal.D30:data_nominal.L3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0:data_near.C30 data_near.D30:data_near.L3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0:data_near.C30 data_near.D30:data_near.L3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8:data_nominal.C38 data_nominal.D38:data_nominal.K38 data_near.C38:data_near.C38 data_near.D38:data_near.K3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8" draw:text-style-name="P3" svg:width="453.49pt" svg:height="255.23pt" svg:x="451.11pt" svg:y="665.4pt">
            <draw:object draw:notify-on-update-of-ranges="data_near.D35:data_near.K35 data_nominal.C38:data_nominal.C38 data_nominal.D38:data_nominal.K38 data_near.C38:data_near.C38 data_near.D38:data_near.K3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8:data_nominal.C38 data_nominal.D38:data_nominal.K38 data_near.C38:data_near.C38 data_near.D38:data_near.K3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11">
          <table:table-cell table:number-columns-repeated="21"/>
        </table:table-row>
        <table:table-row table:style-name="ro6">
          <table:table-cell table:number-columns-repeated="11"/>
          <table:table-cell office:value-type="string" calcext:value-type="string">
            <text:p>nominal</text:p>
          </table:table-cell>
          <table:table-cell table:number-columns-repeated="9"/>
        </table:table-row>
        <table:table-row table:style-name="ro6" table:number-rows-repeated="8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DP" table:style-name="ta2"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1:data_nominal.C31 data_nominal.D31:data_nominal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1:data_nominal.C31 data_nominal.D31:data_nominal.L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1:data_near.C31 data_near.D31:data_near.L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1:data_near.C31 data_near.D31:data_near.L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9:data_nominal.C39 data_nominal.D39:data_nominal.K39 data_near.C39:data_near.C39 data_near.D39:data_near.K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ear.D35:data_near.K35 data_nominal.C39:data_nominal.C39 data_nominal.D39:data_nominal.K39 data_near.C39:data_near.C39 data_near.D39:data_near.K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9:data_nominal.C39 data_nominal.D39:data_nominal.K39 data_near.C39:data_near.C39 data_near.D39:data_near.K3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34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35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36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37">
      <number:number number:decimal-places="0" loext:min-decimal-places="0" number:min-integer-digits="2"/>
    </number:number-style>
    <number:number-style style:name="N138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39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40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4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42">
      <number:number number:decimal-places="2" loext:min-decimal-places="2" number:min-integer-digits="5" number:grouping="true"/>
    </number:number-style>
    <number:number-style style:name="N143">
      <number:number number:decimal-places="2" loext:min-decimal-places="2" number:min-integer-digits="5"/>
    </number:number-style>
    <number:number-style style:name="N144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45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46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47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48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49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4" loext:min-decimal-places="4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5:01:00.9098943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9-07-10T15:05:36.813775563</dc:date>
    <meta:editing-duration>P1DT6H27M40S</meta:editing-duration>
    <meta:editing-cycles>226</meta:editing-cycles>
    <meta:generator>LibreOffice/6.0.7.3$Linux_X86_64 LibreOffice_project/00m0$Build-3</meta:generator>
    <meta:document-statistic meta:table-count="6" meta:cell-count="818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4.361cm" svg:y="2.11cm" svg:width="5.072cm" svg:height="5.072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2899">
                <text:p>-6.2899</text:p>
                <draw:g>
                  <svg:desc>data_nominal.D28:data_nominal.L28</svg:desc>
                </draw:g>
              </table:table-cell>
              <table:table-cell office:value-type="float" office:value="-7.0224">
                <text:p>-7.0224</text:p>
              </table:table-cell>
              <table:table-cell office:value-type="float" office:value="-7.464">
                <text:p>-7.464</text:p>
              </table:table-cell>
              <table:table-cell office:value-type="float" office:value="-6.6687">
                <text:p>-6.6687</text:p>
              </table:table-cell>
              <table:table-cell office:value-type="float" office:value="-6.3982000437">
                <text:p>-6.3982000437</text:p>
              </table:table-cell>
              <table:table-cell office:value-type="float" office:value="-6.9415">
                <text:p>-6.9415</text:p>
              </table:table-cell>
              <table:table-cell office:value-type="float" office:value="-6.8928">
                <text:p>-6.8928</text:p>
              </table:table-cell>
              <table:table-cell office:value-type="float" office:value="-4.9667235">
                <text:p>-4.9667235</text:p>
              </table:table-cell>
              <table:table-cell office:value-type="float" office:value="-6.2724">
                <text:p>-6.2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PDP using near-threashold supply voltage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2.429cm" svg:y="1.474cm" svg:width="9.506cm" svg:height="5.718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186cm" svg:y="0.316cm" chart:style-name="ch2">
          <text:p>Comparação entre PDP normalizados</text:p>
        </chart:title>
        <chart:legend chart:legend-position="end" svg:x="11.613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9.962cm" svg:height="6.564cm">
          <chartooo:coordinate-region svg:x="3.864cm" svg:y="2.11cm" svg:width="4.895cm" svg:height="4.895cm"/>
          <chart:axis chart:dimension="x" chart:name="primary-x" chart:style-name="ch5" chartooo:axis-type="auto">
            <chartooo:date-scale/>
            <chart:title svg:x="5.064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radar">
            <chart:data-point chart:repeated="8"/>
          </chart:series>
          <chart:series chart:style-name="ch11" chart:values-cell-range-address="data_near.D39:data_near.K39" chart:label-cell-address="data_near.C39:data_near.C39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36183552193698">
                <text:p>1.36183552193698</text:p>
                <draw:g>
                  <svg:desc>data_nominal.D39:data_nominal.K39</svg:desc>
                </draw:g>
              </table:table-cell>
              <table:table-cell office:value-type="float" office:value="1.00935048550378">
                <text:p>1.00935048550378</text:p>
              </table:table-cell>
              <table:table-cell office:value-type="float" office:value="0.959296197990428">
                <text:p>0.959296197990428</text:p>
              </table:table-cell>
              <table:table-cell office:value-type="float" office:value="0.603068004464482">
                <text:p>0.603068004464482</text:p>
              </table:table-cell>
              <table:table-cell office:value-type="float" office:value="1.03533832876326">
                <text:p>1.03533832876326</text:p>
              </table:table-cell>
              <table:table-cell office:value-type="float" office:value="0.98436181573334">
                <text:p>0.98436181573334</text:p>
              </table:table-cell>
              <table:table-cell office:value-type="float" office:value="0.515216628386309">
                <text:p>0.515216628386309</text:p>
              </table:table-cell>
              <table:table-cell office:value-type="float" office:value="1.02607994940017">
                <text:p>1.02607994940017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639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bar">
            <chart:data-point chart:repeated="8"/>
          </chart:series>
          <chart:series chart:style-name="ch11" chart:values-cell-range-address="data_near.D39:data_near.K39" chart:label-cell-address="data_near.C39:data_near.C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36183552193698">
                <text:p>1.36183552193698</text:p>
                <draw:g>
                  <svg:desc>data_nominal.D39:data_nominal.K39</svg:desc>
                </draw:g>
              </table:table-cell>
              <table:table-cell office:value-type="float" office:value="1.00935048550378">
                <text:p>1.00935048550378</text:p>
              </table:table-cell>
              <table:table-cell office:value-type="float" office:value="0.959296197990428">
                <text:p>0.959296197990428</text:p>
              </table:table-cell>
              <table:table-cell office:value-type="float" office:value="0.603068004464482">
                <text:p>0.603068004464482</text:p>
              </table:table-cell>
              <table:table-cell office:value-type="float" office:value="1.03533832876326">
                <text:p>1.03533832876326</text:p>
              </table:table-cell>
              <table:table-cell office:value-type="float" office:value="0.98436181573334">
                <text:p>0.98436181573334</text:p>
              </table:table-cell>
              <table:table-cell office:value-type="float" office:value="0.515216628386309">
                <text:p>0.515216628386309</text:p>
              </table:table-cell>
              <table:table-cell office:value-type="float" office:value="1.02607994940017">
                <text:p>1.02607994940017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426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line">
            <chart:data-point chart:repeated="8"/>
          </chart:series>
          <chart:series chart:style-name="ch11" chart:values-cell-range-address="data_near.D39:data_near.K39" chart:label-cell-address="data_near.C39:data_near.C3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36183552193698">
                <text:p>1.36183552193698</text:p>
                <draw:g>
                  <svg:desc>data_nominal.D39:data_nominal.K39</svg:desc>
                </draw:g>
              </table:table-cell>
              <table:table-cell office:value-type="float" office:value="1.00935048550378">
                <text:p>1.00935048550378</text:p>
              </table:table-cell>
              <table:table-cell office:value-type="float" office:value="0.959296197990428">
                <text:p>0.959296197990428</text:p>
              </table:table-cell>
              <table:table-cell office:value-type="float" office:value="0.603068004464482">
                <text:p>0.603068004464482</text:p>
              </table:table-cell>
              <table:table-cell office:value-type="float" office:value="1.03533832876326">
                <text:p>1.03533832876326</text:p>
              </table:table-cell>
              <table:table-cell office:value-type="float" office:value="0.98436181573334">
                <text:p>0.98436181573334</text:p>
              </table:table-cell>
              <table:table-cell office:value-type="float" office:value="0.515216628386309">
                <text:p>0.515216628386309</text:p>
              </table:table-cell>
              <table:table-cell office:value-type="float" office:value="1.02607994940017">
                <text:p>1.02607994940017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Atraso crítico nominal</text:p>
        </chart:title>
        <chart:legend chart:legend-position="end" svg:x="13.261cm" svg:y="4.201cm" style:legend-expansion="high" chart:style-name="ch3"/>
        <chart:plot-area chart:style-name="ch4" table:cell-range-address="data_nominal.D27:data_nominal.L27 data_nominal.C29:data_nominal.L29" chart:data-source-has-labels="both" svg:x="1.331cm" svg:y="1.275cm" svg:width="11.61cm" svg:height="6.564cm">
          <chartooo:coordinate-region svg:x="4.6cm" svg:y="2.11cm" svg:width="5.072cm" svg:height="5.072cm"/>
          <chart:axis chart:dimension="x" chart:name="primary-x" chart:style-name="ch5" chartooo:axis-type="auto">
            <chartooo:date-scale/>
            <chart:title svg:x="5.888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29:data_nominal.L29" chart:label-cell-address="data_nominal.C29:data_nominal.C29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7.5183">
                <text:p>7.5183</text:p>
                <draw:g>
                  <svg:desc>data_nominal.D29:data_nominal.L29</svg:desc>
                </draw:g>
              </table:table-cell>
              <table:table-cell office:value-type="float" office:value="9.1707">
                <text:p>9.1707</text:p>
              </table:table-cell>
              <table:table-cell office:value-type="float" office:value="6.3949">
                <text:p>6.3949</text:p>
              </table:table-cell>
              <table:table-cell office:value-type="float" office:value="6.8026">
                <text:p>6.8026</text:p>
              </table:table-cell>
              <table:table-cell office:value-type="float" office:value="4.4573">
                <text:p>4.4573</text:p>
              </table:table-cell>
              <table:table-cell office:value-type="float" office:value="7.0533">
                <text:p>7.0533</text:p>
              </table:table-cell>
              <table:table-cell office:value-type="float" office:value="6.7534">
                <text:p>6.7534</text:p>
              </table:table-cell>
              <table:table-cell office:value-type="float" office:value="4.9055">
                <text:p>4.9055</text:p>
              </table:table-cell>
              <table:table-cell office:value-type="float" office:value="7.7359">
                <text:p>7.73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895cm" svg:y="0.316cm" chart:style-name="ch2">
          <text:p>Comparação entre atrasos normalizados</text:p>
        </chart:title>
        <chart:legend chart:legend-position="end" svg:x="10.396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8.745cm" svg:height="6.564cm">
          <chartooo:coordinate-region svg:x="3.255cm" svg:y="2.11cm" svg:width="4.895cm" svg:height="4.895cm"/>
          <chart:axis chart:dimension="x" chart:name="primary-x" chart:style-name="ch5" chartooo:axis-type="auto">
            <chartooo:date-scale/>
            <chart:title svg:x="4.45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radar">
            <chart:data-point chart:repeated="8"/>
          </chart:series>
          <chart:series chart:style-name="ch11" chart:values-cell-range-address="data_near.D37:data_near.K37" chart:label-cell-address="data_near.C37:data_near.C37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2197837277044">
                <text:p>1.2197837277044</text:p>
                <draw:g>
                  <svg:desc>data_nominal.D37:data_nominal.K37</svg:desc>
                </draw:g>
              </table:table-cell>
              <table:table-cell office:value-type="float" office:value="0.850577923200724">
                <text:p>0.850577923200724</text:p>
              </table:table-cell>
              <table:table-cell office:value-type="float" office:value="0.904805607650666">
                <text:p>0.904805607650666</text:p>
              </table:table-cell>
              <table:table-cell office:value-type="float" office:value="0.59286008805182">
                <text:p>0.59286008805182</text:p>
              </table:table-cell>
              <table:table-cell office:value-type="float" office:value="0.938150911775268">
                <text:p>0.938150911775268</text:p>
              </table:table-cell>
              <table:table-cell office:value-type="float" office:value="0.898261575090113">
                <text:p>0.898261575090113</text:p>
              </table:table-cell>
              <table:table-cell office:value-type="float" office:value="0.652474628572949">
                <text:p>0.652474628572949</text:p>
              </table:table-cell>
              <table:table-cell office:value-type="float" office:value="1.02894271311334">
                <text:p>1.02894271311334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 draw:fill-hatch-name="Blue_20_Crossed_20_0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ominal.D27:data_nominal.L27 data_nominal.C29:data_nominal.L29" chart:data-source-has-labels="both" svg:x="1.331cm" svg:y="0.18cm" svg:width="14.349cm" svg:height="6.876cm">
          <chartooo:coordinate-region svg:x="2.005cm" svg:y="0.18cm" svg:width="13.25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ominal.D27:data_nominal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ps)</text:p>
            </chart:title>
            <chart:grid chart:style-name="ch6" chart:class="major"/>
          </chart:axis>
          <chart:series chart:style-name="ch9" chart:values-cell-range-address="data_nominal.D29:data_nominal.L29" chart:label-cell-address="data_nominal.C29:data_nominal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7.5183">
                <text:p>7.5183</text:p>
                <draw:g>
                  <svg:desc>data_nominal.D29:data_nominal.L29</svg:desc>
                </draw:g>
              </table:table-cell>
              <table:table-cell office:value-type="float" office:value="9.1707">
                <text:p>9.1707</text:p>
              </table:table-cell>
              <table:table-cell office:value-type="float" office:value="6.3949">
                <text:p>6.3949</text:p>
              </table:table-cell>
              <table:table-cell office:value-type="float" office:value="6.8026">
                <text:p>6.8026</text:p>
              </table:table-cell>
              <table:table-cell office:value-type="float" office:value="4.4573">
                <text:p>4.4573</text:p>
              </table:table-cell>
              <table:table-cell office:value-type="float" office:value="7.0533">
                <text:p>7.0533</text:p>
              </table:table-cell>
              <table:table-cell office:value-type="float" office:value="6.7534">
                <text:p>6.7534</text:p>
              </table:table-cell>
              <table:table-cell office:value-type="float" office:value="4.9055">
                <text:p>4.9055</text:p>
              </table:table-cell>
              <table:table-cell office:value-type="float" office:value="7.7359">
                <text:p>7.735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ue_20_Crossed_20_0_20_Degrees" draw:display-name="Blue Crossed 0 Degrees" draw:style="double" draw:color="#000080" draw:distance="0.076cm" draw:rotation="900"/>
    <draw:hatch draw:name="ChartHatch_20_1" draw:display-name="ChartHatch 1" draw:style="single" draw:color="#ffff00" draw:distance="0.1cm" draw:rotation="315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086cm" svg:y="0.316cm" chart:style-name="ch2">
          <text:p>Atraso crítico near-threshold</text:p>
        </chart:title>
        <chart:legend chart:legend-position="end" svg:x="10.985cm" svg:y="4.201cm" style:legend-expansion="high" chart:style-name="ch3"/>
        <chart:plot-area chart:style-name="ch4" table:cell-range-address="data_nominal.D27:data_nominal.L27 data_near.C37:data_near.C37 data_near.D29:data_near.L29" chart:data-source-has-labels="both" svg:x="1.331cm" svg:y="1.275cm" svg:width="9.334cm" svg:height="6.564cm">
          <chartooo:coordinate-region svg:x="3.462cm" svg:y="2.11cm" svg:width="5.072cm" svg:height="5.072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64cm" chart:style-name="ch9">
              <text:p>Ns(-9)</text:p>
            </chart:title>
            <chart:grid chart:style-name="ch7" chart:class="major"/>
          </chart:axis>
          <chart:series chart:style-name="ch10" chart:values-cell-range-address="data_near.D29:data_near.L29" chart:label-cell-address="data_near.C37:data_near.C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ear.D27:data_near.L27 data_near.C29:data_near.L29" chart:data-source-has-labels="both" svg:x="1.331cm" svg:y="0.18cm" svg:width="14.349cm" svg:height="6.876cm">
          <chartooo:coordinate-region svg:x="2.005cm" svg:y="0.18cm" svg:width="13.343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ear.D27:data_near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ns)</text:p>
            </chart:title>
            <chart:grid chart:style-name="ch6" chart:class="major"/>
          </chart:axis>
          <chart:series chart:style-name="ch9" chart:values-cell-range-address="data_near.D29:data_near.L29" chart:label-cell-address="data_near.C29:data_near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ear.C29:data_near.C29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422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bar">
            <chart:data-point chart:repeated="8"/>
          </chart:series>
          <chart:series chart:style-name="ch11" chart:values-cell-range-address="data_near.D37:data_near.K37" chart:label-cell-address="data_near.C37:data_near.C3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2197837277044">
                <text:p>1.2197837277044</text:p>
                <draw:g>
                  <svg:desc>data_nominal.D37:data_nominal.K37</svg:desc>
                </draw:g>
              </table:table-cell>
              <table:table-cell office:value-type="float" office:value="0.850577923200724">
                <text:p>0.850577923200724</text:p>
              </table:table-cell>
              <table:table-cell office:value-type="float" office:value="0.904805607650666">
                <text:p>0.904805607650666</text:p>
              </table:table-cell>
              <table:table-cell office:value-type="float" office:value="0.59286008805182">
                <text:p>0.59286008805182</text:p>
              </table:table-cell>
              <table:table-cell office:value-type="float" office:value="0.938150911775268">
                <text:p>0.938150911775268</text:p>
              </table:table-cell>
              <table:table-cell office:value-type="float" office:value="0.898261575090113">
                <text:p>0.898261575090113</text:p>
              </table:table-cell>
              <table:table-cell office:value-type="float" office:value="0.652474628572949">
                <text:p>0.652474628572949</text:p>
              </table:table-cell>
              <table:table-cell office:value-type="float" office:value="1.02894271311334">
                <text:p>1.02894271311334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2.349cm" svg:y="1.474cm" svg:width="10.115cm" svg:height="6.166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2899">
                <text:p>-6.2899</text:p>
                <draw:g>
                  <svg:desc>data_nominal.D28:data_nominal.L28</svg:desc>
                </draw:g>
              </table:table-cell>
              <table:table-cell office:value-type="float" office:value="-7.0224">
                <text:p>-7.0224</text:p>
              </table:table-cell>
              <table:table-cell office:value-type="float" office:value="-7.464">
                <text:p>-7.464</text:p>
              </table:table-cell>
              <table:table-cell office:value-type="float" office:value="-6.6687">
                <text:p>-6.6687</text:p>
              </table:table-cell>
              <table:table-cell office:value-type="float" office:value="-6.3982000437">
                <text:p>-6.3982000437</text:p>
              </table:table-cell>
              <table:table-cell office:value-type="float" office:value="-6.9415">
                <text:p>-6.9415</text:p>
              </table:table-cell>
              <table:table-cell office:value-type="float" office:value="-6.8928">
                <text:p>-6.8928</text:p>
              </table:table-cell>
              <table:table-cell office:value-type="float" office:value="-4.9667235">
                <text:p>-4.9667235</text:p>
              </table:table-cell>
              <table:table-cell office:value-type="float" office:value="-6.2724">
                <text:p>-6.2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209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line">
            <chart:data-point chart:repeated="8"/>
          </chart:series>
          <chart:series chart:style-name="ch11" chart:values-cell-range-address="data_near.D37:data_near.K37" chart:label-cell-address="data_near.C37:data_near.C3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2197837277044">
                <text:p>1.2197837277044</text:p>
                <draw:g>
                  <svg:desc>data_nominal.D37:data_nominal.K37</svg:desc>
                </draw:g>
              </table:table-cell>
              <table:table-cell office:value-type="float" office:value="0.850577923200724">
                <text:p>0.850577923200724</text:p>
              </table:table-cell>
              <table:table-cell office:value-type="float" office:value="0.904805607650666">
                <text:p>0.904805607650666</text:p>
              </table:table-cell>
              <table:table-cell office:value-type="float" office:value="0.59286008805182">
                <text:p>0.59286008805182</text:p>
              </table:table-cell>
              <table:table-cell office:value-type="float" office:value="0.938150911775268">
                <text:p>0.938150911775268</text:p>
              </table:table-cell>
              <table:table-cell office:value-type="float" office:value="0.898261575090113">
                <text:p>0.898261575090113</text:p>
              </table:table-cell>
              <table:table-cell office:value-type="float" office:value="0.652474628572949">
                <text:p>0.652474628572949</text:p>
              </table:table-cell>
              <table:table-cell office:value-type="float" office:value="1.02894271311334">
                <text:p>1.02894271311334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Comparação entre energias normalizadas</text:p>
        </chart:title>
        <chart:legend chart:legend-position="end" svg:x="11.805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10.154cm" svg:height="6.564cm">
          <chartooo:coordinate-region svg:x="2.243cm" svg:y="1.474cm" svg:width="9.029cm" svg:height="5.718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line">
            <chart:data-point chart:repeated="8"/>
          </chart:series>
          <chart:series chart:style-name="ch11" chart:values-cell-range-address="data_near.D36:data_near.K36" chart:label-cell-address="data_near.C36:data_near.C3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6:data_nominal.K36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4.269cm" svg:y="2.11cm" svg:width="5.072cm" svg:height="5.072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49438888888889">
                <text:p>0.349438888888889</text:p>
                <draw:g>
                  <svg:desc>data_nominal.D30:data_nominal.L30</svg:desc>
                </draw:g>
              </table:table-cell>
              <table:table-cell office:value-type="float" office:value="0.390133333333333">
                <text:p>0.390133333333333</text:p>
              </table:table-cell>
              <table:table-cell office:value-type="float" office:value="0.414666666666667">
                <text:p>0.414666666666667</text:p>
              </table:table-cell>
              <table:table-cell office:value-type="float" office:value="0.370483333333333">
                <text:p>0.370483333333333</text:p>
              </table:table-cell>
              <table:table-cell office:value-type="float" office:value="0.355455557983333">
                <text:p>0.355455557983333</text:p>
              </table:table-cell>
              <table:table-cell office:value-type="float" office:value="0.385638888888889">
                <text:p>0.385638888888889</text:p>
              </table:table-cell>
              <table:table-cell office:value-type="float" office:value="0.382933333333333">
                <text:p>0.382933333333333</text:p>
              </table:table-cell>
              <table:table-cell office:value-type="float" office:value="0.275929083333333">
                <text:p>0.275929083333333</text:p>
              </table:table-cell>
              <table:table-cell office:value-type="float" office:value="0.348466666666667">
                <text:p>0.3484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2.429cm" svg:y="1.474cm" svg:width="9.85cm" svg:height="5.718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49438888888889">
                <text:p>0.349438888888889</text:p>
                <draw:g>
                  <svg:desc>data_nominal.D30:data_nominal.L30</svg:desc>
                </draw:g>
              </table:table-cell>
              <table:table-cell office:value-type="float" office:value="0.390133333333333">
                <text:p>0.390133333333333</text:p>
              </table:table-cell>
              <table:table-cell office:value-type="float" office:value="0.414666666666667">
                <text:p>0.414666666666667</text:p>
              </table:table-cell>
              <table:table-cell office:value-type="float" office:value="0.370483333333333">
                <text:p>0.370483333333333</text:p>
              </table:table-cell>
              <table:table-cell office:value-type="float" office:value="0.355455557983333">
                <text:p>0.355455557983333</text:p>
              </table:table-cell>
              <table:table-cell office:value-type="float" office:value="0.385638888888889">
                <text:p>0.385638888888889</text:p>
              </table:table-cell>
              <table:table-cell office:value-type="float" office:value="0.382933333333333">
                <text:p>0.382933333333333</text:p>
              </table:table-cell>
              <table:table-cell office:value-type="float" office:value="0.275929083333333">
                <text:p>0.275929083333333</text:p>
              </table:table-cell>
              <table:table-cell office:value-type="float" office:value="0.348466666666667">
                <text:p>0.3484666666666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3.978cm" svg:y="2.11cm" svg:width="5.072cm" svg:height="5.072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2.429cm" svg:y="1.474cm" svg:width="9.268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683cm" svg:y="0.316cm" chart:style-name="ch2">
          <text:p>Comparação entre potências normalizadas</text:p>
        </chart:title>
        <chart:legend chart:legend-position="end" svg:x="11.428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9.777cm" svg:height="6.564cm">
          <chartooo:coordinate-region svg:x="3.771cm" svg:y="2.11cm" svg:width="4.895cm" svg:height="4.895cm"/>
          <chart:axis chart:dimension="x" chart:name="primary-x" chart:style-name="ch5" chartooo:axis-type="auto">
            <chartooo:date-scale/>
            <chart:title svg:x="4.971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radar">
            <chart:data-point chart:repeated="8"/>
          </chart:series>
          <chart:series chart:style-name="ch11" chart:values-cell-range-address="data_near.D38:data_near.K38" chart:label-cell-address="data_near.C38:data_near.C38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8:data_nominal.K38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="hatch" draw:fill-color="#0000ff" draw:fill-hatch-name="ChartHatch_20_2"/>
      <style:text-properties fo:font-family="Arial" style:font-style-name="Regular" fo:font-size="8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top"/>
      <style:graphic-properties draw:fill="bitmap" draw:fill-color="#ff420e" draw:fill-hatch-name="ChartHatch_20_4" draw:fill-image-name="ChartBitmap_20_6"/>
      <style:text-properties fo:font-family="Arial" style:font-style-name="Regular"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bottom" svg:x="4.715cm" svg:y="8.406cm" style:legend-expansion="wide" chart:style-name="ch2"/>
        <chart:plot-area chart:style-name="ch3" table:cell-range-address="data_near.D35:data_near.K35 data_nominal.C38:data_nominal.K38 data_near.C38:data_near.K38" chart:data-source-has-labels="both" svg:x="1.33cm" svg:y="0.18cm" svg:width="14.35cm" svg:height="6.881cm">
          <chartooo:coordinate-region svg:x="2.242cm" svg:y="0.379cm" svg:width="13.438cm" svg:height="6.035cm"/>
          <chart:axis chart:dimension="x" chart:name="primary-x" chart:style-name="ch4" chartooo:axis-type="auto">
            <chartooo:date-scale/>
            <chart:title svg:x="7.257cm" svg:y="7.241cm" chart:style-name="ch5">
              <text:p>Implementations</text:p>
            </chart:title>
            <chart:categories table:cell-range-address="data_near.D35:data_near.K35"/>
            <chart:grid chart:style-name="ch6" chart:class="major"/>
          </chart:axis>
          <chart:axis chart:dimension="y" chart:name="primary-y" chart:style-name="ch7">
            <chart:title svg:x="0.451cm" svg:y="4.484cm" chart:style-name="ch8">
              <text:p>Power(uW)</text:p>
            </chart:title>
            <chart:grid chart:style-name="ch6" chart:class="major"/>
          </chart:axis>
          <chart:series chart:style-name="ch9" chart:values-cell-range-address="data_nominal.D38:data_nominal.K38" chart:label-cell-address="data_nominal.C38:data_nominal.C38" chart:class="chart:bar">
            <chart:data-point chart:repeated="4"/>
            <chart:data-point chart:style-name="ch10"/>
            <chart:data-point chart:repeated="3"/>
          </chart:series>
          <chart:series chart:style-name="ch11" chart:values-cell-range-address="data_near.D38:data_near.K38" chart:label-cell-address="data_near.C38:data_near.C38" chart:class="chart:bar">
            <chart:data-point chart:style-name="ch10" chart:repeated="2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8:data_nominal.K38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7f00fe" draw:distance="0.1cm" draw:rotation="0"/>
    <draw:hatch draw:name="ChartHatch_20_2" draw:display-name="ChartHatch 2" draw:style="single" draw:color="#0000ff" draw:distance="0.1cm" draw:rotation="450"/>
    <draw:hatch draw:name="ChartHatch_20_3" draw:display-name="ChartHatch 3" draw:style="double" draw:color="#ff0000" draw:distance="0.08cm" draw:rotation="900"/>
    <draw:hatch draw:name="ChartHatch_20_4" draw:display-name="ChartHatch 4" draw:style="single" draw:color="#ff420e" draw:distance="0.1cm" draw:rotation="0"/>
    <draw:fill-image draw:name="ChartBitmap_20_1" draw:display-name="ChartBitmap 1" xlink:href="Pictures/100000000000000800000008E15DCF37DF2F67AD.png" xlink:type="simple" xlink:show="embed" xlink:actuate="onLoad"/>
    <draw:fill-image draw:name="ChartBitmap_20_10" draw:display-name="ChartBitmap 10" xlink:href="Pictures/100000000000000800000008252FB98320ABC082.png" xlink:type="simple" xlink:show="embed" xlink:actuate="onLoad"/>
    <draw:fill-image draw:name="ChartBitmap_20_11" draw:display-name="ChartBitmap 11" xlink:href="Pictures/1000000000000008000000081D740C3B6432AA10.png" xlink:type="simple" xlink:show="embed" xlink:actuate="onLoad"/>
    <draw:fill-image draw:name="ChartBitmap_20_12" draw:display-name="ChartBitmap 12" xlink:href="Pictures/100000000000000800000008DFD22AA4186A192F.png" xlink:type="simple" xlink:show="embed" xlink:actuate="onLoad"/>
    <draw:fill-image draw:name="ChartBitmap_20_2" draw:display-name="ChartBitmap 2" xlink:href="Pictures/10000000000000080000000815FF01BEBAE78E3B.png" xlink:type="simple" xlink:show="embed" xlink:actuate="onLoad"/>
    <draw:fill-image draw:name="ChartBitmap_20_3" draw:display-name="ChartBitmap 3" xlink:href="Pictures/100000000000000800000008780741DCFA39C431.png" xlink:type="simple" xlink:show="embed" xlink:actuate="onLoad"/>
    <draw:fill-image draw:name="ChartBitmap_20_4" draw:display-name="ChartBitmap 4" xlink:href="Pictures/100000000000000800000008E35858214210B2FA.png" xlink:type="simple" xlink:show="embed" xlink:actuate="onLoad"/>
    <draw:fill-image draw:name="ChartBitmap_20_5" draw:display-name="ChartBitmap 5" xlink:href="Pictures/100000000000000800000008518BC12EE970B38C.png" xlink:type="simple" xlink:show="embed" xlink:actuate="onLoad"/>
    <draw:fill-image draw:name="ChartBitmap_20_6" draw:display-name="ChartBitmap 6" xlink:href="Pictures/100000000000000800000008C02E332934F3A86E.png" xlink:type="simple" xlink:show="embed" xlink:actuate="onLoad"/>
    <draw:fill-image draw:name="ChartBitmap_20_7" draw:display-name="ChartBitmap 7" xlink:href="Pictures/10000000000000080000000855D00442764E3F0D.png" xlink:type="simple" xlink:show="embed" xlink:actuate="onLoad"/>
    <draw:fill-image draw:name="ChartBitmap_20_8" draw:display-name="ChartBitmap 8" xlink:href="Pictures/100000000000000800000008DD56054D5617275E.png" xlink:type="simple" xlink:show="embed" xlink:actuate="onLoad"/>
    <draw:fill-image draw:name="ChartBitmap_20_9" draw:display-name="ChartBitmap 9" xlink:href="Pictures/100000000000000800000008263DB7318DA90B83.png" xlink:type="simple" xlink:show="embed" xlink:actuate="onLoad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Comparação entre potências normalizadas</text:p>
        </chart:title>
        <chart:legend chart:legend-position="end" svg:x="12.017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10.366cm" svg:height="6.564cm">
          <chartooo:coordinate-region svg:x="2.243cm" svg:y="1.474cm" svg:width="9.241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line">
            <chart:data-point chart:repeated="8"/>
          </chart:series>
          <chart:series chart:style-name="ch11" chart:values-cell-range-address="data_near.D38:data_near.K38" chart:label-cell-address="data_near.C38:data_near.C3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8:data_nominal.K38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3.872cm" svg:y="2.11cm" svg:width="5.072cm" svg:height="5.072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2.349cm" svg:y="1.474cm" svg:width="9.136cm" svg:height="6.166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789cm" svg:y="0.316cm" chart:style-name="ch2">
          <text:p>Comparação entre energias normalizadas</text:p>
        </chart:title>
        <chart:legend chart:legend-position="end" svg:x="11.216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9.565cm" svg:height="6.564cm">
          <chartooo:coordinate-region svg:x="3.665cm" svg:y="2.11cm" svg:width="4.895cm" svg:height="4.895cm"/>
          <chart:axis chart:dimension="x" chart:name="primary-x" chart:style-name="ch5" chartooo:axis-type="auto">
            <chartooo:date-scale/>
            <chart:title svg:x="4.86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radar">
            <chart:data-point chart:repeated="8"/>
          </chart:series>
          <chart:series chart:style-name="ch11" chart:values-cell-range-address="data_near.D36:data_near.K36" chart:label-cell-address="data_near.C36:data_near.C36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6:data_nominal.K36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19cm" xlink:href=".." xlink:type="simple" chart:class="chart:bar" chart:style-name="ch1">
        <chart:title svg:x="3.789cm" svg:y="0.314cm" chart:style-name="ch2">
          <text:p>Comparação entre energias normalizadas</text:p>
        </chart:title>
        <chart:legend chart:legend-position="end" svg:x="11.805cm" svg:y="3.911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1cm" svg:width="10.154cm" svg:height="6.489cm">
          <chartooo:coordinate-region svg:x="2.243cm" svg:y="1.47cm" svg:width="9.242cm" svg:height="5.643cm"/>
          <chart:axis chart:dimension="x" chart:name="primary-x" chart:style-name="ch5" chartooo:axis-type="auto">
            <chartooo:date-scale/>
            <chart:title svg:x="5.16cm" svg:y="7.938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35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bar">
            <chart:data-point chart:repeated="8"/>
          </chart:series>
          <chart:series chart:style-name="ch11" chart:values-cell-range-address="data_near.D36:data_near.K36" chart:label-cell-address="data_near.C36:data_near.C3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11645654143945">
                <text:p>1.11645654143945</text:p>
                <draw:g>
                  <svg:desc>data_nominal.D36:data_nominal.K36</svg:desc>
                </draw:g>
              </table:table-cell>
              <table:table-cell office:value-type="float" office:value="1.18666433488609">
                <text:p>1.18666433488609</text:p>
              </table:table-cell>
              <table:table-cell office:value-type="float" office:value="1.06022353296555">
                <text:p>1.06022353296555</text:p>
              </table:table-cell>
              <table:table-cell office:value-type="float" office:value="1.01721808672634">
                <text:p>1.01721808672634</text:p>
              </table:table-cell>
              <table:table-cell office:value-type="float" office:value="1.10359465174327">
                <text:p>1.10359465174327</text:p>
              </table:table-cell>
              <table:table-cell office:value-type="float" office:value="1.09585208031924">
                <text:p>1.09585208031924</text:p>
              </table:table-cell>
              <table:table-cell office:value-type="float" office:value="0.789634731871731">
                <text:p>0.789634731871731</text:p>
              </table:table-cell>
              <table:table-cell office:value-type="float" office:value="0.997217761808614">
                <text:p>0.997217761808614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634cm" svg:y="0.316cm" chart:style-name="ch2">
          <text:p>PDP nominal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4.586cm" svg:y="2.11cm" svg:width="5.072cm" svg:height="5.072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2.62718639833333">
                <text:p>2.62718639833333</text:p>
                <draw:g>
                  <svg:desc>data_nominal.D31:data_nominal.L31</svg:desc>
                </draw:g>
              </table:table-cell>
              <table:table-cell office:value-type="float" office:value="3.57779576">
                <text:p>3.57779576</text:p>
              </table:table-cell>
              <table:table-cell office:value-type="float" office:value="2.65175186666667">
                <text:p>2.65175186666667</text:p>
              </table:table-cell>
              <table:table-cell office:value-type="float" office:value="2.52024992333333">
                <text:p>2.52024992333333</text:p>
              </table:table-cell>
              <table:table-cell office:value-type="float" office:value="1.58437205859911">
                <text:p>1.58437205859911</text:p>
              </table:table-cell>
              <table:table-cell office:value-type="float" office:value="2.720026775">
                <text:p>2.720026775</text:p>
              </table:table-cell>
              <table:table-cell office:value-type="float" office:value="2.58610197333333">
                <text:p>2.58610197333333</text:p>
              </table:table-cell>
              <table:table-cell office:value-type="float" office:value="1.35357011829167">
                <text:p>1.35357011829167</text:p>
              </table:table-cell>
              <table:table-cell office:value-type="float" office:value="2.69570328666667">
                <text:p>2.69570328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PDP using nominal supply voltage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2.243cm" svg:y="1.474cm" svg:width="10.671cm" svg:height="5.718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2.62718639833333">
                <text:p>2.62718639833333</text:p>
                <draw:g>
                  <svg:desc>data_nominal.D31:data_nominal.L31</svg:desc>
                </draw:g>
              </table:table-cell>
              <table:table-cell office:value-type="float" office:value="3.57779576">
                <text:p>3.57779576</text:p>
              </table:table-cell>
              <table:table-cell office:value-type="float" office:value="2.65175186666667">
                <text:p>2.65175186666667</text:p>
              </table:table-cell>
              <table:table-cell office:value-type="float" office:value="2.52024992333333">
                <text:p>2.52024992333333</text:p>
              </table:table-cell>
              <table:table-cell office:value-type="float" office:value="1.58437205859911">
                <text:p>1.58437205859911</text:p>
              </table:table-cell>
              <table:table-cell office:value-type="float" office:value="2.720026775">
                <text:p>2.720026775</text:p>
              </table:table-cell>
              <table:table-cell office:value-type="float" office:value="2.58610197333333">
                <text:p>2.58610197333333</text:p>
              </table:table-cell>
              <table:table-cell office:value-type="float" office:value="1.35357011829167">
                <text:p>1.35357011829167</text:p>
              </table:table-cell>
              <table:table-cell office:value-type="float" office:value="2.69570328666667">
                <text:p>2.69570328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2cm" svg:y="0.316cm" chart:style-name="ch2">
          <text:p>PDP near-threshold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4.097cm" svg:y="2.11cm" svg:width="5.072cm" svg:height="5.072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